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64.29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11.91pt"/>
    </style:style>
    <style:style style:name="co10" style:family="table-column">
      <style:table-column-properties fo:break-before="auto" style:column-width="81.04pt"/>
    </style:style>
    <style:style style:name="co11" style:family="table-column">
      <style:table-column-properties fo:break-before="auto" style:column-width="97.26pt"/>
    </style:style>
    <style:style style:name="co12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rceout1" table:style-name="ta1">
        <table:shapes>
          <draw:frame draw:z-index="0" draw:style-name="gr1" draw:text-style-name="P1" svg:width="756.65pt" svg:height="425.59pt" svg:x="434.41pt" svg:y="604.43pt">
            <draw:object draw:notify-on-update-of-ranges="forceout1.E48:forceout1.E48 forceout1.E49:forceout1.E89 forceout1.F48:forceout1.F48 forceout1.F49:forceout1.F89 forceout1.G48:forceout1.G48 forceout1.G49:forceout1.G8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Time [s]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ForceFluid.x [N]</text:p>
          </table:table-cell>
          <table:table-cell office:value-type="string" calcext:value-type="string">
            <text:p>ForceFluid.y [N]</text:p>
          </table:table-cell>
          <table:table-cell office:value-type="string" calcext:value-type="string">
            <text:p>ForceFluid.z [N]</text:p>
          </table:table-cell>
          <table:table-cell office:value-type="string" calcext:value-type="string">
            <text:p>ForceFluid [N]</text:p>
          </table:table-cell>
          <table:table-cell office:value-type="string" calcext:value-type="string">
            <text:p>Weight.x [N]</text:p>
          </table:table-cell>
          <table:table-cell office:value-type="string" calcext:value-type="string">
            <text:p>Weight.y [N]</text:p>
          </table:table-cell>
          <table:table-cell office:value-type="string" calcext:value-type="string">
            <text:p>Weight.z [N]</text:p>
          </table:table-cell>
          <table:table-cell office:value-type="string" calcext:value-type="string">
            <text:p>ForceTotal.x [N]</text:p>
          </table:table-cell>
          <table:table-cell office:value-type="string" calcext:value-type="string">
            <text:p>ForceTotal.y [N]</text:p>
          </table:table-cell>
          <table:table-cell office:value-type="string" calcext:value-type="string">
            <text:p>ForceTotal.z [N]</text:p>
          </table:table-cell>
          <table:table-cell office:value-type="string" calcext:value-type="string">
            <text:p>ForceTotal [N]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141" calcext:value-type="float">
            <text:p>10141</text:p>
          </table:table-cell>
          <table:table-cell office:value-type="float" office:value="-498.4839004015" calcext:value-type="float">
            <text:p>-498.4839004015</text:p>
          </table:table-cell>
          <table:table-cell office:value-type="float" office:value="-526.863458319" calcext:value-type="float">
            <text:p>-526.863458319</text:p>
          </table:table-cell>
          <table:table-cell office:value-type="float" office:value="-29203.78270675" calcext:value-type="float">
            <text:p>-29203.78270675</text:p>
          </table:table-cell>
          <table:table-cell office:value-type="float" office:value="29212.78822169" calcext:value-type="float">
            <text:p>29212.78822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-498.4839004015" calcext:value-type="float">
            <text:p>-498.4839004015</text:p>
          </table:table-cell>
          <table:table-cell office:value-type="float" office:value="-526.863458319" calcext:value-type="float">
            <text:p>-526.863458319</text:p>
          </table:table-cell>
          <table:table-cell office:value-type="float" office:value="-41639.23340837" calcext:value-type="float">
            <text:p>-41639.23340837</text:p>
          </table:table-cell>
          <table:table-cell office:value-type="float" office:value="41645.54994402" calcext:value-type="float">
            <text:p>41645.549944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0044" calcext:value-type="float">
            <text:p>1.000044</text:p>
          </table:table-cell>
          <table:table-cell office:value-type="float" office:value="10141" calcext:value-type="float">
            <text:p>10141</text:p>
          </table:table-cell>
          <table:table-cell office:value-type="float" office:value="2576.325358472" calcext:value-type="float">
            <text:p>2576.325358472</text:p>
          </table:table-cell>
          <table:table-cell office:value-type="float" office:value="440.2052464918" calcext:value-type="float">
            <text:p>440.2052464918</text:p>
          </table:table-cell>
          <table:table-cell office:value-type="float" office:value="33444.96766577" calcext:value-type="float">
            <text:p>33444.96766577</text:p>
          </table:table-cell>
          <table:table-cell office:value-type="float" office:value="33546.93868561" calcext:value-type="float">
            <text:p>33546.93868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576.325358472" calcext:value-type="float">
            <text:p>2576.325358472</text:p>
          </table:table-cell>
          <table:table-cell office:value-type="float" office:value="440.2052464918" calcext:value-type="float">
            <text:p>440.2052464918</text:p>
          </table:table-cell>
          <table:table-cell office:value-type="float" office:value="21009.51696415" calcext:value-type="float">
            <text:p>21009.51696415</text:p>
          </table:table-cell>
          <table:table-cell office:value-type="float" office:value="21171.46749941" calcext:value-type="float">
            <text:p>21171.467499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00018" calcext:value-type="float">
            <text:p>2.000018</text:p>
          </table:table-cell>
          <table:table-cell office:value-type="float" office:value="10141" calcext:value-type="float">
            <text:p>10141</text:p>
          </table:table-cell>
          <table:table-cell office:value-type="float" office:value="3130.951285893" calcext:value-type="float">
            <text:p>3130.951285893</text:p>
          </table:table-cell>
          <table:table-cell office:value-type="float" office:value="442.7373242915" calcext:value-type="float">
            <text:p>442.7373242915</text:p>
          </table:table-cell>
          <table:table-cell office:value-type="float" office:value="21221.57320236" calcext:value-type="float">
            <text:p>21221.57320236</text:p>
          </table:table-cell>
          <table:table-cell office:value-type="float" office:value="21455.86263649" calcext:value-type="float">
            <text:p>21455.86263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3130.951285893" calcext:value-type="float">
            <text:p>3130.951285893</text:p>
          </table:table-cell>
          <table:table-cell office:value-type="float" office:value="442.7373242915" calcext:value-type="float">
            <text:p>442.7373242915</text:p>
          </table:table-cell>
          <table:table-cell office:value-type="float" office:value="8786.122500733" calcext:value-type="float">
            <text:p>8786.122500733</text:p>
          </table:table-cell>
          <table:table-cell office:value-type="float" office:value="9337.816708998" calcext:value-type="float">
            <text:p>9337.816708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00011" calcext:value-type="float">
            <text:p>3.000011</text:p>
          </table:table-cell>
          <table:table-cell office:value-type="float" office:value="10141" calcext:value-type="float">
            <text:p>10141</text:p>
          </table:table-cell>
          <table:table-cell office:value-type="float" office:value="1784.312369348" calcext:value-type="float">
            <text:p>1784.312369348</text:p>
          </table:table-cell>
          <table:table-cell office:value-type="float" office:value="193.0712092695" calcext:value-type="float">
            <text:p>193.0712092695</text:p>
          </table:table-cell>
          <table:table-cell office:value-type="float" office:value="19166.23873385" calcext:value-type="float">
            <text:p>19166.23873385</text:p>
          </table:table-cell>
          <table:table-cell office:value-type="float" office:value="19250.08452777" calcext:value-type="float">
            <text:p>19250.08452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784.312369348" calcext:value-type="float">
            <text:p>1784.312369348</text:p>
          </table:table-cell>
          <table:table-cell office:value-type="float" office:value="193.0712092695" calcext:value-type="float">
            <text:p>193.0712092695</text:p>
          </table:table-cell>
          <table:table-cell office:value-type="float" office:value="6730.788032226" calcext:value-type="float">
            <text:p>6730.788032226</text:p>
          </table:table-cell>
          <table:table-cell office:value-type="float" office:value="6965.95683722" calcext:value-type="float">
            <text:p>6965.956837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00001" calcext:value-type="float">
            <text:p>4.000001</text:p>
          </table:table-cell>
          <table:table-cell office:value-type="float" office:value="10141" calcext:value-type="float">
            <text:p>10141</text:p>
          </table:table-cell>
          <table:table-cell office:value-type="float" office:value="1803.277064441" calcext:value-type="float">
            <text:p>1803.277064441</text:p>
          </table:table-cell>
          <table:table-cell office:value-type="float" office:value="3.830834993242" calcext:value-type="float">
            <text:p>3.830834993242</text:p>
          </table:table-cell>
          <table:table-cell office:value-type="float" office:value="18041.88752592" calcext:value-type="float">
            <text:p>18041.88752592</text:p>
          </table:table-cell>
          <table:table-cell office:value-type="float" office:value="18131.7822716" calcext:value-type="float">
            <text:p>18131.7822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803.277064441" calcext:value-type="float">
            <text:p>1803.277064441</text:p>
          </table:table-cell>
          <table:table-cell office:value-type="float" office:value="3.830834993242" calcext:value-type="float">
            <text:p>3.830834993242</text:p>
          </table:table-cell>
          <table:table-cell office:value-type="float" office:value="5606.436824299" calcext:value-type="float">
            <text:p>5606.436824299</text:p>
          </table:table-cell>
          <table:table-cell office:value-type="float" office:value="5889.308678554" calcext:value-type="float">
            <text:p>5889.3086785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00002" calcext:value-type="float">
            <text:p>5.00002</text:p>
          </table:table-cell>
          <table:table-cell office:value-type="float" office:value="10141" calcext:value-type="float">
            <text:p>10141</text:p>
          </table:table-cell>
          <table:table-cell office:value-type="float" office:value="1848.757803525" calcext:value-type="float">
            <text:p>1848.757803525</text:p>
          </table:table-cell>
          <table:table-cell office:value-type="float" office:value="18.96778663583" calcext:value-type="float">
            <text:p>18.96778663583</text:p>
          </table:table-cell>
          <table:table-cell office:value-type="float" office:value="18070.82349577" calcext:value-type="float">
            <text:p>18070.82349577</text:p>
          </table:table-cell>
          <table:table-cell office:value-type="float" office:value="18165.15694973" calcext:value-type="float">
            <text:p>18165.15694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848.757803525" calcext:value-type="float">
            <text:p>1848.757803525</text:p>
          </table:table-cell>
          <table:table-cell office:value-type="float" office:value="18.96778663583" calcext:value-type="float">
            <text:p>18.96778663583</text:p>
          </table:table-cell>
          <table:table-cell office:value-type="float" office:value="5635.372794146" calcext:value-type="float">
            <text:p>5635.372794146</text:p>
          </table:table-cell>
          <table:table-cell office:value-type="float" office:value="5930.909856171" calcext:value-type="float">
            <text:p>5930.9098561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00028" calcext:value-type="float">
            <text:p>6.000028</text:p>
          </table:table-cell>
          <table:table-cell office:value-type="float" office:value="10141" calcext:value-type="float">
            <text:p>10141</text:p>
          </table:table-cell>
          <table:table-cell office:value-type="float" office:value="1616.258837041" calcext:value-type="float">
            <text:p>1616.258837041</text:p>
          </table:table-cell>
          <table:table-cell office:value-type="float" office:value="25.9856418495" calcext:value-type="float">
            <text:p>25.9856418495</text:p>
          </table:table-cell>
          <table:table-cell office:value-type="float" office:value="18262.36897893" calcext:value-type="float">
            <text:p>18262.36897893</text:p>
          </table:table-cell>
          <table:table-cell office:value-type="float" office:value="18333.76907798" calcext:value-type="float">
            <text:p>18333.76907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616.258837041" calcext:value-type="float">
            <text:p>1616.258837041</text:p>
          </table:table-cell>
          <table:table-cell office:value-type="float" office:value="25.9856418495" calcext:value-type="float">
            <text:p>25.9856418495</text:p>
          </table:table-cell>
          <table:table-cell office:value-type="float" office:value="5826.918277307" calcext:value-type="float">
            <text:p>5826.918277307</text:p>
          </table:table-cell>
          <table:table-cell office:value-type="float" office:value="6046.978128976" calcext:value-type="float">
            <text:p>6046.9781289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00004" calcext:value-type="float">
            <text:p>7.00004</text:p>
          </table:table-cell>
          <table:table-cell office:value-type="float" office:value="10141" calcext:value-type="float">
            <text:p>10141</text:p>
          </table:table-cell>
          <table:table-cell office:value-type="float" office:value="1627.748764942" calcext:value-type="float">
            <text:p>1627.748764942</text:p>
          </table:table-cell>
          <table:table-cell office:value-type="float" office:value="-51.61185669051" calcext:value-type="float">
            <text:p>-51.61185669051</text:p>
          </table:table-cell>
          <table:table-cell office:value-type="float" office:value="18635.61608253" calcext:value-type="float">
            <text:p>18635.61608253</text:p>
          </table:table-cell>
          <table:table-cell office:value-type="float" office:value="18706.64097589" calcext:value-type="float">
            <text:p>18706.64097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627.748764942" calcext:value-type="float">
            <text:p>1627.748764942</text:p>
          </table:table-cell>
          <table:table-cell office:value-type="float" office:value="-51.61185669051" calcext:value-type="float">
            <text:p>-51.61185669051</text:p>
          </table:table-cell>
          <table:table-cell office:value-type="float" office:value="6200.165380901" calcext:value-type="float">
            <text:p>6200.165380901</text:p>
          </table:table-cell>
          <table:table-cell office:value-type="float" office:value="6410.482086088" calcext:value-type="float">
            <text:p>6410.4820860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00022" calcext:value-type="float">
            <text:p>8.000022</text:p>
          </table:table-cell>
          <table:table-cell office:value-type="float" office:value="10141" calcext:value-type="float">
            <text:p>10141</text:p>
          </table:table-cell>
          <table:table-cell office:value-type="float" office:value="1578.585945583" calcext:value-type="float">
            <text:p>1578.585945583</text:p>
          </table:table-cell>
          <table:table-cell office:value-type="float" office:value="-57.31326619609" calcext:value-type="float">
            <text:p>-57.31326619609</text:p>
          </table:table-cell>
          <table:table-cell office:value-type="float" office:value="18504.73700816" calcext:value-type="float">
            <text:p>18504.73700816</text:p>
          </table:table-cell>
          <table:table-cell office:value-type="float" office:value="18572.03570261" calcext:value-type="float">
            <text:p>18572.03570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578.585945583" calcext:value-type="float">
            <text:p>1578.585945583</text:p>
          </table:table-cell>
          <table:table-cell office:value-type="float" office:value="-57.31326619609" calcext:value-type="float">
            <text:p>-57.31326619609</text:p>
          </table:table-cell>
          <table:table-cell office:value-type="float" office:value="6069.286306533" calcext:value-type="float">
            <text:p>6069.286306533</text:p>
          </table:table-cell>
          <table:table-cell office:value-type="float" office:value="6271.479464109" calcext:value-type="float">
            <text:p>6271.4794641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000048" calcext:value-type="float">
            <text:p>9.000048</text:p>
          </table:table-cell>
          <table:table-cell office:value-type="float" office:value="10141" calcext:value-type="float">
            <text:p>10141</text:p>
          </table:table-cell>
          <table:table-cell office:value-type="float" office:value="1601.050612273" calcext:value-type="float">
            <text:p>1601.050612273</text:p>
          </table:table-cell>
          <table:table-cell office:value-type="float" office:value="43.74093279505" calcext:value-type="float">
            <text:p>43.74093279505</text:p>
          </table:table-cell>
          <table:table-cell office:value-type="float" office:value="18260.6512264" calcext:value-type="float">
            <text:p>18260.6512264</text:p>
          </table:table-cell>
          <table:table-cell office:value-type="float" office:value="18330.75720052" calcext:value-type="float">
            <text:p>18330.75720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601.050612273" calcext:value-type="float">
            <text:p>1601.050612273</text:p>
          </table:table-cell>
          <table:table-cell office:value-type="float" office:value="43.74093279505" calcext:value-type="float">
            <text:p>43.74093279505</text:p>
          </table:table-cell>
          <table:table-cell office:value-type="float" office:value="5825.200524775" calcext:value-type="float">
            <text:p>5825.200524775</text:p>
          </table:table-cell>
          <table:table-cell office:value-type="float" office:value="6041.377118348" calcext:value-type="float">
            <text:p>6041.3771183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000046" calcext:value-type="float">
            <text:p>10.000046</text:p>
          </table:table-cell>
          <table:table-cell office:value-type="float" office:value="10141" calcext:value-type="float">
            <text:p>10141</text:p>
          </table:table-cell>
          <table:table-cell office:value-type="float" office:value="1709.929653389" calcext:value-type="float">
            <text:p>1709.929653389</text:p>
          </table:table-cell>
          <table:table-cell office:value-type="float" office:value="62.33960526323" calcext:value-type="float">
            <text:p>62.33960526323</text:p>
          </table:table-cell>
          <table:table-cell office:value-type="float" office:value="18431.80008315" calcext:value-type="float">
            <text:p>18431.80008315</text:p>
          </table:table-cell>
          <table:table-cell office:value-type="float" office:value="18511.05075222" calcext:value-type="float">
            <text:p>18511.05075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709.929653389" calcext:value-type="float">
            <text:p>1709.929653389</text:p>
          </table:table-cell>
          <table:table-cell office:value-type="float" office:value="62.33960526323" calcext:value-type="float">
            <text:p>62.33960526323</text:p>
          </table:table-cell>
          <table:table-cell office:value-type="float" office:value="5996.349381524" calcext:value-type="float">
            <text:p>5996.349381524</text:p>
          </table:table-cell>
          <table:table-cell office:value-type="float" office:value="6235.699764359" calcext:value-type="float">
            <text:p>6235.6997643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000029" calcext:value-type="float">
            <text:p>11.000029</text:p>
          </table:table-cell>
          <table:table-cell office:value-type="float" office:value="10141" calcext:value-type="float">
            <text:p>10141</text:p>
          </table:table-cell>
          <table:table-cell office:value-type="float" office:value="1702.483459763" calcext:value-type="float">
            <text:p>1702.483459763</text:p>
          </table:table-cell>
          <table:table-cell office:value-type="float" office:value="-20.06976294457" calcext:value-type="float">
            <text:p>-20.06976294457</text:p>
          </table:table-cell>
          <table:table-cell office:value-type="float" office:value="18540.12945794" calcext:value-type="float">
            <text:p>18540.12945794</text:p>
          </table:table-cell>
          <table:table-cell office:value-type="float" office:value="18618.1431148" calcext:value-type="float">
            <text:p>18618.1431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702.483459763" calcext:value-type="float">
            <text:p>1702.483459763</text:p>
          </table:table-cell>
          <table:table-cell office:value-type="float" office:value="-20.06976294457" calcext:value-type="float">
            <text:p>-20.06976294457</text:p>
          </table:table-cell>
          <table:table-cell office:value-type="float" office:value="6104.678756311" calcext:value-type="float">
            <text:p>6104.678756311</text:p>
          </table:table-cell>
          <table:table-cell office:value-type="float" office:value="6337.661670041" calcext:value-type="float">
            <text:p>6337.6616700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00043" calcext:value-type="float">
            <text:p>12.000043</text:p>
          </table:table-cell>
          <table:table-cell office:value-type="float" office:value="10141" calcext:value-type="float">
            <text:p>10141</text:p>
          </table:table-cell>
          <table:table-cell office:value-type="float" office:value="1745.781318525" calcext:value-type="float">
            <text:p>1745.781318525</text:p>
          </table:table-cell>
          <table:table-cell office:value-type="float" office:value="-80.9258719249" calcext:value-type="float">
            <text:p>-80.9258719249</text:p>
          </table:table-cell>
          <table:table-cell office:value-type="float" office:value="18465.81359733" calcext:value-type="float">
            <text:p>18465.81359733</text:p>
          </table:table-cell>
          <table:table-cell office:value-type="float" office:value="18548.33073945" calcext:value-type="float">
            <text:p>18548.33073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745.781318525" calcext:value-type="float">
            <text:p>1745.781318525</text:p>
          </table:table-cell>
          <table:table-cell office:value-type="float" office:value="-80.9258719249" calcext:value-type="float">
            <text:p>-80.9258719249</text:p>
          </table:table-cell>
          <table:table-cell office:value-type="float" office:value="6030.362895702" calcext:value-type="float">
            <text:p>6030.362895702</text:p>
          </table:table-cell>
          <table:table-cell office:value-type="float" office:value="6278.501259275" calcext:value-type="float">
            <text:p>6278.5012592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000026" calcext:value-type="float">
            <text:p>13.000026</text:p>
          </table:table-cell>
          <table:table-cell office:value-type="float" office:value="10141" calcext:value-type="float">
            <text:p>10141</text:p>
          </table:table-cell>
          <table:table-cell office:value-type="float" office:value="1630.544109084" calcext:value-type="float">
            <text:p>1630.544109084</text:p>
          </table:table-cell>
          <table:table-cell office:value-type="float" office:value="-24.9588415306" calcext:value-type="float">
            <text:p>-24.9588415306</text:p>
          </table:table-cell>
          <table:table-cell office:value-type="float" office:value="18586.96546134" calcext:value-type="float">
            <text:p>18586.96546134</text:p>
          </table:table-cell>
          <table:table-cell office:value-type="float" office:value="18658.36493631" calcext:value-type="float">
            <text:p>18658.36493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630.544109084" calcext:value-type="float">
            <text:p>1630.544109084</text:p>
          </table:table-cell>
          <table:table-cell office:value-type="float" office:value="-24.9588415306" calcext:value-type="float">
            <text:p>-24.9588415306</text:p>
          </table:table-cell>
          <table:table-cell office:value-type="float" office:value="6151.514759719" calcext:value-type="float">
            <text:p>6151.514759719</text:p>
          </table:table-cell>
          <table:table-cell office:value-type="float" office:value="6363.994883285" calcext:value-type="float">
            <text:p>6363.9948832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000017" calcext:value-type="float">
            <text:p>14.000017</text:p>
          </table:table-cell>
          <table:table-cell office:value-type="float" office:value="10141" calcext:value-type="float">
            <text:p>10141</text:p>
          </table:table-cell>
          <table:table-cell office:value-type="float" office:value="1634.964315457" calcext:value-type="float">
            <text:p>1634.964315457</text:p>
          </table:table-cell>
          <table:table-cell office:value-type="float" office:value="53.03535678443" calcext:value-type="float">
            <text:p>53.03535678443</text:p>
          </table:table-cell>
          <table:table-cell office:value-type="float" office:value="18302.61386959" calcext:value-type="float">
            <text:p>18302.61386959</text:p>
          </table:table-cell>
          <table:table-cell office:value-type="float" office:value="18375.57061757" calcext:value-type="float">
            <text:p>18375.57061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634.964315457" calcext:value-type="float">
            <text:p>1634.964315457</text:p>
          </table:table-cell>
          <table:table-cell office:value-type="float" office:value="53.03535678443" calcext:value-type="float">
            <text:p>53.03535678443</text:p>
          </table:table-cell>
          <table:table-cell office:value-type="float" office:value="5867.163167965" calcext:value-type="float">
            <text:p>5867.163167965</text:p>
          </table:table-cell>
          <table:table-cell office:value-type="float" office:value="6090.937916398" calcext:value-type="float">
            <text:p>6090.9379163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000036" calcext:value-type="float">
            <text:p>15.000036</text:p>
          </table:table-cell>
          <table:table-cell office:value-type="float" office:value="10141" calcext:value-type="float">
            <text:p>10141</text:p>
          </table:table-cell>
          <table:table-cell office:value-type="float" office:value="1533.840590693" calcext:value-type="float">
            <text:p>1533.840590693</text:p>
          </table:table-cell>
          <table:table-cell office:value-type="float" office:value="68.79850249798" calcext:value-type="float">
            <text:p>68.79850249798</text:p>
          </table:table-cell>
          <table:table-cell office:value-type="float" office:value="18388.60976686" calcext:value-type="float">
            <text:p>18388.60976686</text:p>
          </table:table-cell>
          <table:table-cell office:value-type="float" office:value="18452.59790245" calcext:value-type="float">
            <text:p>18452.59790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533.840590693" calcext:value-type="float">
            <text:p>1533.840590693</text:p>
          </table:table-cell>
          <table:table-cell office:value-type="float" office:value="68.79850249798" calcext:value-type="float">
            <text:p>68.79850249798</text:p>
          </table:table-cell>
          <table:table-cell office:value-type="float" office:value="5953.159065238" calcext:value-type="float">
            <text:p>5953.159065238</text:p>
          </table:table-cell>
          <table:table-cell office:value-type="float" office:value="6147.967391555" calcext:value-type="float">
            <text:p>6147.9673915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000049" calcext:value-type="float">
            <text:p>16.000049</text:p>
          </table:table-cell>
          <table:table-cell office:value-type="float" office:value="10141" calcext:value-type="float">
            <text:p>10141</text:p>
          </table:table-cell>
          <table:table-cell office:value-type="float" office:value="1668.078946699" calcext:value-type="float">
            <text:p>1668.078946699</text:p>
          </table:table-cell>
          <table:table-cell office:value-type="float" office:value="-81.47899640276" calcext:value-type="float">
            <text:p>-81.47899640276</text:p>
          </table:table-cell>
          <table:table-cell office:value-type="float" office:value="18625.92396301" calcext:value-type="float">
            <text:p>18625.92396301</text:p>
          </table:table-cell>
          <table:table-cell office:value-type="float" office:value="18700.64623683" calcext:value-type="float">
            <text:p>18700.64623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668.078946699" calcext:value-type="float">
            <text:p>1668.078946699</text:p>
          </table:table-cell>
          <table:table-cell office:value-type="float" office:value="-81.47899640276" calcext:value-type="float">
            <text:p>-81.47899640276</text:p>
          </table:table-cell>
          <table:table-cell office:value-type="float" office:value="6190.47326138" calcext:value-type="float">
            <text:p>6190.47326138</text:p>
          </table:table-cell>
          <table:table-cell office:value-type="float" office:value="6411.79268217" calcext:value-type="float">
            <text:p>6411.792682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00001" calcext:value-type="float">
            <text:p>17.00001</text:p>
          </table:table-cell>
          <table:table-cell office:value-type="float" office:value="10141" calcext:value-type="float">
            <text:p>10141</text:p>
          </table:table-cell>
          <table:table-cell office:value-type="float" office:value="1585.722905476" calcext:value-type="float">
            <text:p>1585.722905476</text:p>
          </table:table-cell>
          <table:table-cell office:value-type="float" office:value="40.7439795965" calcext:value-type="float">
            <text:p>40.7439795965</text:p>
          </table:table-cell>
          <table:table-cell office:value-type="float" office:value="18462.57067822" calcext:value-type="float">
            <text:p>18462.57067822</text:p>
          </table:table-cell>
          <table:table-cell office:value-type="float" office:value="18530.58804391" calcext:value-type="float">
            <text:p>18530.58804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585.722905476" calcext:value-type="float">
            <text:p>1585.722905476</text:p>
          </table:table-cell>
          <table:table-cell office:value-type="float" office:value="40.7439795965" calcext:value-type="float">
            <text:p>40.7439795965</text:p>
          </table:table-cell>
          <table:table-cell office:value-type="float" office:value="6027.119976591" calcext:value-type="float">
            <text:p>6027.119976591</text:p>
          </table:table-cell>
          <table:table-cell office:value-type="float" office:value="6232.363309135" calcext:value-type="float">
            <text:p>6232.3633091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000025" calcext:value-type="float">
            <text:p>18.000025</text:p>
          </table:table-cell>
          <table:table-cell office:value-type="float" office:value="10141" calcext:value-type="float">
            <text:p>10141</text:p>
          </table:table-cell>
          <table:table-cell office:value-type="float" office:value="1639.844249659" calcext:value-type="float">
            <text:p>1639.844249659</text:p>
          </table:table-cell>
          <table:table-cell office:value-type="float" office:value="137.4668200312" calcext:value-type="float">
            <text:p>137.4668200312</text:p>
          </table:table-cell>
          <table:table-cell office:value-type="float" office:value="18767.03787518" calcext:value-type="float">
            <text:p>18767.03787518</text:p>
          </table:table-cell>
          <table:table-cell office:value-type="float" office:value="18839.0471335" calcext:value-type="float">
            <text:p>18839.0471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639.844249659" calcext:value-type="float">
            <text:p>1639.844249659</text:p>
          </table:table-cell>
          <table:table-cell office:value-type="float" office:value="137.4668200312" calcext:value-type="float">
            <text:p>137.4668200312</text:p>
          </table:table-cell>
          <table:table-cell office:value-type="float" office:value="6331.587173558" calcext:value-type="float">
            <text:p>6331.587173558</text:p>
          </table:table-cell>
          <table:table-cell office:value-type="float" office:value="6541.94026464" calcext:value-type="float">
            <text:p>6541.940264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000048" calcext:value-type="float">
            <text:p>19.000048</text:p>
          </table:table-cell>
          <table:table-cell office:value-type="float" office:value="10141" calcext:value-type="float">
            <text:p>10141</text:p>
          </table:table-cell>
          <table:table-cell office:value-type="float" office:value="1659.023835474" calcext:value-type="float">
            <text:p>1659.023835474</text:p>
          </table:table-cell>
          <table:table-cell office:value-type="float" office:value="24.17274609374" calcext:value-type="float">
            <text:p>24.17274609374</text:p>
          </table:table-cell>
          <table:table-cell office:value-type="float" office:value="18435.68275004" calcext:value-type="float">
            <text:p>18435.68275004</text:p>
          </table:table-cell>
          <table:table-cell office:value-type="float" office:value="18510.19564641" calcext:value-type="float">
            <text:p>18510.19564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659.023835474" calcext:value-type="float">
            <text:p>1659.023835474</text:p>
          </table:table-cell>
          <table:table-cell office:value-type="float" office:value="24.17274609374" calcext:value-type="float">
            <text:p>24.17274609374</text:p>
          </table:table-cell>
          <table:table-cell office:value-type="float" office:value="6000.232048417" calcext:value-type="float">
            <text:p>6000.232048417</text:p>
          </table:table-cell>
          <table:table-cell office:value-type="float" office:value="6225.409949808" calcext:value-type="float">
            <text:p>6225.4099498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000031" calcext:value-type="float">
            <text:p>20.000031</text:p>
          </table:table-cell>
          <table:table-cell office:value-type="float" office:value="10141" calcext:value-type="float">
            <text:p>10141</text:p>
          </table:table-cell>
          <table:table-cell office:value-type="float" office:value="1697.568019387" calcext:value-type="float">
            <text:p>1697.568019387</text:p>
          </table:table-cell>
          <table:table-cell office:value-type="float" office:value="57.73475260033" calcext:value-type="float">
            <text:p>57.73475260033</text:p>
          </table:table-cell>
          <table:table-cell office:value-type="float" office:value="18369.33799046" calcext:value-type="float">
            <text:p>18369.33799046</text:p>
          </table:table-cell>
          <table:table-cell office:value-type="float" office:value="18447.70036319" calcext:value-type="float">
            <text:p>18447.70036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697.568019387" calcext:value-type="float">
            <text:p>1697.568019387</text:p>
          </table:table-cell>
          <table:table-cell office:value-type="float" office:value="57.73475260033" calcext:value-type="float">
            <text:p>57.73475260033</text:p>
          </table:table-cell>
          <table:table-cell office:value-type="float" office:value="5933.887288835" calcext:value-type="float">
            <text:p>5933.887288835</text:p>
          </table:table-cell>
          <table:table-cell office:value-type="float" office:value="6172.202916197" calcext:value-type="float">
            <text:p>6172.2029161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.000017" calcext:value-type="float">
            <text:p>21.000017</text:p>
          </table:table-cell>
          <table:table-cell office:value-type="float" office:value="10141" calcext:value-type="float">
            <text:p>10141</text:p>
          </table:table-cell>
          <table:table-cell office:value-type="float" office:value="1787.890271255" calcext:value-type="float">
            <text:p>1787.890271255</text:p>
          </table:table-cell>
          <table:table-cell office:value-type="float" office:value="-87.91209094173" calcext:value-type="float">
            <text:p>-87.91209094173</text:p>
          </table:table-cell>
          <table:table-cell office:value-type="float" office:value="18445.26995661" calcext:value-type="float">
            <text:p>18445.26995661</text:p>
          </table:table-cell>
          <table:table-cell office:value-type="float" office:value="18531.92553217" calcext:value-type="float">
            <text:p>18531.92553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787.890271255" calcext:value-type="float">
            <text:p>1787.890271255</text:p>
          </table:table-cell>
          <table:table-cell office:value-type="float" office:value="-87.91209094173" calcext:value-type="float">
            <text:p>-87.91209094173</text:p>
          </table:table-cell>
          <table:table-cell office:value-type="float" office:value="6009.819254982" calcext:value-type="float">
            <text:p>6009.819254982</text:p>
          </table:table-cell>
          <table:table-cell office:value-type="float" office:value="6270.742191745" calcext:value-type="float">
            <text:p>6270.7421917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000007" calcext:value-type="float">
            <text:p>22.000007</text:p>
          </table:table-cell>
          <table:table-cell office:value-type="float" office:value="10141" calcext:value-type="float">
            <text:p>10141</text:p>
          </table:table-cell>
          <table:table-cell office:value-type="float" office:value="1606.758661109" calcext:value-type="float">
            <text:p>1606.758661109</text:p>
          </table:table-cell>
          <table:table-cell office:value-type="float" office:value="-64.93371698307" calcext:value-type="float">
            <text:p>-64.93371698307</text:p>
          </table:table-cell>
          <table:table-cell office:value-type="float" office:value="18273.85581331" calcext:value-type="float">
            <text:p>18273.85581331</text:p>
          </table:table-cell>
          <table:table-cell office:value-type="float" office:value="18344.473175" calcext:value-type="float">
            <text:p>18344.473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606.758661109" calcext:value-type="float">
            <text:p>1606.758661109</text:p>
          </table:table-cell>
          <table:table-cell office:value-type="float" office:value="-64.93371698307" calcext:value-type="float">
            <text:p>-64.93371698307</text:p>
          </table:table-cell>
          <table:table-cell office:value-type="float" office:value="5838.405111683" calcext:value-type="float">
            <text:p>5838.405111683</text:p>
          </table:table-cell>
          <table:table-cell office:value-type="float" office:value="6055.812417073" calcext:value-type="float">
            <text:p>6055.8124170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.000026" calcext:value-type="float">
            <text:p>23.000026</text:p>
          </table:table-cell>
          <table:table-cell office:value-type="float" office:value="10141" calcext:value-type="float">
            <text:p>10141</text:p>
          </table:table-cell>
          <table:table-cell office:value-type="float" office:value="1630.41557138" calcext:value-type="float">
            <text:p>1630.41557138</text:p>
          </table:table-cell>
          <table:table-cell office:value-type="float" office:value="-41.32500397224" calcext:value-type="float">
            <text:p>-41.32500397224</text:p>
          </table:table-cell>
          <table:table-cell office:value-type="float" office:value="18381.19079646" calcext:value-type="float">
            <text:p>18381.19079646</text:p>
          </table:table-cell>
          <table:table-cell office:value-type="float" office:value="18453.40450397" calcext:value-type="float">
            <text:p>18453.40450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630.41557138" calcext:value-type="float">
            <text:p>1630.41557138</text:p>
          </table:table-cell>
          <table:table-cell office:value-type="float" office:value="-41.32500397224" calcext:value-type="float">
            <text:p>-41.32500397224</text:p>
          </table:table-cell>
          <table:table-cell office:value-type="float" office:value="5945.740094835" calcext:value-type="float">
            <text:p>5945.740094835</text:p>
          </table:table-cell>
          <table:table-cell office:value-type="float" office:value="6165.370059183" calcext:value-type="float">
            <text:p>6165.3700591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.000017" calcext:value-type="float">
            <text:p>24.000017</text:p>
          </table:table-cell>
          <table:table-cell office:value-type="float" office:value="10141" calcext:value-type="float">
            <text:p>10141</text:p>
          </table:table-cell>
          <table:table-cell office:value-type="float" office:value="1609.504515936" calcext:value-type="float">
            <text:p>1609.504515936</text:p>
          </table:table-cell>
          <table:table-cell office:value-type="float" office:value="105.7407581235" calcext:value-type="float">
            <text:p>105.7407581235</text:p>
          </table:table-cell>
          <table:table-cell office:value-type="float" office:value="18338.59027682" calcext:value-type="float">
            <text:p>18338.59027682</text:p>
          </table:table-cell>
          <table:table-cell office:value-type="float" office:value="18409.38834496" calcext:value-type="float">
            <text:p>18409.38834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609.504515936" calcext:value-type="float">
            <text:p>1609.504515936</text:p>
          </table:table-cell>
          <table:table-cell office:value-type="float" office:value="105.7407581235" calcext:value-type="float">
            <text:p>105.7407581235</text:p>
          </table:table-cell>
          <table:table-cell office:value-type="float" office:value="5903.13957519" calcext:value-type="float">
            <text:p>5903.13957519</text:p>
          </table:table-cell>
          <table:table-cell office:value-type="float" office:value="6119.537788013" calcext:value-type="float">
            <text:p>6119.5377880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000033" calcext:value-type="float">
            <text:p>25.000033</text:p>
          </table:table-cell>
          <table:table-cell office:value-type="float" office:value="10141" calcext:value-type="float">
            <text:p>10141</text:p>
          </table:table-cell>
          <table:table-cell office:value-type="float" office:value="1616.464704163" calcext:value-type="float">
            <text:p>1616.464704163</text:p>
          </table:table-cell>
          <table:table-cell office:value-type="float" office:value="110.9772193641" calcext:value-type="float">
            <text:p>110.9772193641</text:p>
          </table:table-cell>
          <table:table-cell office:value-type="float" office:value="18249.61744611" calcext:value-type="float">
            <text:p>18249.61744611</text:p>
          </table:table-cell>
          <table:table-cell office:value-type="float" office:value="18321.40308526" calcext:value-type="float">
            <text:p>18321.40308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616.464704163" calcext:value-type="float">
            <text:p>1616.464704163</text:p>
          </table:table-cell>
          <table:table-cell office:value-type="float" office:value="110.9772193641" calcext:value-type="float">
            <text:p>110.9772193641</text:p>
          </table:table-cell>
          <table:table-cell office:value-type="float" office:value="5814.166744489" calcext:value-type="float">
            <text:p>5814.166744489</text:p>
          </table:table-cell>
          <table:table-cell office:value-type="float" office:value="6035.711144161" calcext:value-type="float">
            <text:p>6035.7111441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.000016" calcext:value-type="float">
            <text:p>26.000016</text:p>
          </table:table-cell>
          <table:table-cell office:value-type="float" office:value="10141" calcext:value-type="float">
            <text:p>10141</text:p>
          </table:table-cell>
          <table:table-cell office:value-type="float" office:value="1535.123750774" calcext:value-type="float">
            <text:p>1535.123750774</text:p>
          </table:table-cell>
          <table:table-cell office:value-type="float" office:value="21.01349852413" calcext:value-type="float">
            <text:p>21.01349852413</text:p>
          </table:table-cell>
          <table:table-cell office:value-type="float" office:value="18504.64658526" calcext:value-type="float">
            <text:p>18504.64658526</text:p>
          </table:table-cell>
          <table:table-cell office:value-type="float" office:value="18568.22532561" calcext:value-type="float">
            <text:p>18568.22532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535.123750774" calcext:value-type="float">
            <text:p>1535.123750774</text:p>
          </table:table-cell>
          <table:table-cell office:value-type="float" office:value="21.01349852413" calcext:value-type="float">
            <text:p>21.01349852413</text:p>
          </table:table-cell>
          <table:table-cell office:value-type="float" office:value="6069.195883635" calcext:value-type="float">
            <text:p>6069.195883635</text:p>
          </table:table-cell>
          <table:table-cell office:value-type="float" office:value="6260.366217023" calcext:value-type="float">
            <text:p>6260.3662170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.000026" calcext:value-type="float">
            <text:p>27.000026</text:p>
          </table:table-cell>
          <table:table-cell office:value-type="float" office:value="10141" calcext:value-type="float">
            <text:p>10141</text:p>
          </table:table-cell>
          <table:table-cell office:value-type="float" office:value="1629.208971045" calcext:value-type="float">
            <text:p>1629.208971045</text:p>
          </table:table-cell>
          <table:table-cell office:value-type="float" office:value="44.21238068331" calcext:value-type="float">
            <text:p>44.21238068331</text:p>
          </table:table-cell>
          <table:table-cell office:value-type="float" office:value="18439.60935242" calcext:value-type="float">
            <text:p>18439.60935242</text:p>
          </table:table-cell>
          <table:table-cell office:value-type="float" office:value="18511.49560883" calcext:value-type="float">
            <text:p>18511.49560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629.208971045" calcext:value-type="float">
            <text:p>1629.208971045</text:p>
          </table:table-cell>
          <table:table-cell office:value-type="float" office:value="44.21238068331" calcext:value-type="float">
            <text:p>44.21238068331</text:p>
          </table:table-cell>
          <table:table-cell office:value-type="float" office:value="6004.158650794" calcext:value-type="float">
            <text:p>6004.158650794</text:p>
          </table:table-cell>
          <table:table-cell office:value-type="float" office:value="6221.430519571" calcext:value-type="float">
            <text:p>6221.4305195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.000018" calcext:value-type="float">
            <text:p>28.000018</text:p>
          </table:table-cell>
          <table:table-cell office:value-type="float" office:value="10141" calcext:value-type="float">
            <text:p>10141</text:p>
          </table:table-cell>
          <table:table-cell office:value-type="float" office:value="1535.879627998" calcext:value-type="float">
            <text:p>1535.879627998</text:p>
          </table:table-cell>
          <table:table-cell office:value-type="float" office:value="106.1920950584" calcext:value-type="float">
            <text:p>106.1920950584</text:p>
          </table:table-cell>
          <table:table-cell office:value-type="float" office:value="18430.5742772" calcext:value-type="float">
            <text:p>18430.5742772</text:p>
          </table:table-cell>
          <table:table-cell office:value-type="float" office:value="18494.7633448" calcext:value-type="float">
            <text:p>18494.7633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535.879627998" calcext:value-type="float">
            <text:p>1535.879627998</text:p>
          </table:table-cell>
          <table:table-cell office:value-type="float" office:value="106.1920950584" calcext:value-type="float">
            <text:p>106.1920950584</text:p>
          </table:table-cell>
          <table:table-cell office:value-type="float" office:value="5995.123575575" calcext:value-type="float">
            <text:p>5995.123575575</text:p>
          </table:table-cell>
          <table:table-cell office:value-type="float" office:value="6189.645359725" calcext:value-type="float">
            <text:p>6189.6453597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.000018" calcext:value-type="float">
            <text:p>29.000018</text:p>
          </table:table-cell>
          <table:table-cell office:value-type="float" office:value="10141" calcext:value-type="float">
            <text:p>10141</text:p>
          </table:table-cell>
          <table:table-cell office:value-type="float" office:value="1623.902094449" calcext:value-type="float">
            <text:p>1623.902094449</text:p>
          </table:table-cell>
          <table:table-cell office:value-type="float" office:value="29.10742870816" calcext:value-type="float">
            <text:p>29.10742870816</text:p>
          </table:table-cell>
          <table:table-cell office:value-type="float" office:value="18464.6836477" calcext:value-type="float">
            <text:p>18464.6836477</text:p>
          </table:table-cell>
          <table:table-cell office:value-type="float" office:value="18535.97711113" calcext:value-type="float">
            <text:p>18535.97711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623.902094449" calcext:value-type="float">
            <text:p>1623.902094449</text:p>
          </table:table-cell>
          <table:table-cell office:value-type="float" office:value="29.10742870816" calcext:value-type="float">
            <text:p>29.10742870816</text:p>
          </table:table-cell>
          <table:table-cell office:value-type="float" office:value="6029.232946074" calcext:value-type="float">
            <text:p>6029.232946074</text:p>
          </table:table-cell>
          <table:table-cell office:value-type="float" office:value="6244.161686951" calcext:value-type="float">
            <text:p>6244.1616869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000004" calcext:value-type="float">
            <text:p>30.000004</text:p>
          </table:table-cell>
          <table:table-cell office:value-type="float" office:value="10141" calcext:value-type="float">
            <text:p>10141</text:p>
          </table:table-cell>
          <table:table-cell office:value-type="float" office:value="1623.67366951" calcext:value-type="float">
            <text:p>1623.67366951</text:p>
          </table:table-cell>
          <table:table-cell office:value-type="float" office:value="-69.40117184779" calcext:value-type="float">
            <text:p>-69.40117184779</text:p>
          </table:table-cell>
          <table:table-cell office:value-type="float" office:value="18446.06129765" calcext:value-type="float">
            <text:p>18446.06129765</text:p>
          </table:table-cell>
          <table:table-cell office:value-type="float" office:value="18517.51360481" calcext:value-type="float">
            <text:p>18517.51360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623.67366951" calcext:value-type="float">
            <text:p>1623.67366951</text:p>
          </table:table-cell>
          <table:table-cell office:value-type="float" office:value="-69.40117184779" calcext:value-type="float">
            <text:p>-69.40117184779</text:p>
          </table:table-cell>
          <table:table-cell office:value-type="float" office:value="6010.610596023" calcext:value-type="float">
            <text:p>6010.610596023</text:p>
          </table:table-cell>
          <table:table-cell office:value-type="float" office:value="6226.441394949" calcext:value-type="float">
            <text:p>6226.4413949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.00002" calcext:value-type="float">
            <text:p>31.00002</text:p>
          </table:table-cell>
          <table:table-cell office:value-type="float" office:value="10141" calcext:value-type="float">
            <text:p>10141</text:p>
          </table:table-cell>
          <table:table-cell office:value-type="float" office:value="1558.770298866" calcext:value-type="float">
            <text:p>1558.770298866</text:p>
          </table:table-cell>
          <table:table-cell office:value-type="float" office:value="66.36217381735" calcext:value-type="float">
            <text:p>66.36217381735</text:p>
          </table:table-cell>
          <table:table-cell office:value-type="float" office:value="18449.33569166" calcext:value-type="float">
            <text:p>18449.33569166</text:p>
          </table:table-cell>
          <table:table-cell office:value-type="float" office:value="18515.18717827" calcext:value-type="float">
            <text:p>18515.18717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558.770298866" calcext:value-type="float">
            <text:p>1558.770298866</text:p>
          </table:table-cell>
          <table:table-cell office:value-type="float" office:value="66.36217381735" calcext:value-type="float">
            <text:p>66.36217381735</text:p>
          </table:table-cell>
          <table:table-cell office:value-type="float" office:value="6013.884990033" calcext:value-type="float">
            <text:p>6013.884990033</text:p>
          </table:table-cell>
          <table:table-cell office:value-type="float" office:value="6212.968811775" calcext:value-type="float">
            <text:p>6212.9688117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000027" calcext:value-type="float">
            <text:p>32.000027</text:p>
          </table:table-cell>
          <table:table-cell office:value-type="float" office:value="10141" calcext:value-type="float">
            <text:p>10141</text:p>
          </table:table-cell>
          <table:table-cell office:value-type="float" office:value="1567.5148409" calcext:value-type="float">
            <text:p>1567.5148409</text:p>
          </table:table-cell>
          <table:table-cell office:value-type="float" office:value="-23.44432402294" calcext:value-type="float">
            <text:p>-23.44432402294</text:p>
          </table:table-cell>
          <table:table-cell office:value-type="float" office:value="18222.60984071" calcext:value-type="float">
            <text:p>18222.60984071</text:p>
          </table:table-cell>
          <table:table-cell office:value-type="float" office:value="18289.91967778" calcext:value-type="float">
            <text:p>18289.9196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567.5148409" calcext:value-type="float">
            <text:p>1567.5148409</text:p>
          </table:table-cell>
          <table:table-cell office:value-type="float" office:value="-23.44432402294" calcext:value-type="float">
            <text:p>-23.44432402294</text:p>
          </table:table-cell>
          <table:table-cell office:value-type="float" office:value="5787.159139088" calcext:value-type="float">
            <text:p>5787.159139088</text:p>
          </table:table-cell>
          <table:table-cell office:value-type="float" office:value="5995.737095128" calcext:value-type="float">
            <text:p>5995.7370951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000031" calcext:value-type="float">
            <text:p>33.000031</text:p>
          </table:table-cell>
          <table:table-cell office:value-type="float" office:value="10141" calcext:value-type="float">
            <text:p>10141</text:p>
          </table:table-cell>
          <table:table-cell office:value-type="float" office:value="1525.35270882" calcext:value-type="float">
            <text:p>1525.35270882</text:p>
          </table:table-cell>
          <table:table-cell office:value-type="float" office:value="-31.76465816577" calcext:value-type="float">
            <text:p>-31.76465816577</text:p>
          </table:table-cell>
          <table:table-cell office:value-type="float" office:value="18337.52599522" calcext:value-type="float">
            <text:p>18337.52599522</text:p>
          </table:table-cell>
          <table:table-cell office:value-type="float" office:value="18400.88501962" calcext:value-type="float">
            <text:p>18400.88501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525.35270882" calcext:value-type="float">
            <text:p>1525.35270882</text:p>
          </table:table-cell>
          <table:table-cell office:value-type="float" office:value="-31.76465816577" calcext:value-type="float">
            <text:p>-31.76465816577</text:p>
          </table:table-cell>
          <table:table-cell office:value-type="float" office:value="5902.075293598" calcext:value-type="float">
            <text:p>5902.075293598</text:p>
          </table:table-cell>
          <table:table-cell office:value-type="float" office:value="6096.080925572" calcext:value-type="float">
            <text:p>6096.0809255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000002" calcext:value-type="float">
            <text:p>34.000002</text:p>
          </table:table-cell>
          <table:table-cell office:value-type="float" office:value="10141" calcext:value-type="float">
            <text:p>10141</text:p>
          </table:table-cell>
          <table:table-cell office:value-type="float" office:value="1504.723307426" calcext:value-type="float">
            <text:p>1504.723307426</text:p>
          </table:table-cell>
          <table:table-cell office:value-type="float" office:value="54.20950444154" calcext:value-type="float">
            <text:p>54.20950444154</text:p>
          </table:table-cell>
          <table:table-cell office:value-type="float" office:value="18438.10420977" calcext:value-type="float">
            <text:p>18438.10420977</text:p>
          </table:table-cell>
          <table:table-cell office:value-type="float" office:value="18499.48155361" calcext:value-type="float">
            <text:p>18499.48155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504.723307426" calcext:value-type="float">
            <text:p>1504.723307426</text:p>
          </table:table-cell>
          <table:table-cell office:value-type="float" office:value="54.20950444154" calcext:value-type="float">
            <text:p>54.20950444154</text:p>
          </table:table-cell>
          <table:table-cell office:value-type="float" office:value="6002.653508143" calcext:value-type="float">
            <text:p>6002.653508143</text:p>
          </table:table-cell>
          <table:table-cell office:value-type="float" office:value="6188.61697321" calcext:value-type="float">
            <text:p>6188.616973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000022" calcext:value-type="float">
            <text:p>35.000022</text:p>
          </table:table-cell>
          <table:table-cell office:value-type="float" office:value="10141" calcext:value-type="float">
            <text:p>10141</text:p>
          </table:table-cell>
          <table:table-cell office:value-type="float" office:value="1558.068283919" calcext:value-type="float">
            <text:p>1558.068283919</text:p>
          </table:table-cell>
          <table:table-cell office:value-type="float" office:value="4.350512666982" calcext:value-type="float">
            <text:p>4.350512666982</text:p>
          </table:table-cell>
          <table:table-cell office:value-type="float" office:value="18490.35574506" calcext:value-type="float">
            <text:p>18490.35574506</text:p>
          </table:table-cell>
          <table:table-cell office:value-type="float" office:value="18555.88454596" calcext:value-type="float">
            <text:p>18555.88454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558.068283919" calcext:value-type="float">
            <text:p>1558.068283919</text:p>
          </table:table-cell>
          <table:table-cell office:value-type="float" office:value="4.350512666982" calcext:value-type="float">
            <text:p>4.350512666982</text:p>
          </table:table-cell>
          <table:table-cell office:value-type="float" office:value="6054.905043431" calcext:value-type="float">
            <text:p>6054.905043431</text:p>
          </table:table-cell>
          <table:table-cell office:value-type="float" office:value="6252.157290831" calcext:value-type="float">
            <text:p>6252.1572908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000007" calcext:value-type="float">
            <text:p>36.000007</text:p>
          </table:table-cell>
          <table:table-cell office:value-type="float" office:value="10141" calcext:value-type="float">
            <text:p>10141</text:p>
          </table:table-cell>
          <table:table-cell office:value-type="float" office:value="1585.284867182" calcext:value-type="float">
            <text:p>1585.284867182</text:p>
          </table:table-cell>
          <table:table-cell office:value-type="float" office:value="-18.71879728731" calcext:value-type="float">
            <text:p>-18.71879728731</text:p>
          </table:table-cell>
          <table:table-cell office:value-type="float" office:value="18369.02260241" calcext:value-type="float">
            <text:p>18369.02260241</text:p>
          </table:table-cell>
          <table:table-cell office:value-type="float" office:value="18437.31189386" calcext:value-type="float">
            <text:p>18437.31189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585.284867182" calcext:value-type="float">
            <text:p>1585.284867182</text:p>
          </table:table-cell>
          <table:table-cell office:value-type="float" office:value="-18.71879728731" calcext:value-type="float">
            <text:p>-18.71879728731</text:p>
          </table:table-cell>
          <table:table-cell office:value-type="float" office:value="5933.571900787" calcext:value-type="float">
            <text:p>5933.571900787</text:p>
          </table:table-cell>
          <table:table-cell office:value-type="float" office:value="6141.722397284" calcext:value-type="float">
            <text:p>6141.7223972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000002" calcext:value-type="float">
            <text:p>37.000002</text:p>
          </table:table-cell>
          <table:table-cell office:value-type="float" office:value="10141" calcext:value-type="float">
            <text:p>10141</text:p>
          </table:table-cell>
          <table:table-cell office:value-type="float" office:value="1555.594308419" calcext:value-type="float">
            <text:p>1555.594308419</text:p>
          </table:table-cell>
          <table:table-cell office:value-type="float" office:value="-98.92946468592" calcext:value-type="float">
            <text:p>-98.92946468592</text:p>
          </table:table-cell>
          <table:table-cell office:value-type="float" office:value="18511.69729923" calcext:value-type="float">
            <text:p>18511.69729923</text:p>
          </table:table-cell>
          <table:table-cell office:value-type="float" office:value="18577.20639896" calcext:value-type="float">
            <text:p>18577.20639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555.594308419" calcext:value-type="float">
            <text:p>1555.594308419</text:p>
          </table:table-cell>
          <table:table-cell office:value-type="float" office:value="-98.92946468592" calcext:value-type="float">
            <text:p>-98.92946468592</text:p>
          </table:table-cell>
          <table:table-cell office:value-type="float" office:value="6076.246597604" calcext:value-type="float">
            <text:p>6076.246597604</text:p>
          </table:table-cell>
          <table:table-cell office:value-type="float" office:value="6272.992380535" calcext:value-type="float">
            <text:p>6272.9923805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.000026" calcext:value-type="float">
            <text:p>38.000026</text:p>
          </table:table-cell>
          <table:table-cell office:value-type="float" office:value="10141" calcext:value-type="float">
            <text:p>10141</text:p>
          </table:table-cell>
          <table:table-cell office:value-type="float" office:value="1563.159152896" calcext:value-type="float">
            <text:p>1563.159152896</text:p>
          </table:table-cell>
          <table:table-cell office:value-type="float" office:value="54.21240087328" calcext:value-type="float">
            <text:p>54.21240087328</text:p>
          </table:table-cell>
          <table:table-cell office:value-type="float" office:value="18453.23787852" calcext:value-type="float">
            <text:p>18453.23787852</text:p>
          </table:table-cell>
          <table:table-cell office:value-type="float" office:value="18519.40586852" calcext:value-type="float">
            <text:p>18519.40586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563.159152896" calcext:value-type="float">
            <text:p>1563.159152896</text:p>
          </table:table-cell>
          <table:table-cell office:value-type="float" office:value="54.21240087328" calcext:value-type="float">
            <text:p>54.21240087328</text:p>
          </table:table-cell>
          <table:table-cell office:value-type="float" office:value="6017.787176893" calcext:value-type="float">
            <text:p>6017.787176893</text:p>
          </table:table-cell>
          <table:table-cell office:value-type="float" office:value="6217.730134709" calcext:value-type="float">
            <text:p>6217.7301347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.000047" calcext:value-type="float">
            <text:p>39.000047</text:p>
          </table:table-cell>
          <table:table-cell office:value-type="float" office:value="10141" calcext:value-type="float">
            <text:p>10141</text:p>
          </table:table-cell>
          <table:table-cell office:value-type="float" office:value="1515.795205623" calcext:value-type="float">
            <text:p>1515.795205623</text:p>
          </table:table-cell>
          <table:table-cell office:value-type="float" office:value="24.81120264712" calcext:value-type="float">
            <text:p>24.81120264712</text:p>
          </table:table-cell>
          <table:table-cell office:value-type="float" office:value="18416.90933496" calcext:value-type="float">
            <text:p>18416.90933496</text:p>
          </table:table-cell>
          <table:table-cell office:value-type="float" office:value="18479.19912099" calcext:value-type="float">
            <text:p>18479.1991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515.795205623" calcext:value-type="float">
            <text:p>1515.795205623</text:p>
          </table:table-cell>
          <table:table-cell office:value-type="float" office:value="24.81120264712" calcext:value-type="float">
            <text:p>24.81120264712</text:p>
          </table:table-cell>
          <table:table-cell office:value-type="float" office:value="5981.458633332" calcext:value-type="float">
            <text:p>5981.458633332</text:p>
          </table:table-cell>
          <table:table-cell office:value-type="float" office:value="6170.583285511" calcext:value-type="float">
            <text:p>6170.5832855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.000057" calcext:value-type="float">
            <text:p>40.000057</text:p>
          </table:table-cell>
          <table:table-cell office:value-type="float" office:value="10141" calcext:value-type="float">
            <text:p>10141</text:p>
          </table:table-cell>
          <table:table-cell office:value-type="float" office:value="1671.492366401" calcext:value-type="float">
            <text:p>1671.492366401</text:p>
          </table:table-cell>
          <table:table-cell office:value-type="float" office:value="3.451687019793" calcext:value-type="float">
            <text:p>3.451687019793</text:p>
          </table:table-cell>
          <table:table-cell office:value-type="float" office:value="18439.03661369" calcext:value-type="float">
            <text:p>18439.03661369</text:p>
          </table:table-cell>
          <table:table-cell office:value-type="float" office:value="18514.64204045" calcext:value-type="float">
            <text:p>18514.64204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671.492366401" calcext:value-type="float">
            <text:p>1671.492366401</text:p>
          </table:table-cell>
          <table:table-cell office:value-type="float" office:value="3.451687019793" calcext:value-type="float">
            <text:p>3.451687019793</text:p>
          </table:table-cell>
          <table:table-cell office:value-type="float" office:value="6003.585912061" calcext:value-type="float">
            <text:p>6003.585912061</text:p>
          </table:table-cell>
          <table:table-cell office:value-type="float" office:value="6231.929271789" calcext:value-type="float">
            <text:p>6231.929271789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Visco=0</text:p>
          </table:table-cell>
          <table:table-cell office:value-type="string" calcext:value-type="string">
            <text:p>0.4 Visco</text:p>
          </table:table-cell>
          <table:table-cell office:value-type="string" calcext:value-type="string">
            <text:p>0.02 Visco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2])" office:value-type="float" office:value="0" calcext:value-type="float">
            <text:p>0</text:p>
          </table:table-cell>
          <table:table-cell office:value-type="float" office:value="-498.4839004015" calcext:value-type="float">
            <text:p>-498.4839004015</text:p>
          </table:table-cell>
          <table:table-cell office:value-type="float" office:value="5426.00590032" calcext:value-type="float">
            <text:p>5426.00590032</text:p>
          </table:table-cell>
          <table:table-cell office:value-type="float" office:value="4978.064876845" calcext:value-type="float">
            <text:p>4978.06487684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3])" office:value-type="float" office:value="1" calcext:value-type="float">
            <text:p>1</text:p>
          </table:table-cell>
          <table:table-cell office:value-type="float" office:value="2576.325358472" calcext:value-type="float">
            <text:p>2576.325358472</text:p>
          </table:table-cell>
          <table:table-cell office:value-type="float" office:value="9758.609287866" calcext:value-type="float">
            <text:p>9758.609287866</text:p>
          </table:table-cell>
          <table:table-cell office:value-type="float" office:value="3294.553696443" calcext:value-type="float">
            <text:p>3294.553696443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4])" office:value-type="float" office:value="2" calcext:value-type="float">
            <text:p>2</text:p>
          </table:table-cell>
          <table:table-cell office:value-type="float" office:value="3130.951285893" calcext:value-type="float">
            <text:p>3130.951285893</text:p>
          </table:table-cell>
          <table:table-cell office:value-type="float" office:value="9234.013163627" calcext:value-type="float">
            <text:p>9234.013163627</text:p>
          </table:table-cell>
          <table:table-cell office:value-type="float" office:value="3741.257386726" calcext:value-type="float">
            <text:p>3741.257386726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5])" office:value-type="float" office:value="3" calcext:value-type="float">
            <text:p>3</text:p>
          </table:table-cell>
          <table:table-cell office:value-type="float" office:value="1784.312369348" calcext:value-type="float">
            <text:p>1784.312369348</text:p>
          </table:table-cell>
          <table:table-cell office:value-type="float" office:value="7483.831822202" calcext:value-type="float">
            <text:p>7483.831822202</text:p>
          </table:table-cell>
          <table:table-cell office:value-type="float" office:value="2354.264265626" calcext:value-type="float">
            <text:p>2354.264265626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6])" office:value-type="float" office:value="4" calcext:value-type="float">
            <text:p>4</text:p>
          </table:table-cell>
          <table:table-cell office:value-type="float" office:value="1803.277064441" calcext:value-type="float">
            <text:p>1803.277064441</text:p>
          </table:table-cell>
          <table:table-cell office:value-type="float" office:value="7547.587535717" calcext:value-type="float">
            <text:p>7547.587535717</text:p>
          </table:table-cell>
          <table:table-cell office:value-type="float" office:value="2377.708142665" calcext:value-type="float">
            <text:p>2377.70814266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7])" office:value-type="float" office:value="5" calcext:value-type="float">
            <text:p>5</text:p>
          </table:table-cell>
          <table:table-cell office:value-type="float" office:value="1848.757803525" calcext:value-type="float">
            <text:p>1848.757803525</text:p>
          </table:table-cell>
          <table:table-cell office:value-type="float" office:value="7314.24439213" calcext:value-type="float">
            <text:p>7314.24439213</text:p>
          </table:table-cell>
          <table:table-cell office:value-type="float" office:value="2395.306409298" calcext:value-type="float">
            <text:p>2395.306409298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8])" office:value-type="float" office:value="6" calcext:value-type="float">
            <text:p>6</text:p>
          </table:table-cell>
          <table:table-cell office:value-type="float" office:value="1616.258837041" calcext:value-type="float">
            <text:p>1616.258837041</text:p>
          </table:table-cell>
          <table:table-cell office:value-type="float" office:value="6802.698886253" calcext:value-type="float">
            <text:p>6802.698886253</text:p>
          </table:table-cell>
          <table:table-cell office:value-type="float" office:value="2134.902764722" calcext:value-type="float">
            <text:p>2134.902764722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9])" office:value-type="float" office:value="7" calcext:value-type="float">
            <text:p>7</text:p>
          </table:table-cell>
          <table:table-cell office:value-type="float" office:value="1627.748764942" calcext:value-type="float">
            <text:p>1627.748764942</text:p>
          </table:table-cell>
          <table:table-cell office:value-type="float" office:value="6684.83271536" calcext:value-type="float">
            <text:p>6684.83271536</text:p>
          </table:table-cell>
          <table:table-cell office:value-type="float" office:value="2133.457099967" calcext:value-type="float">
            <text:p>2133.457099967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10])" office:value-type="float" office:value="8" calcext:value-type="float">
            <text:p>8</text:p>
          </table:table-cell>
          <table:table-cell office:value-type="float" office:value="1578.585945583" calcext:value-type="float">
            <text:p>1578.585945583</text:p>
          </table:table-cell>
          <table:table-cell office:value-type="float" office:value="6588.208897165" calcext:value-type="float">
            <text:p>6588.208897165</text:p>
          </table:table-cell>
          <table:table-cell office:value-type="float" office:value="2079.548224799" calcext:value-type="float">
            <text:p>2079.548224799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11])" office:value-type="float" office:value="9" calcext:value-type="float">
            <text:p>9</text:p>
          </table:table-cell>
          <table:table-cell office:value-type="float" office:value="1601.050612273" calcext:value-type="float">
            <text:p>1601.050612273</text:p>
          </table:table-cell>
          <table:table-cell office:value-type="float" office:value="6626.959712957" calcext:value-type="float">
            <text:p>6626.959712957</text:p>
          </table:table-cell>
          <table:table-cell office:value-type="float" office:value="2103.641492014" calcext:value-type="float">
            <text:p>2103.641492014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12])" office:value-type="float" office:value="10" calcext:value-type="float">
            <text:p>10</text:p>
          </table:table-cell>
          <table:table-cell office:value-type="float" office:value="1709.929653389" calcext:value-type="float">
            <text:p>1709.929653389</text:p>
          </table:table-cell>
          <table:table-cell office:value-type="float" office:value="6937.953237887" calcext:value-type="float">
            <text:p>6937.953237887</text:p>
          </table:table-cell>
          <table:table-cell office:value-type="float" office:value="2232.731931413" calcext:value-type="float">
            <text:p>2232.731931413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13])" office:value-type="float" office:value="11" calcext:value-type="float">
            <text:p>11</text:p>
          </table:table-cell>
          <table:table-cell office:value-type="float" office:value="1702.483459763" calcext:value-type="float">
            <text:p>1702.483459763</text:p>
          </table:table-cell>
          <table:table-cell office:value-type="float" office:value="6969.37473338" calcext:value-type="float">
            <text:p>6969.37473338</text:p>
          </table:table-cell>
          <table:table-cell office:value-type="float" office:value="2229.172588365" calcext:value-type="float">
            <text:p>2229.17258836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14])" office:value-type="float" office:value="12" calcext:value-type="float">
            <text:p>12</text:p>
          </table:table-cell>
          <table:table-cell office:value-type="float" office:value="1745.781318525" calcext:value-type="float">
            <text:p>1745.781318525</text:p>
          </table:table-cell>
          <table:table-cell office:value-type="float" office:value="6744.575941129" calcext:value-type="float">
            <text:p>6744.575941129</text:p>
          </table:table-cell>
          <table:table-cell office:value-type="float" office:value="2245.660837002" calcext:value-type="float">
            <text:p>2245.660837002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15])" office:value-type="float" office:value="13" calcext:value-type="float">
            <text:p>13</text:p>
          </table:table-cell>
          <table:table-cell office:value-type="float" office:value="1630.544109084" calcext:value-type="float">
            <text:p>1630.544109084</text:p>
          </table:table-cell>
          <table:table-cell office:value-type="float" office:value="6542.739292625" calcext:value-type="float">
            <text:p>6542.739292625</text:p>
          </table:table-cell>
          <table:table-cell office:value-type="float" office:value="2121.763622675" calcext:value-type="float">
            <text:p>2121.76362267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16])" office:value-type="float" office:value="14" calcext:value-type="float">
            <text:p>14</text:p>
          </table:table-cell>
          <table:table-cell office:value-type="float" office:value="1634.964315457" calcext:value-type="float">
            <text:p>1634.964315457</text:p>
          </table:table-cell>
          <table:table-cell office:value-type="float" office:value="6450.909153469" calcext:value-type="float">
            <text:p>6450.909153469</text:p>
          </table:table-cell>
          <table:table-cell office:value-type="float" office:value="2116.558733422" calcext:value-type="float">
            <text:p>2116.558733422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17])" office:value-type="float" office:value="15" calcext:value-type="float">
            <text:p>15</text:p>
          </table:table-cell>
          <table:table-cell office:value-type="float" office:value="1533.840590693" calcext:value-type="float">
            <text:p>1533.840590693</text:p>
          </table:table-cell>
          <table:table-cell office:value-type="float" office:value="6286.379422434" calcext:value-type="float">
            <text:p>6286.379422434</text:p>
          </table:table-cell>
          <table:table-cell office:value-type="float" office:value="2009.094478305" calcext:value-type="float">
            <text:p>2009.09447830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18])" office:value-type="float" office:value="16" calcext:value-type="float">
            <text:p>16</text:p>
          </table:table-cell>
          <table:table-cell office:value-type="float" office:value="1668.078946699" calcext:value-type="float">
            <text:p>1668.078946699</text:p>
          </table:table-cell>
          <table:table-cell office:value-type="float" office:value="6460.930050977" calcext:value-type="float">
            <text:p>6460.930050977</text:p>
          </table:table-cell>
          <table:table-cell office:value-type="float" office:value="2147.364065049" calcext:value-type="float">
            <text:p>2147.364065049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19])" office:value-type="float" office:value="17" calcext:value-type="float">
            <text:p>17</text:p>
          </table:table-cell>
          <table:table-cell office:value-type="float" office:value="1585.722905476" calcext:value-type="float">
            <text:p>1585.722905476</text:p>
          </table:table-cell>
          <table:table-cell office:value-type="float" office:value="6368.617276157" calcext:value-type="float">
            <text:p>6368.617276157</text:p>
          </table:table-cell>
          <table:table-cell office:value-type="float" office:value="2064.01229791" calcext:value-type="float">
            <text:p>2064.01229791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20])" office:value-type="float" office:value="18" calcext:value-type="float">
            <text:p>18</text:p>
          </table:table-cell>
          <table:table-cell office:value-type="float" office:value="1639.844249659" calcext:value-type="float">
            <text:p>1639.844249659</text:p>
          </table:table-cell>
          <table:table-cell office:value-type="float" office:value="6677.280995336" calcext:value-type="float">
            <text:p>6677.280995336</text:p>
          </table:table-cell>
          <table:table-cell office:value-type="float" office:value="2143.587837548" calcext:value-type="float">
            <text:p>2143.587837548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21])" office:value-type="float" office:value="19" calcext:value-type="float">
            <text:p>19</text:p>
          </table:table-cell>
          <table:table-cell office:value-type="float" office:value="1659.023835474" calcext:value-type="float">
            <text:p>1659.023835474</text:p>
          </table:table-cell>
          <table:table-cell office:value-type="float" office:value="6874.315589055" calcext:value-type="float">
            <text:p>6874.315589055</text:p>
          </table:table-cell>
          <table:table-cell office:value-type="float" office:value="2180.552983958" calcext:value-type="float">
            <text:p>2180.552983958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22])" office:value-type="float" office:value="20" calcext:value-type="float">
            <text:p>20</text:p>
          </table:table-cell>
          <table:table-cell office:value-type="float" office:value="1697.568019387" calcext:value-type="float">
            <text:p>1697.568019387</text:p>
          </table:table-cell>
          <table:table-cell office:value-type="float" office:value="6838.720750628" calcext:value-type="float">
            <text:p>6838.720750628</text:p>
          </table:table-cell>
          <table:table-cell office:value-type="float" office:value="2211.683208491" calcext:value-type="float">
            <text:p>2211.683208491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23])" office:value-type="float" office:value="21" calcext:value-type="float">
            <text:p>21</text:p>
          </table:table-cell>
          <table:table-cell office:value-type="float" office:value="1787.890271255" calcext:value-type="float">
            <text:p>1787.890271255</text:p>
          </table:table-cell>
          <table:table-cell office:value-type="float" office:value="6817.068308767" calcext:value-type="float">
            <text:p>6817.068308767</text:p>
          </table:table-cell>
          <table:table-cell office:value-type="float" office:value="2290.808056733" calcext:value-type="float">
            <text:p>2290.808056733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24])" office:value-type="float" office:value="22" calcext:value-type="float">
            <text:p>22</text:p>
          </table:table-cell>
          <table:table-cell office:value-type="float" office:value="1606.758661109" calcext:value-type="float">
            <text:p>1606.758661109</text:p>
          </table:table-cell>
          <table:table-cell office:value-type="float" office:value="6633.211059765" calcext:value-type="float">
            <text:p>6633.211059765</text:p>
          </table:table-cell>
          <table:table-cell office:value-type="float" office:value="2109.40394847" calcext:value-type="float">
            <text:p>2109.40394847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25])" office:value-type="float" office:value="23" calcext:value-type="float">
            <text:p>23</text:p>
          </table:table-cell>
          <table:table-cell office:value-type="float" office:value="1630.41557138" calcext:value-type="float">
            <text:p>1630.41557138</text:p>
          </table:table-cell>
          <table:table-cell office:value-type="float" office:value="6623.25050565" calcext:value-type="float">
            <text:p>6623.25050565</text:p>
          </table:table-cell>
          <table:table-cell office:value-type="float" office:value="2129.699070621" calcext:value-type="float">
            <text:p>2129.699070621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26])" office:value-type="float" office:value="24" calcext:value-type="float">
            <text:p>24</text:p>
          </table:table-cell>
          <table:table-cell office:value-type="float" office:value="1609.504515936" calcext:value-type="float">
            <text:p>1609.504515936</text:p>
          </table:table-cell>
          <table:table-cell office:value-type="float" office:value="6441.383477432" calcext:value-type="float">
            <text:p>6441.383477432</text:p>
          </table:table-cell>
          <table:table-cell office:value-type="float" office:value="2092.692356735" calcext:value-type="float">
            <text:p>2092.69235673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27])" office:value-type="float" office:value="25" calcext:value-type="float">
            <text:p>25</text:p>
          </table:table-cell>
          <table:table-cell office:value-type="float" office:value="1616.464704163" calcext:value-type="float">
            <text:p>1616.464704163</text:p>
          </table:table-cell>
          <table:table-cell office:value-type="float" office:value="6399.346493479" calcext:value-type="float">
            <text:p>6399.346493479</text:p>
          </table:table-cell>
          <table:table-cell office:value-type="float" office:value="2094.752795596" calcext:value-type="float">
            <text:p>2094.752795596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28])" office:value-type="float" office:value="26" calcext:value-type="float">
            <text:p>26</text:p>
          </table:table-cell>
          <table:table-cell office:value-type="float" office:value="1535.123750774" calcext:value-type="float">
            <text:p>1535.123750774</text:p>
          </table:table-cell>
          <table:table-cell office:value-type="float" office:value="6348.369820141" calcext:value-type="float">
            <text:p>6348.369820141</text:p>
          </table:table-cell>
          <table:table-cell office:value-type="float" office:value="2016.448292387" calcext:value-type="float">
            <text:p>2016.448292387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29])" office:value-type="float" office:value="27" calcext:value-type="float">
            <text:p>27</text:p>
          </table:table-cell>
          <table:table-cell office:value-type="float" office:value="1629.208971045" calcext:value-type="float">
            <text:p>1629.208971045</text:p>
          </table:table-cell>
          <table:table-cell office:value-type="float" office:value="6401.627871595" calcext:value-type="float">
            <text:p>6401.627871595</text:p>
          </table:table-cell>
          <table:table-cell office:value-type="float" office:value="2106.450918335" calcext:value-type="float">
            <text:p>2106.45091833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30])" office:value-type="float" office:value="28" calcext:value-type="float">
            <text:p>28</text:p>
          </table:table-cell>
          <table:table-cell office:value-type="float" office:value="1535.879627998" calcext:value-type="float">
            <text:p>1535.879627998</text:p>
          </table:table-cell>
          <table:table-cell office:value-type="float" office:value="6232.158520308" calcext:value-type="float">
            <text:p>6232.158520308</text:p>
          </table:table-cell>
          <table:table-cell office:value-type="float" office:value="2005.507506456" calcext:value-type="float">
            <text:p>2005.507506456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31])" office:value-type="float" office:value="29" calcext:value-type="float">
            <text:p>29</text:p>
          </table:table-cell>
          <table:table-cell office:value-type="float" office:value="1623.902094449" calcext:value-type="float">
            <text:p>1623.902094449</text:p>
          </table:table-cell>
          <table:table-cell office:value-type="float" office:value="6371.718491476" calcext:value-type="float">
            <text:p>6371.718491476</text:p>
          </table:table-cell>
          <table:table-cell office:value-type="float" office:value="2098.683798175" calcext:value-type="float">
            <text:p>2098.68379817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32])" office:value-type="float" office:value="30" calcext:value-type="float">
            <text:p>30</text:p>
          </table:table-cell>
          <table:table-cell office:value-type="float" office:value="1623.67366951" calcext:value-type="float">
            <text:p>1623.67366951</text:p>
          </table:table-cell>
          <table:table-cell office:value-type="float" office:value="6324.523972575" calcext:value-type="float">
            <text:p>6324.523972575</text:p>
          </table:table-cell>
          <table:table-cell office:value-type="float" office:value="2093.758608409" calcext:value-type="float">
            <text:p>2093.758608409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33])" office:value-type="float" office:value="31" calcext:value-type="float">
            <text:p>31</text:p>
          </table:table-cell>
          <table:table-cell office:value-type="float" office:value="1558.770298866" calcext:value-type="float">
            <text:p>1558.770298866</text:p>
          </table:table-cell>
          <table:table-cell office:value-type="float" office:value="6246.780361056" calcext:value-type="float">
            <text:p>6246.780361056</text:p>
          </table:table-cell>
          <table:table-cell office:value-type="float" office:value="2027.571312475" calcext:value-type="float">
            <text:p>2027.57131247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34])" office:value-type="float" office:value="32" calcext:value-type="float">
            <text:p>32</text:p>
          </table:table-cell>
          <table:table-cell office:value-type="float" office:value="1567.5148409" calcext:value-type="float">
            <text:p>1567.5148409</text:p>
          </table:table-cell>
          <table:table-cell office:value-type="float" office:value="6245.873530241" calcext:value-type="float">
            <text:p>6245.873530241</text:p>
          </table:table-cell>
          <table:table-cell office:value-type="float" office:value="2035.350630331" calcext:value-type="float">
            <text:p>2035.350630331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35])" office:value-type="float" office:value="33" calcext:value-type="float">
            <text:p>33</text:p>
          </table:table-cell>
          <table:table-cell office:value-type="float" office:value="1525.35270882" calcext:value-type="float">
            <text:p>1525.35270882</text:p>
          </table:table-cell>
          <table:table-cell office:value-type="float" office:value="6232.516639721" calcext:value-type="float">
            <text:p>6232.516639721</text:p>
          </table:table-cell>
          <table:table-cell office:value-type="float" office:value="1996.069125885" calcext:value-type="float">
            <text:p>1996.06912588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36])" office:value-type="float" office:value="34" calcext:value-type="float">
            <text:p>34</text:p>
          </table:table-cell>
          <table:table-cell office:value-type="float" office:value="1504.723307426" calcext:value-type="float">
            <text:p>1504.723307426</text:p>
          </table:table-cell>
          <table:table-cell office:value-type="float" office:value="6231.921446944" calcext:value-type="float">
            <text:p>6231.921446944</text:p>
          </table:table-cell>
          <table:table-cell office:value-type="float" office:value="1977.443036415" calcext:value-type="float">
            <text:p>1977.44303641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37])" office:value-type="float" office:value="35" calcext:value-type="float">
            <text:p>35</text:p>
          </table:table-cell>
          <table:table-cell office:value-type="float" office:value="1558.068283919" calcext:value-type="float">
            <text:p>1558.068283919</text:p>
          </table:table-cell>
          <table:table-cell office:value-type="float" office:value="6306.549985727" calcext:value-type="float">
            <text:p>6306.549985727</text:p>
          </table:table-cell>
          <table:table-cell office:value-type="float" office:value="2032.916394892" calcext:value-type="float">
            <text:p>2032.916394892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38])" office:value-type="float" office:value="36" calcext:value-type="float">
            <text:p>36</text:p>
          </table:table-cell>
          <table:table-cell office:value-type="float" office:value="1585.284867182" calcext:value-type="float">
            <text:p>1585.284867182</text:p>
          </table:table-cell>
          <table:table-cell office:value-type="float" office:value="6332.444190435" calcext:value-type="float">
            <text:p>6332.444190435</text:p>
          </table:table-cell>
          <table:table-cell office:value-type="float" office:value="2060.000816451" calcext:value-type="float">
            <text:p>2060.000816451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39])" office:value-type="float" office:value="37" calcext:value-type="float">
            <text:p>37</text:p>
          </table:table-cell>
          <table:table-cell office:value-type="float" office:value="1555.594308419" calcext:value-type="float">
            <text:p>1555.594308419</text:p>
          </table:table-cell>
          <table:table-cell office:value-type="float" office:value="6300.501701781" calcext:value-type="float">
            <text:p>6300.501701781</text:p>
          </table:table-cell>
          <table:table-cell office:value-type="float" office:value="2030.085072565" calcext:value-type="float">
            <text:p>2030.08507256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40])" office:value-type="float" office:value="38" calcext:value-type="float">
            <text:p>38</text:p>
          </table:table-cell>
          <table:table-cell office:value-type="float" office:value="1563.159152896" calcext:value-type="float">
            <text:p>1563.159152896</text:p>
          </table:table-cell>
          <table:table-cell office:value-type="float" office:value="6325.534196054" calcext:value-type="float">
            <text:p>6325.534196054</text:p>
          </table:table-cell>
          <table:table-cell office:value-type="float" office:value="2039.396605357" calcext:value-type="float">
            <text:p>2039.396605357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41])" office:value-type="float" office:value="39" calcext:value-type="float">
            <text:p>39</text:p>
          </table:table-cell>
          <table:table-cell office:value-type="float" office:value="1515.795205623" calcext:value-type="float">
            <text:p>1515.795205623</text:p>
          </table:table-cell>
          <table:table-cell office:value-type="float" office:value="6228.095179606" calcext:value-type="float">
            <text:p>6228.095179606</text:p>
          </table:table-cell>
          <table:table-cell office:value-type="float" office:value="1987.025224279" calcext:value-type="float">
            <text:p>1987.025224279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FLOOR([.B42])" office:value-type="float" office:value="40" calcext:value-type="float">
            <text:p>40</text:p>
          </table:table-cell>
          <table:table-cell office:value-type="float" office:value="1671.492366401" calcext:value-type="float">
            <text:p>1671.492366401</text:p>
          </table:table-cell>
          <table:table-cell office:value-type="float" office:value="6437.786962648" calcext:value-type="float">
            <text:p>6437.786962648</text:p>
          </table:table-cell>
          <table:table-cell office:value-type="float" office:value="2148.121790884" calcext:value-type="float">
            <text:p>2148.121790884</text:p>
          </table:table-cell>
          <table:table-cell table:number-columns-repeated="7"/>
        </table:table-row>
      </table:table>
      <table:table table:name="0.2visco" table:style-name="ta1">
        <table:table-column table:style-name="co8" table:number-columns-repeated="1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Time [s]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ForceFluid.x [N]</text:p>
          </table:table-cell>
          <table:table-cell office:value-type="string" calcext:value-type="string">
            <text:p>ForceFluid.y [N]</text:p>
          </table:table-cell>
          <table:table-cell office:value-type="string" calcext:value-type="string">
            <text:p>ForceFluid.z [N]</text:p>
          </table:table-cell>
          <table:table-cell office:value-type="string" calcext:value-type="string">
            <text:p>ForceFluid [N]</text:p>
          </table:table-cell>
          <table:table-cell office:value-type="string" calcext:value-type="string">
            <text:p>Weight.x [N]</text:p>
          </table:table-cell>
          <table:table-cell office:value-type="string" calcext:value-type="string">
            <text:p>Weight.y [N]</text:p>
          </table:table-cell>
          <table:table-cell office:value-type="string" calcext:value-type="string">
            <text:p>Weight.z [N]</text:p>
          </table:table-cell>
          <table:table-cell office:value-type="string" calcext:value-type="string">
            <text:p>ForceTotal.x [N]</text:p>
          </table:table-cell>
          <table:table-cell office:value-type="string" calcext:value-type="string">
            <text:p>ForceTotal.y [N]</text:p>
          </table:table-cell>
          <table:table-cell office:value-type="string" calcext:value-type="string">
            <text:p>ForceTotal.z [N]</text:p>
          </table:table-cell>
          <table:table-cell office:value-type="string" calcext:value-type="string">
            <text:p>ForceTotal [N]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141" calcext:value-type="float">
            <text:p>10141</text:p>
          </table:table-cell>
          <table:table-cell office:value-type="float" office:value="4978.064876845" calcext:value-type="float">
            <text:p>4978.064876845</text:p>
          </table:table-cell>
          <table:table-cell office:value-type="float" office:value="-538.8450842219" calcext:value-type="float">
            <text:p>-538.8450842219</text:p>
          </table:table-cell>
          <table:table-cell office:value-type="float" office:value="-29244.77906316" calcext:value-type="float">
            <text:p>-29244.77906316</text:p>
          </table:table-cell>
          <table:table-cell office:value-type="float" office:value="29670.33175406" calcext:value-type="float">
            <text:p>29670.33175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4978.064876845" calcext:value-type="float">
            <text:p>4978.064876845</text:p>
          </table:table-cell>
          <table:table-cell office:value-type="float" office:value="-538.8450842219" calcext:value-type="float">
            <text:p>-538.8450842219</text:p>
          </table:table-cell>
          <table:table-cell office:value-type="float" office:value="-41680.22976478" calcext:value-type="float">
            <text:p>-41680.22976478</text:p>
          </table:table-cell>
          <table:table-cell office:value-type="float" office:value="41979.91230562" calcext:value-type="float">
            <text:p>41979.912305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0044" calcext:value-type="float">
            <text:p>1.000044</text:p>
          </table:table-cell>
          <table:table-cell office:value-type="float" office:value="10141" calcext:value-type="float">
            <text:p>10141</text:p>
          </table:table-cell>
          <table:table-cell office:value-type="float" office:value="3294.553696443" calcext:value-type="float">
            <text:p>3294.553696443</text:p>
          </table:table-cell>
          <table:table-cell office:value-type="float" office:value="445.4866690409" calcext:value-type="float">
            <text:p>445.4866690409</text:p>
          </table:table-cell>
          <table:table-cell office:value-type="float" office:value="33528.0676083" calcext:value-type="float">
            <text:p>33528.0676083</text:p>
          </table:table-cell>
          <table:table-cell office:value-type="float" office:value="33692.48966725" calcext:value-type="float">
            <text:p>33692.48966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3294.553696443" calcext:value-type="float">
            <text:p>3294.553696443</text:p>
          </table:table-cell>
          <table:table-cell office:value-type="float" office:value="445.4866690409" calcext:value-type="float">
            <text:p>445.4866690409</text:p>
          </table:table-cell>
          <table:table-cell office:value-type="float" office:value="21092.61690668" calcext:value-type="float">
            <text:p>21092.61690668</text:p>
          </table:table-cell>
          <table:table-cell office:value-type="float" office:value="21353.00986753" calcext:value-type="float">
            <text:p>21353.009867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00018" calcext:value-type="float">
            <text:p>2.000018</text:p>
          </table:table-cell>
          <table:table-cell office:value-type="float" office:value="10141" calcext:value-type="float">
            <text:p>10141</text:p>
          </table:table-cell>
          <table:table-cell office:value-type="float" office:value="3741.257386726" calcext:value-type="float">
            <text:p>3741.257386726</text:p>
          </table:table-cell>
          <table:table-cell office:value-type="float" office:value="445.2509458005" calcext:value-type="float">
            <text:p>445.2509458005</text:p>
          </table:table-cell>
          <table:table-cell office:value-type="float" office:value="21135.01271929" calcext:value-type="float">
            <text:p>21135.01271929</text:p>
          </table:table-cell>
          <table:table-cell office:value-type="float" office:value="21468.20947082" calcext:value-type="float">
            <text:p>21468.20947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3741.257386726" calcext:value-type="float">
            <text:p>3741.257386726</text:p>
          </table:table-cell>
          <table:table-cell office:value-type="float" office:value="445.2509458005" calcext:value-type="float">
            <text:p>445.2509458005</text:p>
          </table:table-cell>
          <table:table-cell office:value-type="float" office:value="8699.562017668" calcext:value-type="float">
            <text:p>8699.562017668</text:p>
          </table:table-cell>
          <table:table-cell office:value-type="float" office:value="9480.381560766" calcext:value-type="float">
            <text:p>9480.3815607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00011" calcext:value-type="float">
            <text:p>3.000011</text:p>
          </table:table-cell>
          <table:table-cell office:value-type="float" office:value="10141" calcext:value-type="float">
            <text:p>10141</text:p>
          </table:table-cell>
          <table:table-cell office:value-type="float" office:value="2354.264265626" calcext:value-type="float">
            <text:p>2354.264265626</text:p>
          </table:table-cell>
          <table:table-cell office:value-type="float" office:value="183.55009869" calcext:value-type="float">
            <text:p>183.55009869</text:p>
          </table:table-cell>
          <table:table-cell office:value-type="float" office:value="19129.02191429" calcext:value-type="float">
            <text:p>19129.02191429</text:p>
          </table:table-cell>
          <table:table-cell office:value-type="float" office:value="19274.22450498" calcext:value-type="float">
            <text:p>19274.22450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354.264265626" calcext:value-type="float">
            <text:p>2354.264265626</text:p>
          </table:table-cell>
          <table:table-cell office:value-type="float" office:value="183.55009869" calcext:value-type="float">
            <text:p>183.55009869</text:p>
          </table:table-cell>
          <table:table-cell office:value-type="float" office:value="6693.571212664" calcext:value-type="float">
            <text:p>6693.571212664</text:p>
          </table:table-cell>
          <table:table-cell office:value-type="float" office:value="7097.897325978" calcext:value-type="float">
            <text:p>7097.8973259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00001" calcext:value-type="float">
            <text:p>4.000001</text:p>
          </table:table-cell>
          <table:table-cell office:value-type="float" office:value="10141" calcext:value-type="float">
            <text:p>10141</text:p>
          </table:table-cell>
          <table:table-cell office:value-type="float" office:value="2377.708142665" calcext:value-type="float">
            <text:p>2377.708142665</text:p>
          </table:table-cell>
          <table:table-cell office:value-type="float" office:value="-6.880565637848" calcext:value-type="float">
            <text:p>-6.880565637848</text:p>
          </table:table-cell>
          <table:table-cell office:value-type="float" office:value="18007.9045677" calcext:value-type="float">
            <text:p>18007.9045677</text:p>
          </table:table-cell>
          <table:table-cell office:value-type="float" office:value="18164.20023764" calcext:value-type="float">
            <text:p>18164.20023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377.708142665" calcext:value-type="float">
            <text:p>2377.708142665</text:p>
          </table:table-cell>
          <table:table-cell office:value-type="float" office:value="-6.880565637848" calcext:value-type="float">
            <text:p>-6.880565637848</text:p>
          </table:table-cell>
          <table:table-cell office:value-type="float" office:value="5572.453866071" calcext:value-type="float">
            <text:p>5572.453866071</text:p>
          </table:table-cell>
          <table:table-cell office:value-type="float" office:value="6058.529973795" calcext:value-type="float">
            <text:p>6058.5299737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00002" calcext:value-type="float">
            <text:p>5.00002</text:p>
          </table:table-cell>
          <table:table-cell office:value-type="float" office:value="10141" calcext:value-type="float">
            <text:p>10141</text:p>
          </table:table-cell>
          <table:table-cell office:value-type="float" office:value="2395.306409298" calcext:value-type="float">
            <text:p>2395.306409298</text:p>
          </table:table-cell>
          <table:table-cell office:value-type="float" office:value="13.45493042518" calcext:value-type="float">
            <text:p>13.45493042518</text:p>
          </table:table-cell>
          <table:table-cell office:value-type="float" office:value="18052.71324346" calcext:value-type="float">
            <text:p>18052.71324346</text:p>
          </table:table-cell>
          <table:table-cell office:value-type="float" office:value="18210.93433298" calcext:value-type="float">
            <text:p>18210.93433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395.306409298" calcext:value-type="float">
            <text:p>2395.306409298</text:p>
          </table:table-cell>
          <table:table-cell office:value-type="float" office:value="13.45493042518" calcext:value-type="float">
            <text:p>13.45493042518</text:p>
          </table:table-cell>
          <table:table-cell office:value-type="float" office:value="5617.262541833" calcext:value-type="float">
            <text:p>5617.262541833</text:p>
          </table:table-cell>
          <table:table-cell office:value-type="float" office:value="6106.661304957" calcext:value-type="float">
            <text:p>6106.6613049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00028" calcext:value-type="float">
            <text:p>6.000028</text:p>
          </table:table-cell>
          <table:table-cell office:value-type="float" office:value="10141" calcext:value-type="float">
            <text:p>10141</text:p>
          </table:table-cell>
          <table:table-cell office:value-type="float" office:value="2134.902764722" calcext:value-type="float">
            <text:p>2134.902764722</text:p>
          </table:table-cell>
          <table:table-cell office:value-type="float" office:value="20.12887561408" calcext:value-type="float">
            <text:p>20.12887561408</text:p>
          </table:table-cell>
          <table:table-cell office:value-type="float" office:value="18248.69109714" calcext:value-type="float">
            <text:p>18248.69109714</text:p>
          </table:table-cell>
          <table:table-cell office:value-type="float" office:value="18373.15818647" calcext:value-type="float">
            <text:p>18373.15818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134.902764722" calcext:value-type="float">
            <text:p>2134.902764722</text:p>
          </table:table-cell>
          <table:table-cell office:value-type="float" office:value="20.12887561408" calcext:value-type="float">
            <text:p>20.12887561408</text:p>
          </table:table-cell>
          <table:table-cell office:value-type="float" office:value="5813.240395513" calcext:value-type="float">
            <text:p>5813.240395513</text:p>
          </table:table-cell>
          <table:table-cell office:value-type="float" office:value="6192.897454542" calcext:value-type="float">
            <text:p>6192.8974545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00004" calcext:value-type="float">
            <text:p>7.00004</text:p>
          </table:table-cell>
          <table:table-cell office:value-type="float" office:value="10141" calcext:value-type="float">
            <text:p>10141</text:p>
          </table:table-cell>
          <table:table-cell office:value-type="float" office:value="2133.457099967" calcext:value-type="float">
            <text:p>2133.457099967</text:p>
          </table:table-cell>
          <table:table-cell office:value-type="float" office:value="-60.53028454972" calcext:value-type="float">
            <text:p>-60.53028454972</text:p>
          </table:table-cell>
          <table:table-cell office:value-type="float" office:value="18633.57805472" calcext:value-type="float">
            <text:p>18633.57805472</text:p>
          </table:table-cell>
          <table:table-cell office:value-type="float" office:value="18755.41346476" calcext:value-type="float">
            <text:p>18755.41346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133.457099967" calcext:value-type="float">
            <text:p>2133.457099967</text:p>
          </table:table-cell>
          <table:table-cell office:value-type="float" office:value="-60.53028454972" calcext:value-type="float">
            <text:p>-60.53028454972</text:p>
          </table:table-cell>
          <table:table-cell office:value-type="float" office:value="6198.127353094" calcext:value-type="float">
            <text:p>6198.127353094</text:p>
          </table:table-cell>
          <table:table-cell office:value-type="float" office:value="6555.309740807" calcext:value-type="float">
            <text:p>6555.3097408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00022" calcext:value-type="float">
            <text:p>8.000022</text:p>
          </table:table-cell>
          <table:table-cell office:value-type="float" office:value="10141" calcext:value-type="float">
            <text:p>10141</text:p>
          </table:table-cell>
          <table:table-cell office:value-type="float" office:value="2079.548224799" calcext:value-type="float">
            <text:p>2079.548224799</text:p>
          </table:table-cell>
          <table:table-cell office:value-type="float" office:value="-60.14582921171" calcext:value-type="float">
            <text:p>-60.14582921171</text:p>
          </table:table-cell>
          <table:table-cell office:value-type="float" office:value="18499.52072049" calcext:value-type="float">
            <text:p>18499.52072049</text:p>
          </table:table-cell>
          <table:table-cell office:value-type="float" office:value="18616.13292894" calcext:value-type="float">
            <text:p>18616.13292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079.548224799" calcext:value-type="float">
            <text:p>2079.548224799</text:p>
          </table:table-cell>
          <table:table-cell office:value-type="float" office:value="-60.14582921171" calcext:value-type="float">
            <text:p>-60.14582921171</text:p>
          </table:table-cell>
          <table:table-cell office:value-type="float" office:value="6064.070018869" calcext:value-type="float">
            <text:p>6064.070018869</text:p>
          </table:table-cell>
          <table:table-cell office:value-type="float" office:value="6411.012676152" calcext:value-type="float">
            <text:p>6411.0126761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000048" calcext:value-type="float">
            <text:p>9.000048</text:p>
          </table:table-cell>
          <table:table-cell office:value-type="float" office:value="10141" calcext:value-type="float">
            <text:p>10141</text:p>
          </table:table-cell>
          <table:table-cell office:value-type="float" office:value="2103.641492014" calcext:value-type="float">
            <text:p>2103.641492014</text:p>
          </table:table-cell>
          <table:table-cell office:value-type="float" office:value="41.52703396417" calcext:value-type="float">
            <text:p>41.52703396417</text:p>
          </table:table-cell>
          <table:table-cell office:value-type="float" office:value="18252.21903572" calcext:value-type="float">
            <text:p>18252.21903572</text:p>
          </table:table-cell>
          <table:table-cell office:value-type="float" office:value="18373.09260166" calcext:value-type="float">
            <text:p>18373.09260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103.641492014" calcext:value-type="float">
            <text:p>2103.641492014</text:p>
          </table:table-cell>
          <table:table-cell office:value-type="float" office:value="41.52703396417" calcext:value-type="float">
            <text:p>41.52703396417</text:p>
          </table:table-cell>
          <table:table-cell office:value-type="float" office:value="5816.768334093" calcext:value-type="float">
            <text:p>5816.768334093</text:p>
          </table:table-cell>
          <table:table-cell office:value-type="float" office:value="6185.614429786" calcext:value-type="float">
            <text:p>6185.6144297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000046" calcext:value-type="float">
            <text:p>10.000046</text:p>
          </table:table-cell>
          <table:table-cell office:value-type="float" office:value="10141" calcext:value-type="float">
            <text:p>10141</text:p>
          </table:table-cell>
          <table:table-cell office:value-type="float" office:value="2232.731931413" calcext:value-type="float">
            <text:p>2232.731931413</text:p>
          </table:table-cell>
          <table:table-cell office:value-type="float" office:value="56.40323608501" calcext:value-type="float">
            <text:p>56.40323608501</text:p>
          </table:table-cell>
          <table:table-cell office:value-type="float" office:value="18438.33406324" calcext:value-type="float">
            <text:p>18438.33406324</text:p>
          </table:table-cell>
          <table:table-cell office:value-type="float" office:value="18573.11056959" calcext:value-type="float">
            <text:p>18573.11056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232.731931413" calcext:value-type="float">
            <text:p>2232.731931413</text:p>
          </table:table-cell>
          <table:table-cell office:value-type="float" office:value="56.40323608501" calcext:value-type="float">
            <text:p>56.40323608501</text:p>
          </table:table-cell>
          <table:table-cell office:value-type="float" office:value="6002.883361616" calcext:value-type="float">
            <text:p>6002.883361616</text:p>
          </table:table-cell>
          <table:table-cell office:value-type="float" office:value="6404.910760952" calcext:value-type="float">
            <text:p>6404.9107609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000029" calcext:value-type="float">
            <text:p>11.000029</text:p>
          </table:table-cell>
          <table:table-cell office:value-type="float" office:value="10141" calcext:value-type="float">
            <text:p>10141</text:p>
          </table:table-cell>
          <table:table-cell office:value-type="float" office:value="2229.172588365" calcext:value-type="float">
            <text:p>2229.172588365</text:p>
          </table:table-cell>
          <table:table-cell office:value-type="float" office:value="-30.66167687173" calcext:value-type="float">
            <text:p>-30.66167687173</text:p>
          </table:table-cell>
          <table:table-cell office:value-type="float" office:value="18549.35231291" calcext:value-type="float">
            <text:p>18549.35231291</text:p>
          </table:table-cell>
          <table:table-cell office:value-type="float" office:value="18682.84297948" calcext:value-type="float">
            <text:p>18682.84297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229.172588365" calcext:value-type="float">
            <text:p>2229.172588365</text:p>
          </table:table-cell>
          <table:table-cell office:value-type="float" office:value="-30.66167687173" calcext:value-type="float">
            <text:p>-30.66167687173</text:p>
          </table:table-cell>
          <table:table-cell office:value-type="float" office:value="6113.901611288" calcext:value-type="float">
            <text:p>6113.901611288</text:p>
          </table:table-cell>
          <table:table-cell office:value-type="float" office:value="6507.683418826" calcext:value-type="float">
            <text:p>6507.6834188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00043" calcext:value-type="float">
            <text:p>12.000043</text:p>
          </table:table-cell>
          <table:table-cell office:value-type="float" office:value="10141" calcext:value-type="float">
            <text:p>10141</text:p>
          </table:table-cell>
          <table:table-cell office:value-type="float" office:value="2245.660837002" calcext:value-type="float">
            <text:p>2245.660837002</text:p>
          </table:table-cell>
          <table:table-cell office:value-type="float" office:value="-94.81489762231" calcext:value-type="float">
            <text:p>-94.81489762231</text:p>
          </table:table-cell>
          <table:table-cell office:value-type="float" office:value="18477.24127215" calcext:value-type="float">
            <text:p>18477.24127215</text:p>
          </table:table-cell>
          <table:table-cell office:value-type="float" office:value="18613.44749069" calcext:value-type="float">
            <text:p>18613.44749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245.660837002" calcext:value-type="float">
            <text:p>2245.660837002</text:p>
          </table:table-cell>
          <table:table-cell office:value-type="float" office:value="-94.81489762231" calcext:value-type="float">
            <text:p>-94.81489762231</text:p>
          </table:table-cell>
          <table:table-cell office:value-type="float" office:value="6041.790570522" calcext:value-type="float">
            <text:p>6041.790570522</text:p>
          </table:table-cell>
          <table:table-cell office:value-type="float" office:value="6446.333512758" calcext:value-type="float">
            <text:p>6446.3335127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000026" calcext:value-type="float">
            <text:p>13.000026</text:p>
          </table:table-cell>
          <table:table-cell office:value-type="float" office:value="10141" calcext:value-type="float">
            <text:p>10141</text:p>
          </table:table-cell>
          <table:table-cell office:value-type="float" office:value="2121.763622675" calcext:value-type="float">
            <text:p>2121.763622675</text:p>
          </table:table-cell>
          <table:table-cell office:value-type="float" office:value="-31.50821136366" calcext:value-type="float">
            <text:p>-31.50821136366</text:p>
          </table:table-cell>
          <table:table-cell office:value-type="float" office:value="18603.65673391" calcext:value-type="float">
            <text:p>18603.65673391</text:p>
          </table:table-cell>
          <table:table-cell office:value-type="float" office:value="18724.28683585" calcext:value-type="float">
            <text:p>18724.28683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121.763622675" calcext:value-type="float">
            <text:p>2121.763622675</text:p>
          </table:table-cell>
          <table:table-cell office:value-type="float" office:value="-31.50821136366" calcext:value-type="float">
            <text:p>-31.50821136366</text:p>
          </table:table-cell>
          <table:table-cell office:value-type="float" office:value="6168.206032288" calcext:value-type="float">
            <text:p>6168.206032288</text:p>
          </table:table-cell>
          <table:table-cell office:value-type="float" office:value="6523.008454283" calcext:value-type="float">
            <text:p>6523.0084542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000017" calcext:value-type="float">
            <text:p>14.000017</text:p>
          </table:table-cell>
          <table:table-cell office:value-type="float" office:value="10141" calcext:value-type="float">
            <text:p>10141</text:p>
          </table:table-cell>
          <table:table-cell office:value-type="float" office:value="2116.558733422" calcext:value-type="float">
            <text:p>2116.558733422</text:p>
          </table:table-cell>
          <table:table-cell office:value-type="float" office:value="53.23625403555" calcext:value-type="float">
            <text:p>53.23625403555</text:p>
          </table:table-cell>
          <table:table-cell office:value-type="float" office:value="18325.86826513" calcext:value-type="float">
            <text:p>18325.86826513</text:p>
          </table:table-cell>
          <table:table-cell office:value-type="float" office:value="18447.76687411" calcext:value-type="float">
            <text:p>18447.76687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116.558733422" calcext:value-type="float">
            <text:p>2116.558733422</text:p>
          </table:table-cell>
          <table:table-cell office:value-type="float" office:value="53.23625403555" calcext:value-type="float">
            <text:p>53.23625403555</text:p>
          </table:table-cell>
          <table:table-cell office:value-type="float" office:value="5890.417563505" calcext:value-type="float">
            <text:p>5890.417563505</text:p>
          </table:table-cell>
          <table:table-cell office:value-type="float" office:value="6259.366904346" calcext:value-type="float">
            <text:p>6259.3669043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000036" calcext:value-type="float">
            <text:p>15.000036</text:p>
          </table:table-cell>
          <table:table-cell office:value-type="float" office:value="10141" calcext:value-type="float">
            <text:p>10141</text:p>
          </table:table-cell>
          <table:table-cell office:value-type="float" office:value="2009.094478305" calcext:value-type="float">
            <text:p>2009.094478305</text:p>
          </table:table-cell>
          <table:table-cell office:value-type="float" office:value="63.74773644133" calcext:value-type="float">
            <text:p>63.74773644133</text:p>
          </table:table-cell>
          <table:table-cell office:value-type="float" office:value="18418.97980187" calcext:value-type="float">
            <text:p>18418.97980187</text:p>
          </table:table-cell>
          <table:table-cell office:value-type="float" office:value="18528.33887154" calcext:value-type="float">
            <text:p>18528.33887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009.094478305" calcext:value-type="float">
            <text:p>2009.094478305</text:p>
          </table:table-cell>
          <table:table-cell office:value-type="float" office:value="63.74773644133" calcext:value-type="float">
            <text:p>63.74773644133</text:p>
          </table:table-cell>
          <table:table-cell office:value-type="float" office:value="5983.529100249" calcext:value-type="float">
            <text:p>5983.529100249</text:p>
          </table:table-cell>
          <table:table-cell office:value-type="float" office:value="6312.142654454" calcext:value-type="float">
            <text:p>6312.1426544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000049" calcext:value-type="float">
            <text:p>16.000049</text:p>
          </table:table-cell>
          <table:table-cell office:value-type="float" office:value="10141" calcext:value-type="float">
            <text:p>10141</text:p>
          </table:table-cell>
          <table:table-cell office:value-type="float" office:value="2147.364065049" calcext:value-type="float">
            <text:p>2147.364065049</text:p>
          </table:table-cell>
          <table:table-cell office:value-type="float" office:value="-83.03165791057" calcext:value-type="float">
            <text:p>-83.03165791057</text:p>
          </table:table-cell>
          <table:table-cell office:value-type="float" office:value="18662.0605486" calcext:value-type="float">
            <text:p>18662.0605486</text:p>
          </table:table-cell>
          <table:table-cell office:value-type="float" office:value="18785.38183279" calcext:value-type="float">
            <text:p>18785.38183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147.364065049" calcext:value-type="float">
            <text:p>2147.364065049</text:p>
          </table:table-cell>
          <table:table-cell office:value-type="float" office:value="-83.03165791057" calcext:value-type="float">
            <text:p>-83.03165791057</text:p>
          </table:table-cell>
          <table:table-cell office:value-type="float" office:value="6226.609846977" calcext:value-type="float">
            <text:p>6226.609846977</text:p>
          </table:table-cell>
          <table:table-cell office:value-type="float" office:value="6587.012742553" calcext:value-type="float">
            <text:p>6587.0127425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00001" calcext:value-type="float">
            <text:p>17.00001</text:p>
          </table:table-cell>
          <table:table-cell office:value-type="float" office:value="10141" calcext:value-type="float">
            <text:p>10141</text:p>
          </table:table-cell>
          <table:table-cell office:value-type="float" office:value="2064.01229791" calcext:value-type="float">
            <text:p>2064.01229791</text:p>
          </table:table-cell>
          <table:table-cell office:value-type="float" office:value="37.42467467743" calcext:value-type="float">
            <text:p>37.42467467743</text:p>
          </table:table-cell>
          <table:table-cell office:value-type="float" office:value="18515.81193001" calcext:value-type="float">
            <text:p>18515.81193001</text:p>
          </table:table-cell>
          <table:table-cell office:value-type="float" office:value="18630.53511845" calcext:value-type="float">
            <text:p>18630.53511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064.01229791" calcext:value-type="float">
            <text:p>2064.01229791</text:p>
          </table:table-cell>
          <table:table-cell office:value-type="float" office:value="37.42467467743" calcext:value-type="float">
            <text:p>37.42467467743</text:p>
          </table:table-cell>
          <table:table-cell office:value-type="float" office:value="6080.361228389" calcext:value-type="float">
            <text:p>6080.361228389</text:p>
          </table:table-cell>
          <table:table-cell office:value-type="float" office:value="6421.241316123" calcext:value-type="float">
            <text:p>6421.2413161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000025" calcext:value-type="float">
            <text:p>18.000025</text:p>
          </table:table-cell>
          <table:table-cell office:value-type="float" office:value="10141" calcext:value-type="float">
            <text:p>10141</text:p>
          </table:table-cell>
          <table:table-cell office:value-type="float" office:value="2143.587837548" calcext:value-type="float">
            <text:p>2143.587837548</text:p>
          </table:table-cell>
          <table:table-cell office:value-type="float" office:value="124.7769880997" calcext:value-type="float">
            <text:p>124.7769880997</text:p>
          </table:table-cell>
          <table:table-cell office:value-type="float" office:value="18812.24969948" calcext:value-type="float">
            <text:p>18812.24969948</text:p>
          </table:table-cell>
          <table:table-cell office:value-type="float" office:value="18934.39401907" calcext:value-type="float">
            <text:p>18934.39401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143.587837548" calcext:value-type="float">
            <text:p>2143.587837548</text:p>
          </table:table-cell>
          <table:table-cell office:value-type="float" office:value="124.7769880997" calcext:value-type="float">
            <text:p>124.7769880997</text:p>
          </table:table-cell>
          <table:table-cell office:value-type="float" office:value="6376.798997851" calcext:value-type="float">
            <text:p>6376.798997851</text:p>
          </table:table-cell>
          <table:table-cell office:value-type="float" office:value="6728.603389488" calcext:value-type="float">
            <text:p>6728.6033894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000048" calcext:value-type="float">
            <text:p>19.000048</text:p>
          </table:table-cell>
          <table:table-cell office:value-type="float" office:value="10141" calcext:value-type="float">
            <text:p>10141</text:p>
          </table:table-cell>
          <table:table-cell office:value-type="float" office:value="2180.552983958" calcext:value-type="float">
            <text:p>2180.552983958</text:p>
          </table:table-cell>
          <table:table-cell office:value-type="float" office:value="18.29089853435" calcext:value-type="float">
            <text:p>18.29089853435</text:p>
          </table:table-cell>
          <table:table-cell office:value-type="float" office:value="18458.44862376" calcext:value-type="float">
            <text:p>18458.44862376</text:p>
          </table:table-cell>
          <table:table-cell office:value-type="float" office:value="18586.80907173" calcext:value-type="float">
            <text:p>18586.80907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180.552983958" calcext:value-type="float">
            <text:p>2180.552983958</text:p>
          </table:table-cell>
          <table:table-cell office:value-type="float" office:value="18.29089853435" calcext:value-type="float">
            <text:p>18.29089853435</text:p>
          </table:table-cell>
          <table:table-cell office:value-type="float" office:value="6022.997922138" calcext:value-type="float">
            <text:p>6022.997922138</text:p>
          </table:table-cell>
          <table:table-cell office:value-type="float" office:value="6405.595198176" calcext:value-type="float">
            <text:p>6405.5951981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000031" calcext:value-type="float">
            <text:p>20.000031</text:p>
          </table:table-cell>
          <table:table-cell office:value-type="float" office:value="10141" calcext:value-type="float">
            <text:p>10141</text:p>
          </table:table-cell>
          <table:table-cell office:value-type="float" office:value="2211.683208491" calcext:value-type="float">
            <text:p>2211.683208491</text:p>
          </table:table-cell>
          <table:table-cell office:value-type="float" office:value="48.21362580531" calcext:value-type="float">
            <text:p>48.21362580531</text:p>
          </table:table-cell>
          <table:table-cell office:value-type="float" office:value="18362.40915353" calcext:value-type="float">
            <text:p>18362.40915353</text:p>
          </table:table-cell>
          <table:table-cell office:value-type="float" office:value="18495.1868628" calcext:value-type="float">
            <text:p>18495.1868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211.683208491" calcext:value-type="float">
            <text:p>2211.683208491</text:p>
          </table:table-cell>
          <table:table-cell office:value-type="float" office:value="48.21362580531" calcext:value-type="float">
            <text:p>48.21362580531</text:p>
          </table:table-cell>
          <table:table-cell office:value-type="float" office:value="5926.958451902" calcext:value-type="float">
            <text:p>5926.958451902</text:p>
          </table:table-cell>
          <table:table-cell office:value-type="float" office:value="6326.349947561" calcext:value-type="float">
            <text:p>6326.3499475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.000017" calcext:value-type="float">
            <text:p>21.000017</text:p>
          </table:table-cell>
          <table:table-cell office:value-type="float" office:value="10141" calcext:value-type="float">
            <text:p>10141</text:p>
          </table:table-cell>
          <table:table-cell office:value-type="float" office:value="2290.808056733" calcext:value-type="float">
            <text:p>2290.808056733</text:p>
          </table:table-cell>
          <table:table-cell office:value-type="float" office:value="-97.73833934035" calcext:value-type="float">
            <text:p>-97.73833934035</text:p>
          </table:table-cell>
          <table:table-cell office:value-type="float" office:value="18444.21326679" calcext:value-type="float">
            <text:p>18444.21326679</text:p>
          </table:table-cell>
          <table:table-cell office:value-type="float" office:value="18586.18727353" calcext:value-type="float">
            <text:p>18586.18727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290.808056733" calcext:value-type="float">
            <text:p>2290.808056733</text:p>
          </table:table-cell>
          <table:table-cell office:value-type="float" office:value="-97.73833934035" calcext:value-type="float">
            <text:p>-97.73833934035</text:p>
          </table:table-cell>
          <table:table-cell office:value-type="float" office:value="6008.76256517" calcext:value-type="float">
            <text:p>6008.76256517</text:p>
          </table:table-cell>
          <table:table-cell office:value-type="float" office:value="6431.374806397" calcext:value-type="float">
            <text:p>6431.3748063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000007" calcext:value-type="float">
            <text:p>22.000007</text:p>
          </table:table-cell>
          <table:table-cell office:value-type="float" office:value="10141" calcext:value-type="float">
            <text:p>10141</text:p>
          </table:table-cell>
          <table:table-cell office:value-type="float" office:value="2109.40394847" calcext:value-type="float">
            <text:p>2109.40394847</text:p>
          </table:table-cell>
          <table:table-cell office:value-type="float" office:value="-67.29353936769" calcext:value-type="float">
            <text:p>-67.29353936769</text:p>
          </table:table-cell>
          <table:table-cell office:value-type="float" office:value="18272.91733096" calcext:value-type="float">
            <text:p>18272.91733096</text:p>
          </table:table-cell>
          <table:table-cell office:value-type="float" office:value="18394.39102613" calcext:value-type="float">
            <text:p>18394.39102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109.40394847" calcext:value-type="float">
            <text:p>2109.40394847</text:p>
          </table:table-cell>
          <table:table-cell office:value-type="float" office:value="-67.29353936769" calcext:value-type="float">
            <text:p>-67.29353936769</text:p>
          </table:table-cell>
          <table:table-cell office:value-type="float" office:value="5837.466629331" calcext:value-type="float">
            <text:p>5837.466629331</text:p>
          </table:table-cell>
          <table:table-cell office:value-type="float" office:value="6207.264299739" calcext:value-type="float">
            <text:p>6207.2642997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.000026" calcext:value-type="float">
            <text:p>23.000026</text:p>
          </table:table-cell>
          <table:table-cell office:value-type="float" office:value="10141" calcext:value-type="float">
            <text:p>10141</text:p>
          </table:table-cell>
          <table:table-cell office:value-type="float" office:value="2129.699070621" calcext:value-type="float">
            <text:p>2129.699070621</text:p>
          </table:table-cell>
          <table:table-cell office:value-type="float" office:value="-47.98481643533" calcext:value-type="float">
            <text:p>-47.98481643533</text:p>
          </table:table-cell>
          <table:table-cell office:value-type="float" office:value="18390.56990042" calcext:value-type="float">
            <text:p>18390.56990042</text:p>
          </table:table-cell>
          <table:table-cell office:value-type="float" office:value="18513.53510101" calcext:value-type="float">
            <text:p>18513.5351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129.699070621" calcext:value-type="float">
            <text:p>2129.699070621</text:p>
          </table:table-cell>
          <table:table-cell office:value-type="float" office:value="-47.98481643533" calcext:value-type="float">
            <text:p>-47.98481643533</text:p>
          </table:table-cell>
          <table:table-cell office:value-type="float" office:value="5955.119198795" calcext:value-type="float">
            <text:p>5955.119198795</text:p>
          </table:table-cell>
          <table:table-cell office:value-type="float" office:value="6324.663259484" calcext:value-type="float">
            <text:p>6324.6632594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.000017" calcext:value-type="float">
            <text:p>24.000017</text:p>
          </table:table-cell>
          <table:table-cell office:value-type="float" office:value="10141" calcext:value-type="float">
            <text:p>10141</text:p>
          </table:table-cell>
          <table:table-cell office:value-type="float" office:value="2092.692356735" calcext:value-type="float">
            <text:p>2092.692356735</text:p>
          </table:table-cell>
          <table:table-cell office:value-type="float" office:value="100.0519523211" calcext:value-type="float">
            <text:p>100.0519523211</text:p>
          </table:table-cell>
          <table:table-cell office:value-type="float" office:value="18344.41186714" calcext:value-type="float">
            <text:p>18344.41186714</text:p>
          </table:table-cell>
          <table:table-cell office:value-type="float" office:value="18463.66210816" calcext:value-type="float">
            <text:p>18463.66210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092.692356735" calcext:value-type="float">
            <text:p>2092.692356735</text:p>
          </table:table-cell>
          <table:table-cell office:value-type="float" office:value="100.0519523211" calcext:value-type="float">
            <text:p>100.0519523211</text:p>
          </table:table-cell>
          <table:table-cell office:value-type="float" office:value="5908.961165513" calcext:value-type="float">
            <text:p>5908.961165513</text:p>
          </table:table-cell>
          <table:table-cell office:value-type="float" office:value="6269.38543628" calcext:value-type="float">
            <text:p>6269.385436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000033" calcext:value-type="float">
            <text:p>25.000033</text:p>
          </table:table-cell>
          <table:table-cell office:value-type="float" office:value="10141" calcext:value-type="float">
            <text:p>10141</text:p>
          </table:table-cell>
          <table:table-cell office:value-type="float" office:value="2094.752795596" calcext:value-type="float">
            <text:p>2094.752795596</text:p>
          </table:table-cell>
          <table:table-cell office:value-type="float" office:value="102.75166061" calcext:value-type="float">
            <text:p>102.75166061</text:p>
          </table:table-cell>
          <table:table-cell office:value-type="float" office:value="18260.93393042" calcext:value-type="float">
            <text:p>18260.93393042</text:p>
          </table:table-cell>
          <table:table-cell office:value-type="float" office:value="18380.97536013" calcext:value-type="float">
            <text:p>18380.97536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094.752795596" calcext:value-type="float">
            <text:p>2094.752795596</text:p>
          </table:table-cell>
          <table:table-cell office:value-type="float" office:value="102.75166061" calcext:value-type="float">
            <text:p>102.75166061</text:p>
          </table:table-cell>
          <table:table-cell office:value-type="float" office:value="5825.483228796" calcext:value-type="float">
            <text:p>5825.483228796</text:p>
          </table:table-cell>
          <table:table-cell office:value-type="float" office:value="6191.510480278" calcext:value-type="float">
            <text:p>6191.5104802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.000016" calcext:value-type="float">
            <text:p>26.000016</text:p>
          </table:table-cell>
          <table:table-cell office:value-type="float" office:value="10141" calcext:value-type="float">
            <text:p>10141</text:p>
          </table:table-cell>
          <table:table-cell office:value-type="float" office:value="2016.448292387" calcext:value-type="float">
            <text:p>2016.448292387</text:p>
          </table:table-cell>
          <table:table-cell office:value-type="float" office:value="15.22039001511" calcext:value-type="float">
            <text:p>15.22039001511</text:p>
          </table:table-cell>
          <table:table-cell office:value-type="float" office:value="18529.49596172" calcext:value-type="float">
            <text:p>18529.49596172</text:p>
          </table:table-cell>
          <table:table-cell office:value-type="float" office:value="18638.89792803" calcext:value-type="float">
            <text:p>18638.89792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016.448292387" calcext:value-type="float">
            <text:p>2016.448292387</text:p>
          </table:table-cell>
          <table:table-cell office:value-type="float" office:value="15.22039001511" calcext:value-type="float">
            <text:p>15.22039001511</text:p>
          </table:table-cell>
          <table:table-cell office:value-type="float" office:value="6094.045260095" calcext:value-type="float">
            <text:p>6094.045260095</text:p>
          </table:table-cell>
          <table:table-cell office:value-type="float" office:value="6419.009503671" calcext:value-type="float">
            <text:p>6419.0095036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.000026" calcext:value-type="float">
            <text:p>27.000026</text:p>
          </table:table-cell>
          <table:table-cell office:value-type="float" office:value="10141" calcext:value-type="float">
            <text:p>10141</text:p>
          </table:table-cell>
          <table:table-cell office:value-type="float" office:value="2106.450918335" calcext:value-type="float">
            <text:p>2106.450918335</text:p>
          </table:table-cell>
          <table:table-cell office:value-type="float" office:value="36.28371863625" calcext:value-type="float">
            <text:p>36.28371863625</text:p>
          </table:table-cell>
          <table:table-cell office:value-type="float" office:value="18458.64471103" calcext:value-type="float">
            <text:p>18458.64471103</text:p>
          </table:table-cell>
          <table:table-cell office:value-type="float" office:value="18578.48262231" calcext:value-type="float">
            <text:p>18578.48262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106.450918335" calcext:value-type="float">
            <text:p>2106.450918335</text:p>
          </table:table-cell>
          <table:table-cell office:value-type="float" office:value="36.28371863625" calcext:value-type="float">
            <text:p>36.28371863625</text:p>
          </table:table-cell>
          <table:table-cell office:value-type="float" office:value="6023.1940094" calcext:value-type="float">
            <text:p>6023.1940094</text:p>
          </table:table-cell>
          <table:table-cell office:value-type="float" office:value="6381.012306403" calcext:value-type="float">
            <text:p>6381.0123064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.000018" calcext:value-type="float">
            <text:p>28.000018</text:p>
          </table:table-cell>
          <table:table-cell office:value-type="float" office:value="10141" calcext:value-type="float">
            <text:p>10141</text:p>
          </table:table-cell>
          <table:table-cell office:value-type="float" office:value="2005.507506456" calcext:value-type="float">
            <text:p>2005.507506456</text:p>
          </table:table-cell>
          <table:table-cell office:value-type="float" office:value="97.79739601249" calcext:value-type="float">
            <text:p>97.79739601249</text:p>
          </table:table-cell>
          <table:table-cell office:value-type="float" office:value="18442.27537888" calcext:value-type="float">
            <text:p>18442.27537888</text:p>
          </table:table-cell>
          <table:table-cell office:value-type="float" office:value="18551.25725765" calcext:value-type="float">
            <text:p>18551.25725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005.507506456" calcext:value-type="float">
            <text:p>2005.507506456</text:p>
          </table:table-cell>
          <table:table-cell office:value-type="float" office:value="97.79739601249" calcext:value-type="float">
            <text:p>97.79739601249</text:p>
          </table:table-cell>
          <table:table-cell office:value-type="float" office:value="6006.824677258" calcext:value-type="float">
            <text:p>6006.824677258</text:p>
          </table:table-cell>
          <table:table-cell office:value-type="float" office:value="6333.527247311" calcext:value-type="float">
            <text:p>6333.5272473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.000018" calcext:value-type="float">
            <text:p>29.000018</text:p>
          </table:table-cell>
          <table:table-cell office:value-type="float" office:value="10141" calcext:value-type="float">
            <text:p>10141</text:p>
          </table:table-cell>
          <table:table-cell office:value-type="float" office:value="2098.683798175" calcext:value-type="float">
            <text:p>2098.683798175</text:p>
          </table:table-cell>
          <table:table-cell office:value-type="float" office:value="20.36993662731" calcext:value-type="float">
            <text:p>20.36993662731</text:p>
          </table:table-cell>
          <table:table-cell office:value-type="float" office:value="18480.26981439" calcext:value-type="float">
            <text:p>18480.26981439</text:p>
          </table:table-cell>
          <table:table-cell office:value-type="float" office:value="18599.06613333" calcext:value-type="float">
            <text:p>18599.0661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098.683798175" calcext:value-type="float">
            <text:p>2098.683798175</text:p>
          </table:table-cell>
          <table:table-cell office:value-type="float" office:value="20.36993662731" calcext:value-type="float">
            <text:p>20.36993662731</text:p>
          </table:table-cell>
          <table:table-cell office:value-type="float" office:value="6044.819112768" calcext:value-type="float">
            <text:p>6044.819112768</text:p>
          </table:table-cell>
          <table:table-cell office:value-type="float" office:value="6398.806664147" calcext:value-type="float">
            <text:p>6398.8066641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000004" calcext:value-type="float">
            <text:p>30.000004</text:p>
          </table:table-cell>
          <table:table-cell office:value-type="float" office:value="10141" calcext:value-type="float">
            <text:p>10141</text:p>
          </table:table-cell>
          <table:table-cell office:value-type="float" office:value="2093.758608409" calcext:value-type="float">
            <text:p>2093.758608409</text:p>
          </table:table-cell>
          <table:table-cell office:value-type="float" office:value="-77.82572096343" calcext:value-type="float">
            <text:p>-77.82572096343</text:p>
          </table:table-cell>
          <table:table-cell office:value-type="float" office:value="18461.50226574" calcext:value-type="float">
            <text:p>18461.50226574</text:p>
          </table:table-cell>
          <table:table-cell office:value-type="float" office:value="18580.01474329" calcext:value-type="float">
            <text:p>18580.01474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093.758608409" calcext:value-type="float">
            <text:p>2093.758608409</text:p>
          </table:table-cell>
          <table:table-cell office:value-type="float" office:value="-77.82572096343" calcext:value-type="float">
            <text:p>-77.82572096343</text:p>
          </table:table-cell>
          <table:table-cell office:value-type="float" office:value="6026.051564114" calcext:value-type="float">
            <text:p>6026.051564114</text:p>
          </table:table-cell>
          <table:table-cell office:value-type="float" office:value="6379.904341484" calcext:value-type="float">
            <text:p>6379.9043414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.00002" calcext:value-type="float">
            <text:p>31.00002</text:p>
          </table:table-cell>
          <table:table-cell office:value-type="float" office:value="10141" calcext:value-type="float">
            <text:p>10141</text:p>
          </table:table-cell>
          <table:table-cell office:value-type="float" office:value="2027.571312475" calcext:value-type="float">
            <text:p>2027.571312475</text:p>
          </table:table-cell>
          <table:table-cell office:value-type="float" office:value="63.32441605847" calcext:value-type="float">
            <text:p>63.32441605847</text:p>
          </table:table-cell>
          <table:table-cell office:value-type="float" office:value="18464.1808653" calcext:value-type="float">
            <text:p>18464.1808653</text:p>
          </table:table-cell>
          <table:table-cell office:value-type="float" office:value="18575.28009036" calcext:value-type="float">
            <text:p>18575.28009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027.571312475" calcext:value-type="float">
            <text:p>2027.571312475</text:p>
          </table:table-cell>
          <table:table-cell office:value-type="float" office:value="63.32441605847" calcext:value-type="float">
            <text:p>63.32441605847</text:p>
          </table:table-cell>
          <table:table-cell office:value-type="float" office:value="6028.730163674" calcext:value-type="float">
            <text:p>6028.730163674</text:p>
          </table:table-cell>
          <table:table-cell office:value-type="float" office:value="6360.868085036" calcext:value-type="float">
            <text:p>6360.8680850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000027" calcext:value-type="float">
            <text:p>32.000027</text:p>
          </table:table-cell>
          <table:table-cell office:value-type="float" office:value="10141" calcext:value-type="float">
            <text:p>10141</text:p>
          </table:table-cell>
          <table:table-cell office:value-type="float" office:value="2035.350630331" calcext:value-type="float">
            <text:p>2035.350630331</text:p>
          </table:table-cell>
          <table:table-cell office:value-type="float" office:value="-33.67425778584" calcext:value-type="float">
            <text:p>-33.67425778584</text:p>
          </table:table-cell>
          <table:table-cell office:value-type="float" office:value="18236.88880663" calcext:value-type="float">
            <text:p>18236.88880663</text:p>
          </table:table-cell>
          <table:table-cell office:value-type="float" office:value="18350.14712446" calcext:value-type="float">
            <text:p>18350.14712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035.350630331" calcext:value-type="float">
            <text:p>2035.350630331</text:p>
          </table:table-cell>
          <table:table-cell office:value-type="float" office:value="-33.67425778584" calcext:value-type="float">
            <text:p>-33.67425778584</text:p>
          </table:table-cell>
          <table:table-cell office:value-type="float" office:value="5801.438105002" calcext:value-type="float">
            <text:p>5801.438105002</text:p>
          </table:table-cell>
          <table:table-cell office:value-type="float" office:value="6148.20870093" calcext:value-type="float">
            <text:p>6148.208700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000031" calcext:value-type="float">
            <text:p>33.000031</text:p>
          </table:table-cell>
          <table:table-cell office:value-type="float" office:value="10141" calcext:value-type="float">
            <text:p>10141</text:p>
          </table:table-cell>
          <table:table-cell office:value-type="float" office:value="1996.069125885" calcext:value-type="float">
            <text:p>1996.069125885</text:p>
          </table:table-cell>
          <table:table-cell office:value-type="float" office:value="-36.65239132119" calcext:value-type="float">
            <text:p>-36.65239132119</text:p>
          </table:table-cell>
          <table:table-cell office:value-type="float" office:value="18350.63220772" calcext:value-type="float">
            <text:p>18350.63220772</text:p>
          </table:table-cell>
          <table:table-cell office:value-type="float" office:value="18458.90944168" calcext:value-type="float">
            <text:p>18458.90944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996.069125885" calcext:value-type="float">
            <text:p>1996.069125885</text:p>
          </table:table-cell>
          <table:table-cell office:value-type="float" office:value="-36.65239132119" calcext:value-type="float">
            <text:p>-36.65239132119</text:p>
          </table:table-cell>
          <table:table-cell office:value-type="float" office:value="5915.181506099" calcext:value-type="float">
            <text:p>5915.181506099</text:p>
          </table:table-cell>
          <table:table-cell office:value-type="float" office:value="6242.996684542" calcext:value-type="float">
            <text:p>6242.9966845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000002" calcext:value-type="float">
            <text:p>34.000002</text:p>
          </table:table-cell>
          <table:table-cell office:value-type="float" office:value="10141" calcext:value-type="float">
            <text:p>10141</text:p>
          </table:table-cell>
          <table:table-cell office:value-type="float" office:value="1977.443036415" calcext:value-type="float">
            <text:p>1977.443036415</text:p>
          </table:table-cell>
          <table:table-cell office:value-type="float" office:value="45.01812064087" calcext:value-type="float">
            <text:p>45.01812064087</text:p>
          </table:table-cell>
          <table:table-cell office:value-type="float" office:value="18458.42367355" calcext:value-type="float">
            <text:p>18458.42367355</text:p>
          </table:table-cell>
          <table:table-cell office:value-type="float" office:value="18564.0973954" calcext:value-type="float">
            <text:p>18564.0973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977.443036415" calcext:value-type="float">
            <text:p>1977.443036415</text:p>
          </table:table-cell>
          <table:table-cell office:value-type="float" office:value="45.01812064087" calcext:value-type="float">
            <text:p>45.01812064087</text:p>
          </table:table-cell>
          <table:table-cell office:value-type="float" office:value="6022.972971929" calcext:value-type="float">
            <text:p>6022.972971929</text:p>
          </table:table-cell>
          <table:table-cell office:value-type="float" office:value="6339.440907054" calcext:value-type="float">
            <text:p>6339.4409070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000022" calcext:value-type="float">
            <text:p>35.000022</text:p>
          </table:table-cell>
          <table:table-cell office:value-type="float" office:value="10141" calcext:value-type="float">
            <text:p>10141</text:p>
          </table:table-cell>
          <table:table-cell office:value-type="float" office:value="2032.916394892" calcext:value-type="float">
            <text:p>2032.916394892</text:p>
          </table:table-cell>
          <table:table-cell office:value-type="float" office:value="-2.537025344006" calcext:value-type="float">
            <text:p>-2.537025344006</text:p>
          </table:table-cell>
          <table:table-cell office:value-type="float" office:value="18507.57872633" calcext:value-type="float">
            <text:p>18507.57872633</text:p>
          </table:table-cell>
          <table:table-cell office:value-type="float" office:value="18618.89432315" calcext:value-type="float">
            <text:p>18618.89432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032.916394892" calcext:value-type="float">
            <text:p>2032.916394892</text:p>
          </table:table-cell>
          <table:table-cell office:value-type="float" office:value="-2.537025344006" calcext:value-type="float">
            <text:p>-2.537025344006</text:p>
          </table:table-cell>
          <table:table-cell office:value-type="float" office:value="6072.128024707" calcext:value-type="float">
            <text:p>6072.128024707</text:p>
          </table:table-cell>
          <table:table-cell office:value-type="float" office:value="6403.397086981" calcext:value-type="float">
            <text:p>6403.3970869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000007" calcext:value-type="float">
            <text:p>36.000007</text:p>
          </table:table-cell>
          <table:table-cell office:value-type="float" office:value="10141" calcext:value-type="float">
            <text:p>10141</text:p>
          </table:table-cell>
          <table:table-cell office:value-type="float" office:value="2060.000816451" calcext:value-type="float">
            <text:p>2060.000816451</text:p>
          </table:table-cell>
          <table:table-cell office:value-type="float" office:value="-30.91487353396" calcext:value-type="float">
            <text:p>-30.91487353396</text:p>
          </table:table-cell>
          <table:table-cell office:value-type="float" office:value="18379.0069345" calcext:value-type="float">
            <text:p>18379.0069345</text:p>
          </table:table-cell>
          <table:table-cell office:value-type="float" office:value="18494.11947056" calcext:value-type="float">
            <text:p>18494.11947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060.000816451" calcext:value-type="float">
            <text:p>2060.000816451</text:p>
          </table:table-cell>
          <table:table-cell office:value-type="float" office:value="-30.91487353396" calcext:value-type="float">
            <text:p>-30.91487353396</text:p>
          </table:table-cell>
          <table:table-cell office:value-type="float" office:value="5943.556232872" calcext:value-type="float">
            <text:p>5943.556232872</text:p>
          </table:table-cell>
          <table:table-cell office:value-type="float" office:value="6290.502347706" calcext:value-type="float">
            <text:p>6290.5023477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000002" calcext:value-type="float">
            <text:p>37.000002</text:p>
          </table:table-cell>
          <table:table-cell office:value-type="float" office:value="10141" calcext:value-type="float">
            <text:p>10141</text:p>
          </table:table-cell>
          <table:table-cell office:value-type="float" office:value="2030.085072565" calcext:value-type="float">
            <text:p>2030.085072565</text:p>
          </table:table-cell>
          <table:table-cell office:value-type="float" office:value="-113.2801034806" calcext:value-type="float">
            <text:p>-113.2801034806</text:p>
          </table:table-cell>
          <table:table-cell office:value-type="float" office:value="18523.07925399" calcext:value-type="float">
            <text:p>18523.07925399</text:p>
          </table:table-cell>
          <table:table-cell office:value-type="float" office:value="18634.33773531" calcext:value-type="float">
            <text:p>18634.33773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030.085072565" calcext:value-type="float">
            <text:p>2030.085072565</text:p>
          </table:table-cell>
          <table:table-cell office:value-type="float" office:value="-113.2801034806" calcext:value-type="float">
            <text:p>-113.2801034806</text:p>
          </table:table-cell>
          <table:table-cell office:value-type="float" office:value="6087.62855237" calcext:value-type="float">
            <text:p>6087.62855237</text:p>
          </table:table-cell>
          <table:table-cell office:value-type="float" office:value="6418.200618189" calcext:value-type="float">
            <text:p>6418.2006181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.000026" calcext:value-type="float">
            <text:p>38.000026</text:p>
          </table:table-cell>
          <table:table-cell office:value-type="float" office:value="10141" calcext:value-type="float">
            <text:p>10141</text:p>
          </table:table-cell>
          <table:table-cell office:value-type="float" office:value="2039.396605357" calcext:value-type="float">
            <text:p>2039.396605357</text:p>
          </table:table-cell>
          <table:table-cell office:value-type="float" office:value="48.44023413916" calcext:value-type="float">
            <text:p>48.44023413916</text:p>
          </table:table-cell>
          <table:table-cell office:value-type="float" office:value="18467.71858493" calcext:value-type="float">
            <text:p>18467.71858493</text:p>
          </table:table-cell>
          <table:table-cell office:value-type="float" office:value="18580.04614371" calcext:value-type="float">
            <text:p>18580.04614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039.396605357" calcext:value-type="float">
            <text:p>2039.396605357</text:p>
          </table:table-cell>
          <table:table-cell office:value-type="float" office:value="48.44023413916" calcext:value-type="float">
            <text:p>48.44023413916</text:p>
          </table:table-cell>
          <table:table-cell office:value-type="float" office:value="6032.267883304" calcext:value-type="float">
            <text:p>6032.267883304</text:p>
          </table:table-cell>
          <table:table-cell office:value-type="float" office:value="6367.867836738" calcext:value-type="float">
            <text:p>6367.8678367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.000047" calcext:value-type="float">
            <text:p>39.000047</text:p>
          </table:table-cell>
          <table:table-cell office:value-type="float" office:value="10141" calcext:value-type="float">
            <text:p>10141</text:p>
          </table:table-cell>
          <table:table-cell office:value-type="float" office:value="1987.025224279" calcext:value-type="float">
            <text:p>1987.025224279</text:p>
          </table:table-cell>
          <table:table-cell office:value-type="float" office:value="15.74197465927" calcext:value-type="float">
            <text:p>15.74197465927</text:p>
          </table:table-cell>
          <table:table-cell office:value-type="float" office:value="18435.04318547" calcext:value-type="float">
            <text:p>18435.04318547</text:p>
          </table:table-cell>
          <table:table-cell office:value-type="float" office:value="18541.82661719" calcext:value-type="float">
            <text:p>18541.82661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1987.025224279" calcext:value-type="float">
            <text:p>1987.025224279</text:p>
          </table:table-cell>
          <table:table-cell office:value-type="float" office:value="15.74197465927" calcext:value-type="float">
            <text:p>15.74197465927</text:p>
          </table:table-cell>
          <table:table-cell office:value-type="float" office:value="5999.592483844" calcext:value-type="float">
            <text:p>5999.592483844</text:p>
          </table:table-cell>
          <table:table-cell office:value-type="float" office:value="6320.097073929" calcext:value-type="float">
            <text:p>6320.0970739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.000057" calcext:value-type="float">
            <text:p>40.000057</text:p>
          </table:table-cell>
          <table:table-cell office:value-type="float" office:value="10141" calcext:value-type="float">
            <text:p>10141</text:p>
          </table:table-cell>
          <table:table-cell office:value-type="float" office:value="2148.121790884" calcext:value-type="float">
            <text:p>2148.121790884</text:p>
          </table:table-cell>
          <table:table-cell office:value-type="float" office:value="-4.11698072121" calcext:value-type="float">
            <text:p>-4.11698072121</text:p>
          </table:table-cell>
          <table:table-cell office:value-type="float" office:value="18450.44664444" calcext:value-type="float">
            <text:p>18450.44664444</text:p>
          </table:table-cell>
          <table:table-cell office:value-type="float" office:value="18575.07538497" calcext:value-type="float">
            <text:p>18575.07538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2148.121790884" calcext:value-type="float">
            <text:p>2148.121790884</text:p>
          </table:table-cell>
          <table:table-cell office:value-type="float" office:value="-4.11698072121" calcext:value-type="float">
            <text:p>-4.11698072121</text:p>
          </table:table-cell>
          <table:table-cell office:value-type="float" office:value="6014.995942811" calcext:value-type="float">
            <text:p>6014.995942811</text:p>
          </table:table-cell>
          <table:table-cell office:value-type="float" office:value="6387.066648316" calcext:value-type="float">
            <text:p>6387.066648316</text:p>
          </table:table-cell>
        </table:table-row>
      </table:table>
      <table:table table:name="Sheet3" table:style-name="ta1"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Time [s]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ForceFluid.x [N]</text:p>
          </table:table-cell>
          <table:table-cell office:value-type="string" calcext:value-type="string">
            <text:p>ForceFluid.y [N]</text:p>
          </table:table-cell>
          <table:table-cell office:value-type="string" calcext:value-type="string">
            <text:p>ForceFluid.z [N]</text:p>
          </table:table-cell>
          <table:table-cell office:value-type="string" calcext:value-type="string">
            <text:p>ForceFluid [N]</text:p>
          </table:table-cell>
          <table:table-cell office:value-type="string" calcext:value-type="string">
            <text:p>Weight.x [N]</text:p>
          </table:table-cell>
          <table:table-cell office:value-type="string" calcext:value-type="string">
            <text:p>Weight.y [N]</text:p>
          </table:table-cell>
          <table:table-cell office:value-type="string" calcext:value-type="string">
            <text:p>Weight.z [N]</text:p>
          </table:table-cell>
          <table:table-cell office:value-type="string" calcext:value-type="string">
            <text:p>ForceTotal.x [N]</text:p>
          </table:table-cell>
          <table:table-cell office:value-type="string" calcext:value-type="string">
            <text:p>ForceTotal.y [N]</text:p>
          </table:table-cell>
          <table:table-cell office:value-type="string" calcext:value-type="string">
            <text:p>ForceTotal.z [N]</text:p>
          </table:table-cell>
          <table:table-cell office:value-type="string" calcext:value-type="string">
            <text:p>ForceTotal [N]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141" calcext:value-type="float">
            <text:p>10141</text:p>
          </table:table-cell>
          <table:table-cell office:value-type="float" office:value="54267.00590032" calcext:value-type="float">
            <text:p>54267.00590032</text:p>
          </table:table-cell>
          <table:table-cell office:value-type="float" office:value="-646.6796066392" calcext:value-type="float">
            <text:p>-646.6796066392</text:p>
          </table:table-cell>
          <table:table-cell office:value-type="float" office:value="-29613.74688041" calcext:value-type="float">
            <text:p>-29613.74688041</text:p>
          </table:table-cell>
          <table:table-cell office:value-type="float" office:value="61824.75336138" calcext:value-type="float">
            <text:p>61824.7533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5426.00590032" calcext:value-type="float">
            <text:p>5426.00590032</text:p>
          </table:table-cell>
          <table:table-cell office:value-type="float" office:value="-646.6796066392" calcext:value-type="float">
            <text:p>-646.6796066392</text:p>
          </table:table-cell>
          <table:table-cell office:value-type="float" office:value="-42049.19758204" calcext:value-type="float">
            <text:p>-42049.19758204</text:p>
          </table:table-cell>
          <table:table-cell office:value-type="float" office:value="68654.65127136" calcext:value-type="float">
            <text:p>68654.651271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0044" calcext:value-type="float">
            <text:p>1.000044</text:p>
          </table:table-cell>
          <table:table-cell office:value-type="float" office:value="10141" calcext:value-type="float">
            <text:p>10141</text:p>
          </table:table-cell>
          <table:table-cell office:value-type="float" office:value="9758.609287866" calcext:value-type="float">
            <text:p>9758.609287866</text:p>
          </table:table-cell>
          <table:table-cell office:value-type="float" office:value="493.0202727652" calcext:value-type="float">
            <text:p>493.0202727652</text:p>
          </table:table-cell>
          <table:table-cell office:value-type="float" office:value="34275.96702759" calcext:value-type="float">
            <text:p>34275.96702759</text:p>
          </table:table-cell>
          <table:table-cell office:value-type="float" office:value="35641.48481614" calcext:value-type="float">
            <text:p>35641.48481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9758.609287866" calcext:value-type="float">
            <text:p>9758.609287866</text:p>
          </table:table-cell>
          <table:table-cell office:value-type="float" office:value="493.0202727652" calcext:value-type="float">
            <text:p>493.0202727652</text:p>
          </table:table-cell>
          <table:table-cell office:value-type="float" office:value="21840.51632597" calcext:value-type="float">
            <text:p>21840.51632597</text:p>
          </table:table-cell>
          <table:table-cell office:value-type="float" office:value="23926.58934339" calcext:value-type="float">
            <text:p>23926.589343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00018" calcext:value-type="float">
            <text:p>2.000018</text:p>
          </table:table-cell>
          <table:table-cell office:value-type="float" office:value="10141" calcext:value-type="float">
            <text:p>10141</text:p>
          </table:table-cell>
          <table:table-cell office:value-type="float" office:value="9234.013163627" calcext:value-type="float">
            <text:p>9234.013163627</text:p>
          </table:table-cell>
          <table:table-cell office:value-type="float" office:value="467.8735214542" calcext:value-type="float">
            <text:p>467.8735214542</text:p>
          </table:table-cell>
          <table:table-cell office:value-type="float" office:value="20355.96823592" calcext:value-type="float">
            <text:p>20355.96823592</text:p>
          </table:table-cell>
          <table:table-cell office:value-type="float" office:value="22357.35555829" calcext:value-type="float">
            <text:p>22357.35555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9234.013163627" calcext:value-type="float">
            <text:p>9234.013163627</text:p>
          </table:table-cell>
          <table:table-cell office:value-type="float" office:value="467.8735214542" calcext:value-type="float">
            <text:p>467.8735214542</text:p>
          </table:table-cell>
          <table:table-cell office:value-type="float" office:value="7920.517534295" calcext:value-type="float">
            <text:p>7920.517534295</text:p>
          </table:table-cell>
          <table:table-cell office:value-type="float" office:value="12174.58429472" calcext:value-type="float">
            <text:p>12174.584294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00011" calcext:value-type="float">
            <text:p>3.000011</text:p>
          </table:table-cell>
          <table:table-cell office:value-type="float" office:value="10141" calcext:value-type="float">
            <text:p>10141</text:p>
          </table:table-cell>
          <table:table-cell office:value-type="float" office:value="7483.831822202" calcext:value-type="float">
            <text:p>7483.831822202</text:p>
          </table:table-cell>
          <table:table-cell office:value-type="float" office:value="97.86047145355" calcext:value-type="float">
            <text:p>97.86047145355</text:p>
          </table:table-cell>
          <table:table-cell office:value-type="float" office:value="18794.06904497" calcext:value-type="float">
            <text:p>18794.06904497</text:p>
          </table:table-cell>
          <table:table-cell office:value-type="float" office:value="20229.54143528" calcext:value-type="float">
            <text:p>20229.54143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7483.831822202" calcext:value-type="float">
            <text:p>7483.831822202</text:p>
          </table:table-cell>
          <table:table-cell office:value-type="float" office:value="97.86047145355" calcext:value-type="float">
            <text:p>97.86047145355</text:p>
          </table:table-cell>
          <table:table-cell office:value-type="float" office:value="6358.618343341" calcext:value-type="float">
            <text:p>6358.618343341</text:p>
          </table:table-cell>
          <table:table-cell office:value-type="float" office:value="9820.862622558" calcext:value-type="float">
            <text:p>9820.862622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00001" calcext:value-type="float">
            <text:p>4.000001</text:p>
          </table:table-cell>
          <table:table-cell office:value-type="float" office:value="10141" calcext:value-type="float">
            <text:p>10141</text:p>
          </table:table-cell>
          <table:table-cell office:value-type="float" office:value="7547.587535717" calcext:value-type="float">
            <text:p>7547.587535717</text:p>
          </table:table-cell>
          <table:table-cell office:value-type="float" office:value="-103.2835666581" calcext:value-type="float">
            <text:p>-103.2835666581</text:p>
          </table:table-cell>
          <table:table-cell office:value-type="float" office:value="17702.05773501" calcext:value-type="float">
            <text:p>17702.05773501</text:p>
          </table:table-cell>
          <table:table-cell office:value-type="float" office:value="19244.20934095" calcext:value-type="float">
            <text:p>19244.20934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7547.587535717" calcext:value-type="float">
            <text:p>7547.587535717</text:p>
          </table:table-cell>
          <table:table-cell office:value-type="float" office:value="-103.2835666581" calcext:value-type="float">
            <text:p>-103.2835666581</text:p>
          </table:table-cell>
          <table:table-cell office:value-type="float" office:value="5266.607033388" calcext:value-type="float">
            <text:p>5266.607033388</text:p>
          </table:table-cell>
          <table:table-cell office:value-type="float" office:value="9204.015142783" calcext:value-type="float">
            <text:p>9204.0151427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00002" calcext:value-type="float">
            <text:p>5.00002</text:p>
          </table:table-cell>
          <table:table-cell office:value-type="float" office:value="10141" calcext:value-type="float">
            <text:p>10141</text:p>
          </table:table-cell>
          <table:table-cell office:value-type="float" office:value="7314.24439213" calcext:value-type="float">
            <text:p>7314.24439213</text:p>
          </table:table-cell>
          <table:table-cell office:value-type="float" office:value="-36.16099437365" calcext:value-type="float">
            <text:p>-36.16099437365</text:p>
          </table:table-cell>
          <table:table-cell office:value-type="float" office:value="17889.71987898" calcext:value-type="float">
            <text:p>17889.71987898</text:p>
          </table:table-cell>
          <table:table-cell office:value-type="float" office:value="19327.22318373" calcext:value-type="float">
            <text:p>19327.22318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7314.24439213" calcext:value-type="float">
            <text:p>7314.24439213</text:p>
          </table:table-cell>
          <table:table-cell office:value-type="float" office:value="-36.16099437365" calcext:value-type="float">
            <text:p>-36.16099437365</text:p>
          </table:table-cell>
          <table:table-cell office:value-type="float" office:value="5454.269177359" calcext:value-type="float">
            <text:p>5454.269177359</text:p>
          </table:table-cell>
          <table:table-cell office:value-type="float" office:value="9124.06328915" calcext:value-type="float">
            <text:p>9124.063289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00028" calcext:value-type="float">
            <text:p>6.000028</text:p>
          </table:table-cell>
          <table:table-cell office:value-type="float" office:value="10141" calcext:value-type="float">
            <text:p>10141</text:p>
          </table:table-cell>
          <table:table-cell office:value-type="float" office:value="6802.698886253" calcext:value-type="float">
            <text:p>6802.698886253</text:p>
          </table:table-cell>
          <table:table-cell office:value-type="float" office:value="-32.58257658364" calcext:value-type="float">
            <text:p>-32.58257658364</text:p>
          </table:table-cell>
          <table:table-cell office:value-type="float" office:value="18125.58875175" calcext:value-type="float">
            <text:p>18125.58875175</text:p>
          </table:table-cell>
          <table:table-cell office:value-type="float" office:value="19360.13278258" calcext:value-type="float">
            <text:p>19360.1327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802.698886253" calcext:value-type="float">
            <text:p>6802.698886253</text:p>
          </table:table-cell>
          <table:table-cell office:value-type="float" office:value="-32.58257658364" calcext:value-type="float">
            <text:p>-32.58257658364</text:p>
          </table:table-cell>
          <table:table-cell office:value-type="float" office:value="5690.138050127" calcext:value-type="float">
            <text:p>5690.138050127</text:p>
          </table:table-cell>
          <table:table-cell office:value-type="float" office:value="8868.790491991" calcext:value-type="float">
            <text:p>8868.7904919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00004" calcext:value-type="float">
            <text:p>7.00004</text:p>
          </table:table-cell>
          <table:table-cell office:value-type="float" office:value="10141" calcext:value-type="float">
            <text:p>10141</text:p>
          </table:table-cell>
          <table:table-cell office:value-type="float" office:value="6684.83271536" calcext:value-type="float">
            <text:p>6684.83271536</text:p>
          </table:table-cell>
          <table:table-cell office:value-type="float" office:value="-140.7970426993" calcext:value-type="float">
            <text:p>-140.7970426993</text:p>
          </table:table-cell>
          <table:table-cell office:value-type="float" office:value="18615.23594549" calcext:value-type="float">
            <text:p>18615.23594549</text:p>
          </table:table-cell>
          <table:table-cell office:value-type="float" office:value="19779.63148155" calcext:value-type="float">
            <text:p>19779.63148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684.83271536" calcext:value-type="float">
            <text:p>6684.83271536</text:p>
          </table:table-cell>
          <table:table-cell office:value-type="float" office:value="-140.7970426993" calcext:value-type="float">
            <text:p>-140.7970426993</text:p>
          </table:table-cell>
          <table:table-cell office:value-type="float" office:value="6179.785243865" calcext:value-type="float">
            <text:p>6179.785243865</text:p>
          </table:table-cell>
          <table:table-cell office:value-type="float" office:value="9104.754686419" calcext:value-type="float">
            <text:p>9104.754686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00022" calcext:value-type="float">
            <text:p>8.000022</text:p>
          </table:table-cell>
          <table:table-cell office:value-type="float" office:value="10141" calcext:value-type="float">
            <text:p>10141</text:p>
          </table:table-cell>
          <table:table-cell office:value-type="float" office:value="6588.208897165" calcext:value-type="float">
            <text:p>6588.208897165</text:p>
          </table:table-cell>
          <table:table-cell office:value-type="float" office:value="-85.63842146935" calcext:value-type="float">
            <text:p>-85.63842146935</text:p>
          </table:table-cell>
          <table:table-cell office:value-type="float" office:value="18452.57516018" calcext:value-type="float">
            <text:p>18452.57516018</text:p>
          </table:table-cell>
          <table:table-cell office:value-type="float" office:value="19593.60509079" calcext:value-type="float">
            <text:p>19593.60509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588.208897165" calcext:value-type="float">
            <text:p>6588.208897165</text:p>
          </table:table-cell>
          <table:table-cell office:value-type="float" office:value="-85.63842146935" calcext:value-type="float">
            <text:p>-85.63842146935</text:p>
          </table:table-cell>
          <table:table-cell office:value-type="float" office:value="6017.124458551" calcext:value-type="float">
            <text:p>6017.124458551</text:p>
          </table:table-cell>
          <table:table-cell office:value-type="float" office:value="8922.870455274" calcext:value-type="float">
            <text:p>8922.8704552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000048" calcext:value-type="float">
            <text:p>9.000048</text:p>
          </table:table-cell>
          <table:table-cell office:value-type="float" office:value="10141" calcext:value-type="float">
            <text:p>10141</text:p>
          </table:table-cell>
          <table:table-cell office:value-type="float" office:value="6626.959712957" calcext:value-type="float">
            <text:p>6626.959712957</text:p>
          </table:table-cell>
          <table:table-cell office:value-type="float" office:value="21.60174821758" calcext:value-type="float">
            <text:p>21.60174821758</text:p>
          </table:table-cell>
          <table:table-cell office:value-type="float" office:value="18176.32883946" calcext:value-type="float">
            <text:p>18176.32883946</text:p>
          </table:table-cell>
          <table:table-cell office:value-type="float" office:value="19346.73077687" calcext:value-type="float">
            <text:p>19346.73077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626.959712957" calcext:value-type="float">
            <text:p>6626.959712957</text:p>
          </table:table-cell>
          <table:table-cell office:value-type="float" office:value="21.60174821758" calcext:value-type="float">
            <text:p>21.60174821758</text:p>
          </table:table-cell>
          <table:table-cell office:value-type="float" office:value="5740.878137831" calcext:value-type="float">
            <text:p>5740.878137831</text:p>
          </table:table-cell>
          <table:table-cell office:value-type="float" office:value="8767.824329108" calcext:value-type="float">
            <text:p>8767.824329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000046" calcext:value-type="float">
            <text:p>10.000046</text:p>
          </table:table-cell>
          <table:table-cell office:value-type="float" office:value="10141" calcext:value-type="float">
            <text:p>10141</text:p>
          </table:table-cell>
          <table:table-cell office:value-type="float" office:value="6937.953237887" calcext:value-type="float">
            <text:p>6937.953237887</text:p>
          </table:table-cell>
          <table:table-cell office:value-type="float" office:value="2.976126901414" calcext:value-type="float">
            <text:p>2.976126901414</text:p>
          </table:table-cell>
          <table:table-cell office:value-type="float" office:value="18497.14211244" calcext:value-type="float">
            <text:p>18497.14211244</text:p>
          </table:table-cell>
          <table:table-cell office:value-type="float" office:value="19755.49215576" calcext:value-type="float">
            <text:p>19755.49215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937.953237887" calcext:value-type="float">
            <text:p>6937.953237887</text:p>
          </table:table-cell>
          <table:table-cell office:value-type="float" office:value="2.976126901414" calcext:value-type="float">
            <text:p>2.976126901414</text:p>
          </table:table-cell>
          <table:table-cell office:value-type="float" office:value="6061.691410813" calcext:value-type="float">
            <text:p>6061.691410813</text:p>
          </table:table-cell>
          <table:table-cell office:value-type="float" office:value="9212.996621533" calcext:value-type="float">
            <text:p>9212.9966215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000029" calcext:value-type="float">
            <text:p>11.000029</text:p>
          </table:table-cell>
          <table:table-cell office:value-type="float" office:value="10141" calcext:value-type="float">
            <text:p>10141</text:p>
          </table:table-cell>
          <table:table-cell office:value-type="float" office:value="6969.37473338" calcext:value-type="float">
            <text:p>6969.37473338</text:p>
          </table:table-cell>
          <table:table-cell office:value-type="float" office:value="-125.9895214722" calcext:value-type="float">
            <text:p>-125.9895214722</text:p>
          </table:table-cell>
          <table:table-cell office:value-type="float" office:value="18632.35855019" calcext:value-type="float">
            <text:p>18632.35855019</text:p>
          </table:table-cell>
          <table:table-cell office:value-type="float" office:value="19893.53771144" calcext:value-type="float">
            <text:p>19893.53771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969.37473338" calcext:value-type="float">
            <text:p>6969.37473338</text:p>
          </table:table-cell>
          <table:table-cell office:value-type="float" office:value="-125.9895214722" calcext:value-type="float">
            <text:p>-125.9895214722</text:p>
          </table:table-cell>
          <table:table-cell office:value-type="float" office:value="6196.90784856" calcext:value-type="float">
            <text:p>6196.90784856</text:p>
          </table:table-cell>
          <table:table-cell office:value-type="float" office:value="9326.828207775" calcext:value-type="float">
            <text:p>9326.8282077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00043" calcext:value-type="float">
            <text:p>12.000043</text:p>
          </table:table-cell>
          <table:table-cell office:value-type="float" office:value="10141" calcext:value-type="float">
            <text:p>10141</text:p>
          </table:table-cell>
          <table:table-cell office:value-type="float" office:value="6744.575941129" calcext:value-type="float">
            <text:p>6744.575941129</text:p>
          </table:table-cell>
          <table:table-cell office:value-type="float" office:value="-219.8155595528" calcext:value-type="float">
            <text:p>-219.8155595528</text:p>
          </table:table-cell>
          <table:table-cell office:value-type="float" office:value="18580.09096257" calcext:value-type="float">
            <text:p>18580.09096257</text:p>
          </table:table-cell>
          <table:table-cell office:value-type="float" office:value="19767.58466994" calcext:value-type="float">
            <text:p>19767.58466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744.575941129" calcext:value-type="float">
            <text:p>6744.575941129</text:p>
          </table:table-cell>
          <table:table-cell office:value-type="float" office:value="-219.8155595528" calcext:value-type="float">
            <text:p>-219.8155595528</text:p>
          </table:table-cell>
          <table:table-cell office:value-type="float" office:value="6144.640260949" calcext:value-type="float">
            <text:p>6144.640260949</text:p>
          </table:table-cell>
          <table:table-cell office:value-type="float" office:value="9126.567122547" calcext:value-type="float">
            <text:p>9126.5671225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000026" calcext:value-type="float">
            <text:p>13.000026</text:p>
          </table:table-cell>
          <table:table-cell office:value-type="float" office:value="10141" calcext:value-type="float">
            <text:p>10141</text:p>
          </table:table-cell>
          <table:table-cell office:value-type="float" office:value="6542.739292625" calcext:value-type="float">
            <text:p>6542.739292625</text:p>
          </table:table-cell>
          <table:table-cell office:value-type="float" office:value="-90.45270610174" calcext:value-type="float">
            <text:p>-90.45270610174</text:p>
          </table:table-cell>
          <table:table-cell office:value-type="float" office:value="18753.87609841" calcext:value-type="float">
            <text:p>18753.87609841</text:p>
          </table:table-cell>
          <table:table-cell office:value-type="float" office:value="19862.61533278" calcext:value-type="float">
            <text:p>19862.61533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542.739292625" calcext:value-type="float">
            <text:p>6542.739292625</text:p>
          </table:table-cell>
          <table:table-cell office:value-type="float" office:value="-90.45270610174" calcext:value-type="float">
            <text:p>-90.45270610174</text:p>
          </table:table-cell>
          <table:table-cell office:value-type="float" office:value="6318.425396786" calcext:value-type="float">
            <text:p>6318.425396786</text:p>
          </table:table-cell>
          <table:table-cell office:value-type="float" office:value="9096.049617172" calcext:value-type="float">
            <text:p>9096.0496171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000017" calcext:value-type="float">
            <text:p>14.000017</text:p>
          </table:table-cell>
          <table:table-cell office:value-type="float" office:value="10141" calcext:value-type="float">
            <text:p>10141</text:p>
          </table:table-cell>
          <table:table-cell office:value-type="float" office:value="6450.909153469" calcext:value-type="float">
            <text:p>6450.909153469</text:p>
          </table:table-cell>
          <table:table-cell office:value-type="float" office:value="55.04370955148" calcext:value-type="float">
            <text:p>55.04370955148</text:p>
          </table:table-cell>
          <table:table-cell office:value-type="float" office:value="18535.15731017" calcext:value-type="float">
            <text:p>18535.15731017</text:p>
          </table:table-cell>
          <table:table-cell office:value-type="float" office:value="19625.73094764" calcext:value-type="float">
            <text:p>19625.73094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450.909153469" calcext:value-type="float">
            <text:p>6450.909153469</text:p>
          </table:table-cell>
          <table:table-cell office:value-type="float" office:value="55.04370955148" calcext:value-type="float">
            <text:p>55.04370955148</text:p>
          </table:table-cell>
          <table:table-cell office:value-type="float" office:value="6099.706608549" calcext:value-type="float">
            <text:p>6099.706608549</text:p>
          </table:table-cell>
          <table:table-cell office:value-type="float" office:value="8878.270069482" calcext:value-type="float">
            <text:p>8878.2700694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000036" calcext:value-type="float">
            <text:p>15.000036</text:p>
          </table:table-cell>
          <table:table-cell office:value-type="float" office:value="10141" calcext:value-type="float">
            <text:p>10141</text:p>
          </table:table-cell>
          <table:table-cell office:value-type="float" office:value="6286.379422434" calcext:value-type="float">
            <text:p>6286.379422434</text:p>
          </table:table-cell>
          <table:table-cell office:value-type="float" office:value="18.29080535516" calcext:value-type="float">
            <text:p>18.29080535516</text:p>
          </table:table-cell>
          <table:table-cell office:value-type="float" office:value="18692.31096417" calcext:value-type="float">
            <text:p>18692.31096417</text:p>
          </table:table-cell>
          <table:table-cell office:value-type="float" office:value="19721.08997945" calcext:value-type="float">
            <text:p>19721.08997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286.379422434" calcext:value-type="float">
            <text:p>6286.379422434</text:p>
          </table:table-cell>
          <table:table-cell office:value-type="float" office:value="18.29080535516" calcext:value-type="float">
            <text:p>18.29080535516</text:p>
          </table:table-cell>
          <table:table-cell office:value-type="float" office:value="6256.860262543" calcext:value-type="float">
            <text:p>6256.860262543</text:p>
          </table:table-cell>
          <table:table-cell office:value-type="float" office:value="8869.453260565" calcext:value-type="float">
            <text:p>8869.4532605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000049" calcext:value-type="float">
            <text:p>16.000049</text:p>
          </table:table-cell>
          <table:table-cell office:value-type="float" office:value="10141" calcext:value-type="float">
            <text:p>10141</text:p>
          </table:table-cell>
          <table:table-cell office:value-type="float" office:value="6460.930050977" calcext:value-type="float">
            <text:p>6460.930050977</text:p>
          </table:table-cell>
          <table:table-cell office:value-type="float" office:value="-97.00563379246" calcext:value-type="float">
            <text:p>-97.00563379246</text:p>
          </table:table-cell>
          <table:table-cell office:value-type="float" office:value="18987.2894317" calcext:value-type="float">
            <text:p>18987.2894317</text:p>
          </table:table-cell>
          <table:table-cell office:value-type="float" office:value="20056.67437986" calcext:value-type="float">
            <text:p>20056.67437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460.930050977" calcext:value-type="float">
            <text:p>6460.930050977</text:p>
          </table:table-cell>
          <table:table-cell office:value-type="float" office:value="-97.00563379246" calcext:value-type="float">
            <text:p>-97.00563379246</text:p>
          </table:table-cell>
          <table:table-cell office:value-type="float" office:value="6551.838730076" calcext:value-type="float">
            <text:p>6551.838730076</text:p>
          </table:table-cell>
          <table:table-cell office:value-type="float" office:value="9202.152898182" calcext:value-type="float">
            <text:p>9202.15289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00001" calcext:value-type="float">
            <text:p>17.00001</text:p>
          </table:table-cell>
          <table:table-cell office:value-type="float" office:value="10141" calcext:value-type="float">
            <text:p>10141</text:p>
          </table:table-cell>
          <table:table-cell office:value-type="float" office:value="6368.617276157" calcext:value-type="float">
            <text:p>6368.617276157</text:p>
          </table:table-cell>
          <table:table-cell office:value-type="float" office:value="7.551042525478" calcext:value-type="float">
            <text:p>7.551042525478</text:p>
          </table:table-cell>
          <table:table-cell office:value-type="float" office:value="18994.98166436" calcext:value-type="float">
            <text:p>18994.98166436</text:p>
          </table:table-cell>
          <table:table-cell office:value-type="float" office:value="20034.1875667" calcext:value-type="float">
            <text:p>20034.1875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368.617276157" calcext:value-type="float">
            <text:p>6368.617276157</text:p>
          </table:table-cell>
          <table:table-cell office:value-type="float" office:value="7.551042525478" calcext:value-type="float">
            <text:p>7.551042525478</text:p>
          </table:table-cell>
          <table:table-cell office:value-type="float" office:value="6559.530962737" calcext:value-type="float">
            <text:p>6559.530962737</text:p>
          </table:table-cell>
          <table:table-cell office:value-type="float" office:value="9142.581116923" calcext:value-type="float">
            <text:p>9142.5811169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000025" calcext:value-type="float">
            <text:p>18.000025</text:p>
          </table:table-cell>
          <table:table-cell office:value-type="float" office:value="10141" calcext:value-type="float">
            <text:p>10141</text:p>
          </table:table-cell>
          <table:table-cell office:value-type="float" office:value="6677.280995336" calcext:value-type="float">
            <text:p>6677.280995336</text:p>
          </table:table-cell>
          <table:table-cell office:value-type="float" office:value="10.5679551545" calcext:value-type="float">
            <text:p>10.5679551545</text:p>
          </table:table-cell>
          <table:table-cell office:value-type="float" office:value="19219.15548961" calcext:value-type="float">
            <text:p>19219.15548961</text:p>
          </table:table-cell>
          <table:table-cell office:value-type="float" office:value="20346.05934588" calcext:value-type="float">
            <text:p>20346.05934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677.280995336" calcext:value-type="float">
            <text:p>6677.280995336</text:p>
          </table:table-cell>
          <table:table-cell office:value-type="float" office:value="10.5679551545" calcext:value-type="float">
            <text:p>10.5679551545</text:p>
          </table:table-cell>
          <table:table-cell office:value-type="float" office:value="6783.704787984" calcext:value-type="float">
            <text:p>6783.704787984</text:p>
          </table:table-cell>
          <table:table-cell office:value-type="float" office:value="9518.657669171" calcext:value-type="float">
            <text:p>9518.6576691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000048" calcext:value-type="float">
            <text:p>19.000048</text:p>
          </table:table-cell>
          <table:table-cell office:value-type="float" office:value="10141" calcext:value-type="float">
            <text:p>10141</text:p>
          </table:table-cell>
          <table:table-cell office:value-type="float" office:value="6874.315589055" calcext:value-type="float">
            <text:p>6874.315589055</text:p>
          </table:table-cell>
          <table:table-cell office:value-type="float" office:value="-34.64461695966" calcext:value-type="float">
            <text:p>-34.64461695966</text:p>
          </table:table-cell>
          <table:table-cell office:value-type="float" office:value="18663.34256332" calcext:value-type="float">
            <text:p>18663.34256332</text:p>
          </table:table-cell>
          <table:table-cell office:value-type="float" office:value="19889.13700248" calcext:value-type="float">
            <text:p>19889.13700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874.315589055" calcext:value-type="float">
            <text:p>6874.315589055</text:p>
          </table:table-cell>
          <table:table-cell office:value-type="float" office:value="-34.64461695966" calcext:value-type="float">
            <text:p>-34.64461695966</text:p>
          </table:table-cell>
          <table:table-cell office:value-type="float" office:value="6227.891861696" calcext:value-type="float">
            <text:p>6227.891861696</text:p>
          </table:table-cell>
          <table:table-cell office:value-type="float" office:value="9275.993321924" calcext:value-type="float">
            <text:p>9275.9933219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000031" calcext:value-type="float">
            <text:p>20.000031</text:p>
          </table:table-cell>
          <table:table-cell office:value-type="float" office:value="10141" calcext:value-type="float">
            <text:p>10141</text:p>
          </table:table-cell>
          <table:table-cell office:value-type="float" office:value="6838.720750628" calcext:value-type="float">
            <text:p>6838.720750628</text:p>
          </table:table-cell>
          <table:table-cell office:value-type="float" office:value="-37.47646075543" calcext:value-type="float">
            <text:p>-37.47646075543</text:p>
          </table:table-cell>
          <table:table-cell office:value-type="float" office:value="18300.04981567" calcext:value-type="float">
            <text:p>18300.04981567</text:p>
          </table:table-cell>
          <table:table-cell office:value-type="float" office:value="19536.15441294" calcext:value-type="float">
            <text:p>19536.15441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838.720750628" calcext:value-type="float">
            <text:p>6838.720750628</text:p>
          </table:table-cell>
          <table:table-cell office:value-type="float" office:value="-37.47646075543" calcext:value-type="float">
            <text:p>-37.47646075543</text:p>
          </table:table-cell>
          <table:table-cell office:value-type="float" office:value="5864.599114047" calcext:value-type="float">
            <text:p>5864.599114047</text:p>
          </table:table-cell>
          <table:table-cell office:value-type="float" office:value="9009.052600504" calcext:value-type="float">
            <text:p>9009.0526005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.000017" calcext:value-type="float">
            <text:p>21.000017</text:p>
          </table:table-cell>
          <table:table-cell office:value-type="float" office:value="10141" calcext:value-type="float">
            <text:p>10141</text:p>
          </table:table-cell>
          <table:table-cell office:value-type="float" office:value="6817.068308767" calcext:value-type="float">
            <text:p>6817.068308767</text:p>
          </table:table-cell>
          <table:table-cell office:value-type="float" office:value="-186.1751776196" calcext:value-type="float">
            <text:p>-186.1751776196</text:p>
          </table:table-cell>
          <table:table-cell office:value-type="float" office:value="18434.70471841" calcext:value-type="float">
            <text:p>18434.70471841</text:p>
          </table:table-cell>
          <table:table-cell office:value-type="float" office:value="19655.67143545" calcext:value-type="float">
            <text:p>19655.67143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817.068308767" calcext:value-type="float">
            <text:p>6817.068308767</text:p>
          </table:table-cell>
          <table:table-cell office:value-type="float" office:value="-186.1751776196" calcext:value-type="float">
            <text:p>-186.1751776196</text:p>
          </table:table-cell>
          <table:table-cell office:value-type="float" office:value="5999.254016788" calcext:value-type="float">
            <text:p>5999.254016788</text:p>
          </table:table-cell>
          <table:table-cell office:value-type="float" office:value="9082.848137072" calcext:value-type="float">
            <text:p>9082.8481370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000007" calcext:value-type="float">
            <text:p>22.000007</text:p>
          </table:table-cell>
          <table:table-cell office:value-type="float" office:value="10141" calcext:value-type="float">
            <text:p>10141</text:p>
          </table:table-cell>
          <table:table-cell office:value-type="float" office:value="6633.211059765" calcext:value-type="float">
            <text:p>6633.211059765</text:p>
          </table:table-cell>
          <table:table-cell office:value-type="float" office:value="-88.53167422095" calcext:value-type="float">
            <text:p>-88.53167422095</text:p>
          </table:table-cell>
          <table:table-cell office:value-type="float" office:value="18264.47014983" calcext:value-type="float">
            <text:p>18264.47014983</text:p>
          </table:table-cell>
          <table:table-cell office:value-type="float" office:value="19431.88608126" calcext:value-type="float">
            <text:p>19431.88608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633.211059765" calcext:value-type="float">
            <text:p>6633.211059765</text:p>
          </table:table-cell>
          <table:table-cell office:value-type="float" office:value="-88.53167422095" calcext:value-type="float">
            <text:p>-88.53167422095</text:p>
          </table:table-cell>
          <table:table-cell office:value-type="float" office:value="5829.019448208" calcext:value-type="float">
            <text:p>5829.019448208</text:p>
          </table:table-cell>
          <table:table-cell office:value-type="float" office:value="8830.899985184" calcext:value-type="float">
            <text:p>8830.8999851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.000026" calcext:value-type="float">
            <text:p>23.000026</text:p>
          </table:table-cell>
          <table:table-cell office:value-type="float" office:value="10141" calcext:value-type="float">
            <text:p>10141</text:p>
          </table:table-cell>
          <table:table-cell office:value-type="float" office:value="6623.25050565" calcext:value-type="float">
            <text:p>6623.25050565</text:p>
          </table:table-cell>
          <table:table-cell office:value-type="float" office:value="-107.9230940622" calcext:value-type="float">
            <text:p>-107.9230940622</text:p>
          </table:table-cell>
          <table:table-cell office:value-type="float" office:value="18474.98099926" calcext:value-type="float">
            <text:p>18474.98099926</text:p>
          </table:table-cell>
          <table:table-cell office:value-type="float" office:value="19626.61503107" calcext:value-type="float">
            <text:p>19626.61503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623.25050565" calcext:value-type="float">
            <text:p>6623.25050565</text:p>
          </table:table-cell>
          <table:table-cell office:value-type="float" office:value="-107.9230940622" calcext:value-type="float">
            <text:p>-107.9230940622</text:p>
          </table:table-cell>
          <table:table-cell office:value-type="float" office:value="6039.530297632" calcext:value-type="float">
            <text:p>6039.530297632</text:p>
          </table:table-cell>
          <table:table-cell office:value-type="float" office:value="8964.096210486" calcext:value-type="float">
            <text:p>8964.0962104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.000017" calcext:value-type="float">
            <text:p>24.000017</text:p>
          </table:table-cell>
          <table:table-cell office:value-type="float" office:value="10141" calcext:value-type="float">
            <text:p>10141</text:p>
          </table:table-cell>
          <table:table-cell office:value-type="float" office:value="6441.383477432" calcext:value-type="float">
            <text:p>6441.383477432</text:p>
          </table:table-cell>
          <table:table-cell office:value-type="float" office:value="48.85316187078" calcext:value-type="float">
            <text:p>48.85316187078</text:p>
          </table:table-cell>
          <table:table-cell office:value-type="float" office:value="18396.80719577" calcext:value-type="float">
            <text:p>18396.80719577</text:p>
          </table:table-cell>
          <table:table-cell office:value-type="float" office:value="19491.95533375" calcext:value-type="float">
            <text:p>19491.95533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441.383477432" calcext:value-type="float">
            <text:p>6441.383477432</text:p>
          </table:table-cell>
          <table:table-cell office:value-type="float" office:value="48.85316187078" calcext:value-type="float">
            <text:p>48.85316187078</text:p>
          </table:table-cell>
          <table:table-cell office:value-type="float" office:value="5961.356494144" calcext:value-type="float">
            <text:p>5961.356494144</text:p>
          </table:table-cell>
          <table:table-cell office:value-type="float" office:value="8776.76358261" calcext:value-type="float">
            <text:p>8776.763582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000033" calcext:value-type="float">
            <text:p>25.000033</text:p>
          </table:table-cell>
          <table:table-cell office:value-type="float" office:value="10141" calcext:value-type="float">
            <text:p>10141</text:p>
          </table:table-cell>
          <table:table-cell office:value-type="float" office:value="6399.346493479" calcext:value-type="float">
            <text:p>6399.346493479</text:p>
          </table:table-cell>
          <table:table-cell office:value-type="float" office:value="28.72103597708" calcext:value-type="float">
            <text:p>28.72103597708</text:p>
          </table:table-cell>
          <table:table-cell office:value-type="float" office:value="18362.78388963" calcext:value-type="float">
            <text:p>18362.78388963</text:p>
          </table:table-cell>
          <table:table-cell office:value-type="float" office:value="19445.9325469" calcext:value-type="float">
            <text:p>19445.9325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399.346493479" calcext:value-type="float">
            <text:p>6399.346493479</text:p>
          </table:table-cell>
          <table:table-cell office:value-type="float" office:value="28.72103597708" calcext:value-type="float">
            <text:p>28.72103597708</text:p>
          </table:table-cell>
          <table:table-cell office:value-type="float" office:value="5927.333188001" calcext:value-type="float">
            <text:p>5927.333188001</text:p>
          </table:table-cell>
          <table:table-cell office:value-type="float" office:value="8722.713979209" calcext:value-type="float">
            <text:p>8722.7139792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.000016" calcext:value-type="float">
            <text:p>26.000016</text:p>
          </table:table-cell>
          <table:table-cell office:value-type="float" office:value="10141" calcext:value-type="float">
            <text:p>10141</text:p>
          </table:table-cell>
          <table:table-cell office:value-type="float" office:value="6348.369820141" calcext:value-type="float">
            <text:p>6348.369820141</text:p>
          </table:table-cell>
          <table:table-cell office:value-type="float" office:value="-36.91681534695" calcext:value-type="float">
            <text:p>-36.91681534695</text:p>
          </table:table-cell>
          <table:table-cell office:value-type="float" office:value="18753.14046423" calcext:value-type="float">
            <text:p>18753.14046423</text:p>
          </table:table-cell>
          <table:table-cell office:value-type="float" office:value="19798.57165292" calcext:value-type="float">
            <text:p>19798.57165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348.369820141" calcext:value-type="float">
            <text:p>6348.369820141</text:p>
          </table:table-cell>
          <table:table-cell office:value-type="float" office:value="-36.91681534695" calcext:value-type="float">
            <text:p>-36.91681534695</text:p>
          </table:table-cell>
          <table:table-cell office:value-type="float" office:value="6317.689762605" calcext:value-type="float">
            <text:p>6317.689762605</text:p>
          </table:table-cell>
          <table:table-cell office:value-type="float" office:value="8956.358979019" calcext:value-type="float">
            <text:p>8956.3589790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.000026" calcext:value-type="float">
            <text:p>27.000026</text:p>
          </table:table-cell>
          <table:table-cell office:value-type="float" office:value="10141" calcext:value-type="float">
            <text:p>10141</text:p>
          </table:table-cell>
          <table:table-cell office:value-type="float" office:value="6401.627871595" calcext:value-type="float">
            <text:p>6401.627871595</text:p>
          </table:table-cell>
          <table:table-cell office:value-type="float" office:value="-35.0744748905" calcext:value-type="float">
            <text:p>-35.0744748905</text:p>
          </table:table-cell>
          <table:table-cell office:value-type="float" office:value="18629.96240533" calcext:value-type="float">
            <text:p>18629.96240533</text:p>
          </table:table-cell>
          <table:table-cell office:value-type="float" office:value="19699.17685715" calcext:value-type="float">
            <text:p>19699.17685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401.627871595" calcext:value-type="float">
            <text:p>6401.627871595</text:p>
          </table:table-cell>
          <table:table-cell office:value-type="float" office:value="-35.0744748905" calcext:value-type="float">
            <text:p>-35.0744748905</text:p>
          </table:table-cell>
          <table:table-cell office:value-type="float" office:value="6194.511703709" calcext:value-type="float">
            <text:p>6194.511703709</text:p>
          </table:table-cell>
          <table:table-cell office:value-type="float" office:value="8908.088732863" calcext:value-type="float">
            <text:p>8908.0887328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.000018" calcext:value-type="float">
            <text:p>28.000018</text:p>
          </table:table-cell>
          <table:table-cell office:value-type="float" office:value="10141" calcext:value-type="float">
            <text:p>10141</text:p>
          </table:table-cell>
          <table:table-cell office:value-type="float" office:value="6232.158520308" calcext:value-type="float">
            <text:p>6232.158520308</text:p>
          </table:table-cell>
          <table:table-cell office:value-type="float" office:value="22.24563363018" calcext:value-type="float">
            <text:p>22.24563363018</text:p>
          </table:table-cell>
          <table:table-cell office:value-type="float" office:value="18547.58681336" calcext:value-type="float">
            <text:p>18547.58681336</text:p>
          </table:table-cell>
          <table:table-cell office:value-type="float" office:value="19566.63668824" calcext:value-type="float">
            <text:p>19566.63668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232.158520308" calcext:value-type="float">
            <text:p>6232.158520308</text:p>
          </table:table-cell>
          <table:table-cell office:value-type="float" office:value="22.24563363018" calcext:value-type="float">
            <text:p>22.24563363018</text:p>
          </table:table-cell>
          <table:table-cell office:value-type="float" office:value="6112.136111731" calcext:value-type="float">
            <text:p>6112.136111731</text:p>
          </table:table-cell>
          <table:table-cell office:value-type="float" office:value="8729.175364191" calcext:value-type="float">
            <text:p>8729.1753641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.000018" calcext:value-type="float">
            <text:p>29.000018</text:p>
          </table:table-cell>
          <table:table-cell office:value-type="float" office:value="10141" calcext:value-type="float">
            <text:p>10141</text:p>
          </table:table-cell>
          <table:table-cell office:value-type="float" office:value="6371.718491476" calcext:value-type="float">
            <text:p>6371.718491476</text:p>
          </table:table-cell>
          <table:table-cell office:value-type="float" office:value="-58.26764272154" calcext:value-type="float">
            <text:p>-58.26764272154</text:p>
          </table:table-cell>
          <table:table-cell office:value-type="float" office:value="18620.54652914" calcext:value-type="float">
            <text:p>18620.54652914</text:p>
          </table:table-cell>
          <table:table-cell office:value-type="float" office:value="19680.62358506" calcext:value-type="float">
            <text:p>19680.62358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371.718491476" calcext:value-type="float">
            <text:p>6371.718491476</text:p>
          </table:table-cell>
          <table:table-cell office:value-type="float" office:value="-58.26764272154" calcext:value-type="float">
            <text:p>-58.26764272154</text:p>
          </table:table-cell>
          <table:table-cell office:value-type="float" office:value="6185.095827518" calcext:value-type="float">
            <text:p>6185.095827518</text:p>
          </table:table-cell>
          <table:table-cell office:value-type="float" office:value="8880.180293687" calcext:value-type="float">
            <text:p>8880.1802936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000004" calcext:value-type="float">
            <text:p>30.000004</text:p>
          </table:table-cell>
          <table:table-cell office:value-type="float" office:value="10141" calcext:value-type="float">
            <text:p>10141</text:p>
          </table:table-cell>
          <table:table-cell office:value-type="float" office:value="6324.523972575" calcext:value-type="float">
            <text:p>6324.523972575</text:p>
          </table:table-cell>
          <table:table-cell office:value-type="float" office:value="-153.6467812254" calcext:value-type="float">
            <text:p>-153.6467812254</text:p>
          </table:table-cell>
          <table:table-cell office:value-type="float" office:value="18600.47007578" calcext:value-type="float">
            <text:p>18600.47007578</text:p>
          </table:table-cell>
          <table:table-cell office:value-type="float" office:value="19646.90046427" calcext:value-type="float">
            <text:p>19646.90046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324.523972575" calcext:value-type="float">
            <text:p>6324.523972575</text:p>
          </table:table-cell>
          <table:table-cell office:value-type="float" office:value="-153.6467812254" calcext:value-type="float">
            <text:p>-153.6467812254</text:p>
          </table:table-cell>
          <table:table-cell office:value-type="float" office:value="6165.019374153" calcext:value-type="float">
            <text:p>6165.019374153</text:p>
          </table:table-cell>
          <table:table-cell office:value-type="float" office:value="8833.497308357" calcext:value-type="float">
            <text:p>8833.4973083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.00002" calcext:value-type="float">
            <text:p>31.00002</text:p>
          </table:table-cell>
          <table:table-cell office:value-type="float" office:value="10141" calcext:value-type="float">
            <text:p>10141</text:p>
          </table:table-cell>
          <table:table-cell office:value-type="float" office:value="6246.780361056" calcext:value-type="float">
            <text:p>6246.780361056</text:p>
          </table:table-cell>
          <table:table-cell office:value-type="float" office:value="35.98476117291" calcext:value-type="float">
            <text:p>35.98476117291</text:p>
          </table:table-cell>
          <table:table-cell office:value-type="float" office:value="18597.78606136" calcext:value-type="float">
            <text:p>18597.78606136</text:p>
          </table:table-cell>
          <table:table-cell office:value-type="float" office:value="19618.89920883" calcext:value-type="float">
            <text:p>19618.89920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246.780361056" calcext:value-type="float">
            <text:p>6246.780361056</text:p>
          </table:table-cell>
          <table:table-cell office:value-type="float" office:value="35.98476117291" calcext:value-type="float">
            <text:p>35.98476117291</text:p>
          </table:table-cell>
          <table:table-cell office:value-type="float" office:value="6162.335359734" calcext:value-type="float">
            <text:p>6162.335359734</text:p>
          </table:table-cell>
          <table:table-cell office:value-type="float" office:value="8774.846828756" calcext:value-type="float">
            <text:p>8774.8468287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000027" calcext:value-type="float">
            <text:p>32.000027</text:p>
          </table:table-cell>
          <table:table-cell office:value-type="float" office:value="10141" calcext:value-type="float">
            <text:p>10141</text:p>
          </table:table-cell>
          <table:table-cell office:value-type="float" office:value="6245.873530241" calcext:value-type="float">
            <text:p>6245.873530241</text:p>
          </table:table-cell>
          <table:table-cell office:value-type="float" office:value="-125.7437415293" calcext:value-type="float">
            <text:p>-125.7437415293</text:p>
          </table:table-cell>
          <table:table-cell office:value-type="float" office:value="18365.3989821" calcext:value-type="float">
            <text:p>18365.3989821</text:p>
          </table:table-cell>
          <table:table-cell office:value-type="float" office:value="19398.83056825" calcext:value-type="float">
            <text:p>19398.83056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245.873530241" calcext:value-type="float">
            <text:p>6245.873530241</text:p>
          </table:table-cell>
          <table:table-cell office:value-type="float" office:value="-125.7437415293" calcext:value-type="float">
            <text:p>-125.7437415293</text:p>
          </table:table-cell>
          <table:table-cell office:value-type="float" office:value="5929.948280471" calcext:value-type="float">
            <text:p>5929.948280471</text:p>
          </table:table-cell>
          <table:table-cell office:value-type="float" office:value="8613.42175058" calcext:value-type="float">
            <text:p>8613.421750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000031" calcext:value-type="float">
            <text:p>33.000031</text:p>
          </table:table-cell>
          <table:table-cell office:value-type="float" office:value="10141" calcext:value-type="float">
            <text:p>10141</text:p>
          </table:table-cell>
          <table:table-cell office:value-type="float" office:value="6232.516639721" calcext:value-type="float">
            <text:p>6232.516639721</text:p>
          </table:table-cell>
          <table:table-cell office:value-type="float" office:value="-80.64176540363" calcext:value-type="float">
            <text:p>-80.64176540363</text:p>
          </table:table-cell>
          <table:table-cell office:value-type="float" office:value="18468.58928851" calcext:value-type="float">
            <text:p>18468.58928851</text:p>
          </table:table-cell>
          <table:table-cell office:value-type="float" office:value="19492.03829943" calcext:value-type="float">
            <text:p>19492.03829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232.516639721" calcext:value-type="float">
            <text:p>6232.516639721</text:p>
          </table:table-cell>
          <table:table-cell office:value-type="float" office:value="-80.64176540363" calcext:value-type="float">
            <text:p>-80.64176540363</text:p>
          </table:table-cell>
          <table:table-cell office:value-type="float" office:value="6033.138586886" calcext:value-type="float">
            <text:p>6033.138586886</text:p>
          </table:table-cell>
          <table:table-cell office:value-type="float" office:value="8674.648578894" calcext:value-type="float">
            <text:p>8674.6485788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000002" calcext:value-type="float">
            <text:p>34.000002</text:p>
          </table:table-cell>
          <table:table-cell office:value-type="float" office:value="10141" calcext:value-type="float">
            <text:p>10141</text:p>
          </table:table-cell>
          <table:table-cell office:value-type="float" office:value="6231.921446944" calcext:value-type="float">
            <text:p>6231.921446944</text:p>
          </table:table-cell>
          <table:table-cell office:value-type="float" office:value="-37.7048785933" calcext:value-type="float">
            <text:p>-37.7048785933</text:p>
          </table:table-cell>
          <table:table-cell office:value-type="float" office:value="18641.29892627" calcext:value-type="float">
            <text:p>18641.29892627</text:p>
          </table:table-cell>
          <table:table-cell office:value-type="float" office:value="19655.43925323" calcext:value-type="float">
            <text:p>19655.43925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231.921446944" calcext:value-type="float">
            <text:p>6231.921446944</text:p>
          </table:table-cell>
          <table:table-cell office:value-type="float" office:value="-37.7048785933" calcext:value-type="float">
            <text:p>-37.7048785933</text:p>
          </table:table-cell>
          <table:table-cell office:value-type="float" office:value="6205.848224647" calcext:value-type="float">
            <text:p>6205.848224647</text:p>
          </table:table-cell>
          <table:table-cell office:value-type="float" office:value="8794.931424753" calcext:value-type="float">
            <text:p>8794.9314247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000022" calcext:value-type="float">
            <text:p>35.000022</text:p>
          </table:table-cell>
          <table:table-cell office:value-type="float" office:value="10141" calcext:value-type="float">
            <text:p>10141</text:p>
          </table:table-cell>
          <table:table-cell office:value-type="float" office:value="6306.549985727" calcext:value-type="float">
            <text:p>6306.549985727</text:p>
          </table:table-cell>
          <table:table-cell office:value-type="float" office:value="-64.52524962279" calcext:value-type="float">
            <text:p>-64.52524962279</text:p>
          </table:table-cell>
          <table:table-cell office:value-type="float" office:value="18662.58605961" calcext:value-type="float">
            <text:p>18662.58605961</text:p>
          </table:table-cell>
          <table:table-cell office:value-type="float" office:value="19699.463309" calcext:value-type="float">
            <text:p>19699.463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306.549985727" calcext:value-type="float">
            <text:p>6306.549985727</text:p>
          </table:table-cell>
          <table:table-cell office:value-type="float" office:value="-64.52524962279" calcext:value-type="float">
            <text:p>-64.52524962279</text:p>
          </table:table-cell>
          <table:table-cell office:value-type="float" office:value="6227.135357988" calcext:value-type="float">
            <text:p>6227.135357988</text:p>
          </table:table-cell>
          <table:table-cell office:value-type="float" office:value="8863.066681291" calcext:value-type="float">
            <text:p>8863.0666812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000007" calcext:value-type="float">
            <text:p>36.000007</text:p>
          </table:table-cell>
          <table:table-cell office:value-type="float" office:value="10141" calcext:value-type="float">
            <text:p>10141</text:p>
          </table:table-cell>
          <table:table-cell office:value-type="float" office:value="6332.444190435" calcext:value-type="float">
            <text:p>6332.444190435</text:p>
          </table:table-cell>
          <table:table-cell office:value-type="float" office:value="-140.6792343683" calcext:value-type="float">
            <text:p>-140.6792343683</text:p>
          </table:table-cell>
          <table:table-cell office:value-type="float" office:value="18468.86638094" calcext:value-type="float">
            <text:p>18468.86638094</text:p>
          </table:table-cell>
          <table:table-cell office:value-type="float" office:value="19524.82177816" calcext:value-type="float">
            <text:p>19524.82177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332.444190435" calcext:value-type="float">
            <text:p>6332.444190435</text:p>
          </table:table-cell>
          <table:table-cell office:value-type="float" office:value="-140.6792343683" calcext:value-type="float">
            <text:p>-140.6792343683</text:p>
          </table:table-cell>
          <table:table-cell office:value-type="float" office:value="6033.415679312" calcext:value-type="float">
            <text:p>6033.415679312</text:p>
          </table:table-cell>
          <table:table-cell office:value-type="float" office:value="8747.670823215" calcext:value-type="float">
            <text:p>8747.6708232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000002" calcext:value-type="float">
            <text:p>37.000002</text:p>
          </table:table-cell>
          <table:table-cell office:value-type="float" office:value="10141" calcext:value-type="float">
            <text:p>10141</text:p>
          </table:table-cell>
          <table:table-cell office:value-type="float" office:value="6300.501701781" calcext:value-type="float">
            <text:p>6300.501701781</text:p>
          </table:table-cell>
          <table:table-cell office:value-type="float" office:value="-242.435535711" calcext:value-type="float">
            <text:p>-242.435535711</text:p>
          </table:table-cell>
          <table:table-cell office:value-type="float" office:value="18625.51706739" calcext:value-type="float">
            <text:p>18625.51706739</text:p>
          </table:table-cell>
          <table:table-cell office:value-type="float" office:value="19663.79878637" calcext:value-type="float">
            <text:p>19663.79878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300.501701781" calcext:value-type="float">
            <text:p>6300.501701781</text:p>
          </table:table-cell>
          <table:table-cell office:value-type="float" office:value="-242.435535711" calcext:value-type="float">
            <text:p>-242.435535711</text:p>
          </table:table-cell>
          <table:table-cell office:value-type="float" office:value="6190.066365769" calcext:value-type="float">
            <text:p>6190.066365769</text:p>
          </table:table-cell>
          <table:table-cell office:value-type="float" office:value="8835.837158739" calcext:value-type="float">
            <text:p>8835.8371587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.000026" calcext:value-type="float">
            <text:p>38.000026</text:p>
          </table:table-cell>
          <table:table-cell office:value-type="float" office:value="10141" calcext:value-type="float">
            <text:p>10141</text:p>
          </table:table-cell>
          <table:table-cell office:value-type="float" office:value="6325.534196054" calcext:value-type="float">
            <text:p>6325.534196054</text:p>
          </table:table-cell>
          <table:table-cell office:value-type="float" office:value="-3.509236507969" calcext:value-type="float">
            <text:p>-3.509236507969</text:p>
          </table:table-cell>
          <table:table-cell office:value-type="float" office:value="18598.04441488" calcext:value-type="float">
            <text:p>18598.04441488</text:p>
          </table:table-cell>
          <table:table-cell office:value-type="float" office:value="19644.32872963" calcext:value-type="float">
            <text:p>19644.32872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325.534196054" calcext:value-type="float">
            <text:p>6325.534196054</text:p>
          </table:table-cell>
          <table:table-cell office:value-type="float" office:value="-3.509236507969" calcext:value-type="float">
            <text:p>-3.509236507969</text:p>
          </table:table-cell>
          <table:table-cell office:value-type="float" office:value="6162.593713253" calcext:value-type="float">
            <text:p>6162.593713253</text:p>
          </table:table-cell>
          <table:table-cell office:value-type="float" office:value="8831.192244245" calcext:value-type="float">
            <text:p>8831.1922442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.000047" calcext:value-type="float">
            <text:p>39.000047</text:p>
          </table:table-cell>
          <table:table-cell office:value-type="float" office:value="10141" calcext:value-type="float">
            <text:p>10141</text:p>
          </table:table-cell>
          <table:table-cell office:value-type="float" office:value="6228.095179606" calcext:value-type="float">
            <text:p>6228.095179606</text:p>
          </table:table-cell>
          <table:table-cell office:value-type="float" office:value="-65.8808195651" calcext:value-type="float">
            <text:p>-65.8808195651</text:p>
          </table:table-cell>
          <table:table-cell office:value-type="float" office:value="18598.24795397" calcext:value-type="float">
            <text:p>18598.24795397</text:p>
          </table:table-cell>
          <table:table-cell office:value-type="float" office:value="19613.47334885" calcext:value-type="float">
            <text:p>19613.47334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228.095179606" calcext:value-type="float">
            <text:p>6228.095179606</text:p>
          </table:table-cell>
          <table:table-cell office:value-type="float" office:value="-65.8808195651" calcext:value-type="float">
            <text:p>-65.8808195651</text:p>
          </table:table-cell>
          <table:table-cell office:value-type="float" office:value="6162.797252344" calcext:value-type="float">
            <text:p>6162.797252344</text:p>
          </table:table-cell>
          <table:table-cell office:value-type="float" office:value="8762.05340215" calcext:value-type="float">
            <text:p>8762.053402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.000057" calcext:value-type="float">
            <text:p>40.000057</text:p>
          </table:table-cell>
          <table:table-cell office:value-type="float" office:value="10141" calcext:value-type="float">
            <text:p>10141</text:p>
          </table:table-cell>
          <table:table-cell office:value-type="float" office:value="6437.786962648" calcext:value-type="float">
            <text:p>6437.786962648</text:p>
          </table:table-cell>
          <table:table-cell office:value-type="float" office:value="-72.23455673987" calcext:value-type="float">
            <text:p>-72.23455673987</text:p>
          </table:table-cell>
          <table:table-cell office:value-type="float" office:value="18553.13682352" calcext:value-type="float">
            <text:p>18553.13682352</text:p>
          </table:table-cell>
          <table:table-cell office:value-type="float" office:value="19638.4623838" calcext:value-type="float">
            <text:p>19638.4623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35.45070163" calcext:value-type="float">
            <text:p>-12435.45070163</text:p>
          </table:table-cell>
          <table:table-cell office:value-type="float" office:value="6437.786962648" calcext:value-type="float">
            <text:p>6437.786962648</text:p>
          </table:table-cell>
          <table:table-cell office:value-type="float" office:value="-72.23455673987" calcext:value-type="float">
            <text:p>-72.23455673987</text:p>
          </table:table-cell>
          <table:table-cell office:value-type="float" office:value="6117.686121892" calcext:value-type="float">
            <text:p>6117.686121892</text:p>
          </table:table-cell>
          <table:table-cell office:value-type="float" office:value="8881.238781478" calcext:value-type="float">
            <text:p>8881.238781478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9"/>
          <table:table-cell table:formula="of:=[.J42]/9.81" office:value-type="float" office:value="-1267.63004094088" calcext:value-type="float">
            <text:p>-1267.6300409408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8T08:46:54.111052752</dc:date>
    <meta:editing-duration>PT17M19S</meta:editing-duration>
    <meta:editing-cycles>1</meta:editing-cycles>
    <meta:document-statistic meta:table-count="3" meta:cell-count="1933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94cm" svg:height="15.015cm" xlink:href=".." xlink:type="simple" chart:class="chart:line" chart:style-name="ch1">
        <chart:title svg:x="10.949cm" svg:y="0.435cm" chart:style-name="ch2">
          <text:p>Total Force on the ARK</text:p>
        </chart:title>
        <chart:legend chart:legend-position="end" svg:x="23.71cm" svg:y="6.828cm" style:legend-expansion="high" chart:style-name="ch3"/>
        <chart:plot-area chart:style-name="ch4" table:cell-range-address="forceout1.E48:forceout1.G89" chart:data-source-has-labels="row" svg:x="1.492cm" svg:y="1.436cm" svg:width="21.685cm" svg:height="12.35cm">
          <chartooo:coordinate-region svg:x="2.59cm" svg:y="1.576cm" svg:width="20.321cm" svg:height="12.03cm"/>
          <chart:axis chart:dimension="x" chart:name="primary-x" chart:style-name="ch5">
            <chart:title svg:x="11.92cm" svg:y="14.086cm" chart:style-name="ch6">
              <text:p>Time</text:p>
            </chart:title>
          </chart:axis>
          <chart:axis chart:dimension="y" chart:name="primary-y" chart:style-name="ch5">
            <chart:title svg:x="0.451cm" svg:y="9.256cm" chart:style-name="ch7">
              <text:p>Total Force (Newtons)</text:p>
            </chart:title>
            <chart:grid chart:style-name="ch8" chart:class="major"/>
          </chart:axis>
          <chart:series chart:style-name="ch9" chart:values-cell-range-address="forceout1.E49:forceout1.E89" chart:label-cell-address="forceout1.E48:forceout1.E48" chart:class="chart:line">
            <chart:data-point chart:repeated="41"/>
          </chart:series>
          <chart:series chart:style-name="ch10" chart:values-cell-range-address="forceout1.F49:forceout1.F89" chart:label-cell-address="forceout1.F48:forceout1.F48" chart:class="chart:line">
            <chart:data-point chart:repeated="41"/>
          </chart:series>
          <chart:series chart:style-name="ch11" chart:values-cell-range-address="forceout1.G49:forceout1.G89" chart:label-cell-address="forceout1.G48:forceout1.G48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sco=0</text:p>
                <draw:g>
                  <svg:desc>forceout1.E48:forceout1.E48</svg:desc>
                </draw:g>
              </table:table-cell>
              <table:table-cell office:value-type="string">
                <text:p>0.4 Visco</text:p>
                <draw:g>
                  <svg:desc>forceout1.F48:forceout1.F48</svg:desc>
                </draw:g>
              </table:table-cell>
              <table:table-cell office:value-type="string">
                <text:p>0.02 Visco</text:p>
                <draw:g>
                  <svg:desc>forceout1.G48:forceout1.G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98.4839004015">
                <text:p>-498.4839004015</text:p>
                <draw:g>
                  <svg:desc>forceout1.E49:forceout1.E89</svg:desc>
                </draw:g>
              </table:table-cell>
              <table:table-cell office:value-type="float" office:value="5426.00590032">
                <text:p>5426.00590032</text:p>
                <draw:g>
                  <svg:desc>forceout1.F49:forceout1.F89</svg:desc>
                </draw:g>
              </table:table-cell>
              <table:table-cell office:value-type="float" office:value="4978.064876845">
                <text:p>4978.064876845</text:p>
                <draw:g>
                  <svg:desc>forceout1.G49:forceout1.G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76.325358472">
                <text:p>2576.325358472</text:p>
              </table:table-cell>
              <table:table-cell office:value-type="float" office:value="9758.609287866">
                <text:p>9758.609287866</text:p>
              </table:table-cell>
              <table:table-cell office:value-type="float" office:value="3294.553696443">
                <text:p>3294.553696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30.951285893">
                <text:p>3130.951285893</text:p>
              </table:table-cell>
              <table:table-cell office:value-type="float" office:value="9234.013163627">
                <text:p>9234.013163627</text:p>
              </table:table-cell>
              <table:table-cell office:value-type="float" office:value="3741.257386726">
                <text:p>3741.257386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4.312369348">
                <text:p>1784.312369348</text:p>
              </table:table-cell>
              <table:table-cell office:value-type="float" office:value="7483.831822202">
                <text:p>7483.831822202</text:p>
              </table:table-cell>
              <table:table-cell office:value-type="float" office:value="2354.264265626">
                <text:p>2354.264265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3.277064441">
                <text:p>1803.277064441</text:p>
              </table:table-cell>
              <table:table-cell office:value-type="float" office:value="7547.587535717">
                <text:p>7547.587535717</text:p>
              </table:table-cell>
              <table:table-cell office:value-type="float" office:value="2377.708142665">
                <text:p>2377.708142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48.757803525">
                <text:p>1848.757803525</text:p>
              </table:table-cell>
              <table:table-cell office:value-type="float" office:value="7314.24439213">
                <text:p>7314.24439213</text:p>
              </table:table-cell>
              <table:table-cell office:value-type="float" office:value="2395.306409298">
                <text:p>2395.306409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16.258837041">
                <text:p>1616.258837041</text:p>
              </table:table-cell>
              <table:table-cell office:value-type="float" office:value="6802.698886253">
                <text:p>6802.698886253</text:p>
              </table:table-cell>
              <table:table-cell office:value-type="float" office:value="2134.902764722">
                <text:p>2134.902764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27.748764942">
                <text:p>1627.748764942</text:p>
              </table:table-cell>
              <table:table-cell office:value-type="float" office:value="6684.83271536">
                <text:p>6684.83271536</text:p>
              </table:table-cell>
              <table:table-cell office:value-type="float" office:value="2133.457099967">
                <text:p>2133.457099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8.585945583">
                <text:p>1578.585945583</text:p>
              </table:table-cell>
              <table:table-cell office:value-type="float" office:value="6588.208897165">
                <text:p>6588.208897165</text:p>
              </table:table-cell>
              <table:table-cell office:value-type="float" office:value="2079.548224799">
                <text:p>2079.548224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1.050612273">
                <text:p>1601.050612273</text:p>
              </table:table-cell>
              <table:table-cell office:value-type="float" office:value="6626.959712957">
                <text:p>6626.959712957</text:p>
              </table:table-cell>
              <table:table-cell office:value-type="float" office:value="2103.641492014">
                <text:p>2103.641492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9.929653389">
                <text:p>1709.929653389</text:p>
              </table:table-cell>
              <table:table-cell office:value-type="float" office:value="6937.953237887">
                <text:p>6937.953237887</text:p>
              </table:table-cell>
              <table:table-cell office:value-type="float" office:value="2232.731931413">
                <text:p>2232.731931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2.483459763">
                <text:p>1702.483459763</text:p>
              </table:table-cell>
              <table:table-cell office:value-type="float" office:value="6969.37473338">
                <text:p>6969.37473338</text:p>
              </table:table-cell>
              <table:table-cell office:value-type="float" office:value="2229.172588365">
                <text:p>2229.172588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45.781318525">
                <text:p>1745.781318525</text:p>
              </table:table-cell>
              <table:table-cell office:value-type="float" office:value="6744.575941129">
                <text:p>6744.575941129</text:p>
              </table:table-cell>
              <table:table-cell office:value-type="float" office:value="2245.660837002">
                <text:p>2245.660837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0.544109084">
                <text:p>1630.544109084</text:p>
              </table:table-cell>
              <table:table-cell office:value-type="float" office:value="6542.739292625">
                <text:p>6542.739292625</text:p>
              </table:table-cell>
              <table:table-cell office:value-type="float" office:value="2121.763622675">
                <text:p>2121.7636226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4.964315457">
                <text:p>1634.964315457</text:p>
              </table:table-cell>
              <table:table-cell office:value-type="float" office:value="6450.909153469">
                <text:p>6450.909153469</text:p>
              </table:table-cell>
              <table:table-cell office:value-type="float" office:value="2116.558733422">
                <text:p>2116.558733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33.840590693">
                <text:p>1533.840590693</text:p>
              </table:table-cell>
              <table:table-cell office:value-type="float" office:value="6286.379422434">
                <text:p>6286.379422434</text:p>
              </table:table-cell>
              <table:table-cell office:value-type="float" office:value="2009.094478305">
                <text:p>2009.094478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8.078946699">
                <text:p>1668.078946699</text:p>
              </table:table-cell>
              <table:table-cell office:value-type="float" office:value="6460.930050977">
                <text:p>6460.930050977</text:p>
              </table:table-cell>
              <table:table-cell office:value-type="float" office:value="2147.364065049">
                <text:p>2147.364065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85.722905476">
                <text:p>1585.722905476</text:p>
              </table:table-cell>
              <table:table-cell office:value-type="float" office:value="6368.617276157">
                <text:p>6368.617276157</text:p>
              </table:table-cell>
              <table:table-cell office:value-type="float" office:value="2064.01229791">
                <text:p>2064.01229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9.844249659">
                <text:p>1639.844249659</text:p>
              </table:table-cell>
              <table:table-cell office:value-type="float" office:value="6677.280995336">
                <text:p>6677.280995336</text:p>
              </table:table-cell>
              <table:table-cell office:value-type="float" office:value="2143.587837548">
                <text:p>2143.5878375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59.023835474">
                <text:p>1659.023835474</text:p>
              </table:table-cell>
              <table:table-cell office:value-type="float" office:value="6874.315589055">
                <text:p>6874.315589055</text:p>
              </table:table-cell>
              <table:table-cell office:value-type="float" office:value="2180.552983958">
                <text:p>2180.552983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97.568019387">
                <text:p>1697.568019387</text:p>
              </table:table-cell>
              <table:table-cell office:value-type="float" office:value="6838.720750628">
                <text:p>6838.720750628</text:p>
              </table:table-cell>
              <table:table-cell office:value-type="float" office:value="2211.683208491">
                <text:p>2211.6832084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87.890271255">
                <text:p>1787.890271255</text:p>
              </table:table-cell>
              <table:table-cell office:value-type="float" office:value="6817.068308767">
                <text:p>6817.068308767</text:p>
              </table:table-cell>
              <table:table-cell office:value-type="float" office:value="2290.808056733">
                <text:p>2290.8080567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06.758661109">
                <text:p>1606.758661109</text:p>
              </table:table-cell>
              <table:table-cell office:value-type="float" office:value="6633.211059765">
                <text:p>6633.211059765</text:p>
              </table:table-cell>
              <table:table-cell office:value-type="float" office:value="2109.40394847">
                <text:p>2109.40394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30.41557138">
                <text:p>1630.41557138</text:p>
              </table:table-cell>
              <table:table-cell office:value-type="float" office:value="6623.25050565">
                <text:p>6623.25050565</text:p>
              </table:table-cell>
              <table:table-cell office:value-type="float" office:value="2129.699070621">
                <text:p>2129.6990706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9.504515936">
                <text:p>1609.504515936</text:p>
              </table:table-cell>
              <table:table-cell office:value-type="float" office:value="6441.383477432">
                <text:p>6441.383477432</text:p>
              </table:table-cell>
              <table:table-cell office:value-type="float" office:value="2092.692356735">
                <text:p>2092.6923567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16.464704163">
                <text:p>1616.464704163</text:p>
              </table:table-cell>
              <table:table-cell office:value-type="float" office:value="6399.346493479">
                <text:p>6399.346493479</text:p>
              </table:table-cell>
              <table:table-cell office:value-type="float" office:value="2094.752795596">
                <text:p>2094.7527955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5.123750774">
                <text:p>1535.123750774</text:p>
              </table:table-cell>
              <table:table-cell office:value-type="float" office:value="6348.369820141">
                <text:p>6348.369820141</text:p>
              </table:table-cell>
              <table:table-cell office:value-type="float" office:value="2016.448292387">
                <text:p>2016.4482923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29.208971045">
                <text:p>1629.208971045</text:p>
              </table:table-cell>
              <table:table-cell office:value-type="float" office:value="6401.627871595">
                <text:p>6401.627871595</text:p>
              </table:table-cell>
              <table:table-cell office:value-type="float" office:value="2106.450918335">
                <text:p>2106.4509183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35.879627998">
                <text:p>1535.879627998</text:p>
              </table:table-cell>
              <table:table-cell office:value-type="float" office:value="6232.158520308">
                <text:p>6232.158520308</text:p>
              </table:table-cell>
              <table:table-cell office:value-type="float" office:value="2005.507506456">
                <text:p>2005.507506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23.902094449">
                <text:p>1623.902094449</text:p>
              </table:table-cell>
              <table:table-cell office:value-type="float" office:value="6371.718491476">
                <text:p>6371.718491476</text:p>
              </table:table-cell>
              <table:table-cell office:value-type="float" office:value="2098.683798175">
                <text:p>2098.6837981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3.67366951">
                <text:p>1623.67366951</text:p>
              </table:table-cell>
              <table:table-cell office:value-type="float" office:value="6324.523972575">
                <text:p>6324.523972575</text:p>
              </table:table-cell>
              <table:table-cell office:value-type="float" office:value="2093.758608409">
                <text:p>2093.7586084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8.770298866">
                <text:p>1558.770298866</text:p>
              </table:table-cell>
              <table:table-cell office:value-type="float" office:value="6246.780361056">
                <text:p>6246.780361056</text:p>
              </table:table-cell>
              <table:table-cell office:value-type="float" office:value="2027.571312475">
                <text:p>2027.571312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67.5148409">
                <text:p>1567.5148409</text:p>
              </table:table-cell>
              <table:table-cell office:value-type="float" office:value="6245.873530241">
                <text:p>6245.873530241</text:p>
              </table:table-cell>
              <table:table-cell office:value-type="float" office:value="2035.350630331">
                <text:p>2035.3506303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25.35270882">
                <text:p>1525.35270882</text:p>
              </table:table-cell>
              <table:table-cell office:value-type="float" office:value="6232.516639721">
                <text:p>6232.516639721</text:p>
              </table:table-cell>
              <table:table-cell office:value-type="float" office:value="1996.069125885">
                <text:p>1996.0691258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4.723307426">
                <text:p>1504.723307426</text:p>
              </table:table-cell>
              <table:table-cell office:value-type="float" office:value="6231.921446944">
                <text:p>6231.921446944</text:p>
              </table:table-cell>
              <table:table-cell office:value-type="float" office:value="1977.443036415">
                <text:p>1977.4430364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58.068283919">
                <text:p>1558.068283919</text:p>
              </table:table-cell>
              <table:table-cell office:value-type="float" office:value="6306.549985727">
                <text:p>6306.549985727</text:p>
              </table:table-cell>
              <table:table-cell office:value-type="float" office:value="2032.916394892">
                <text:p>2032.9163948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85.284867182">
                <text:p>1585.284867182</text:p>
              </table:table-cell>
              <table:table-cell office:value-type="float" office:value="6332.444190435">
                <text:p>6332.444190435</text:p>
              </table:table-cell>
              <table:table-cell office:value-type="float" office:value="2060.000816451">
                <text:p>2060.0008164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55.594308419">
                <text:p>1555.594308419</text:p>
              </table:table-cell>
              <table:table-cell office:value-type="float" office:value="6300.501701781">
                <text:p>6300.501701781</text:p>
              </table:table-cell>
              <table:table-cell office:value-type="float" office:value="2030.085072565">
                <text:p>2030.0850725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63.159152896">
                <text:p>1563.159152896</text:p>
              </table:table-cell>
              <table:table-cell office:value-type="float" office:value="6325.534196054">
                <text:p>6325.534196054</text:p>
              </table:table-cell>
              <table:table-cell office:value-type="float" office:value="2039.396605357">
                <text:p>2039.3966053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15.795205623">
                <text:p>1515.795205623</text:p>
              </table:table-cell>
              <table:table-cell office:value-type="float" office:value="6228.095179606">
                <text:p>6228.095179606</text:p>
              </table:table-cell>
              <table:table-cell office:value-type="float" office:value="1987.025224279">
                <text:p>1987.0252242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71.492366401">
                <text:p>1671.492366401</text:p>
              </table:table-cell>
              <table:table-cell office:value-type="float" office:value="6437.786962648">
                <text:p>6437.786962648</text:p>
              </table:table-cell>
              <table:table-cell office:value-type="float" office:value="2148.121790884">
                <text:p>2148.1217908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